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Purisa" svg:font-family="Purisa" style:font-pitch="variable"/>
    <style:font-face style:name="URW Chancery L" svg:font-family="'URW Chancery L'"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101cm" style:auto-text-indent="false"/>
      <style:text-properties officeooo:rsid="00088263" officeooo:paragraph-rsid="00088263"/>
    </style:style>
    <style:style style:name="P2" style:family="paragraph" style:parent-style-name="Text_20_body">
      <style:paragraph-properties fo:margin-left="0cm" fo:margin-right="0cm" fo:text-align="justify" style:justify-single-word="false" fo:text-indent="0.101cm" style:auto-text-indent="false"/>
      <style:text-properties officeooo:rsid="00088263" officeooo:paragraph-rsid="0008f001"/>
    </style:style>
    <style:style style:name="P3" style:family="paragraph" style:parent-style-name="Text_20_body">
      <style:paragraph-properties fo:margin-left="0cm" fo:margin-right="0cm" fo:text-align="justify" style:justify-single-word="false" fo:text-indent="0.101cm" style:auto-text-indent="false"/>
      <style:text-properties officeooo:rsid="00088263" officeooo:paragraph-rsid="0009a671"/>
    </style:style>
    <style:style style:name="P4" style:family="paragraph" style:parent-style-name="Text_20_body">
      <style:paragraph-properties fo:margin-left="0cm" fo:margin-right="0cm" fo:text-align="justify" style:justify-single-word="false" fo:text-indent="0.101cm" style:auto-text-indent="false"/>
      <style:text-properties officeooo:rsid="00088263" officeooo:paragraph-rsid="000bbc1b"/>
    </style:style>
    <style:style style:name="P5" style:family="paragraph" style:parent-style-name="Text_20_body">
      <style:paragraph-properties fo:margin-left="0cm" fo:margin-right="0cm" fo:text-align="justify" style:justify-single-word="false" fo:text-indent="0.101cm" style:auto-text-indent="false"/>
      <style:text-properties officeooo:rsid="00042c3b" officeooo:paragraph-rsid="000c19ba"/>
    </style:style>
    <style:style style:name="P6" style:family="paragraph" style:parent-style-name="Text_20_body">
      <style:paragraph-properties fo:margin-left="0cm" fo:margin-right="0cm" fo:text-align="justify" style:justify-single-word="false" fo:text-indent="0.101cm" style:auto-text-indent="false"/>
      <style:text-properties officeooo:rsid="00042c3b" officeooo:paragraph-rsid="000e1605"/>
    </style:style>
    <style:style style:name="P7" style:family="paragraph" style:parent-style-name="Text_20_body">
      <style:paragraph-properties fo:margin-left="0cm" fo:margin-right="0cm" fo:text-align="justify" style:justify-single-word="false" fo:text-indent="0.101cm" style:auto-text-indent="false"/>
      <style:text-properties officeooo:rsid="00042c3b" officeooo:paragraph-rsid="00042c3b"/>
    </style:style>
    <style:style style:name="P8" style:family="paragraph" style:parent-style-name="Text_20_body">
      <style:paragraph-properties fo:margin-left="0cm" fo:margin-right="0cm" fo:text-align="justify" style:justify-single-word="false" fo:text-indent="0.101cm" style:auto-text-indent="false"/>
      <style:text-properties officeooo:rsid="000e1605" officeooo:paragraph-rsid="000fc987"/>
    </style:style>
    <style:style style:name="P9" style:family="paragraph" style:parent-style-name="Text_20_body">
      <style:paragraph-properties fo:margin-left="0cm" fo:margin-right="0cm" fo:text-align="justify" style:justify-single-word="false" fo:text-indent="0.101cm" style:auto-text-indent="false"/>
      <style:text-properties officeooo:rsid="000e1605" officeooo:paragraph-rsid="0010f372"/>
    </style:style>
    <style:style style:name="P10" style:family="paragraph" style:parent-style-name="Text_20_body">
      <style:paragraph-properties fo:margin-left="0cm" fo:margin-right="0cm" fo:text-align="justify" style:justify-single-word="false" fo:text-indent="0.101cm" style:auto-text-indent="false"/>
      <style:text-properties officeooo:rsid="000e1605" officeooo:paragraph-rsid="0011837e"/>
    </style:style>
    <style:style style:name="P11" style:family="paragraph" style:parent-style-name="Text_20_body">
      <style:paragraph-properties fo:margin-left="0cm" fo:margin-right="0cm" fo:text-align="justify" style:justify-single-word="false" fo:text-indent="0.101cm" style:auto-text-indent="false"/>
      <style:text-properties officeooo:rsid="000e1605" officeooo:paragraph-rsid="0015aa58"/>
    </style:style>
    <style:style style:name="P12" style:family="paragraph" style:parent-style-name="Text_20_body">
      <style:paragraph-properties fo:margin-left="0cm" fo:margin-right="0cm" fo:text-align="justify" style:justify-single-word="false" fo:text-indent="0.101cm" style:auto-text-indent="false"/>
      <style:text-properties officeooo:rsid="000e1605" officeooo:paragraph-rsid="000e1605"/>
    </style:style>
    <style:style style:name="P13" style:family="paragraph" style:parent-style-name="Text_20_body">
      <style:paragraph-properties fo:margin-left="0cm" fo:margin-right="0cm" fo:text-align="justify" style:justify-single-word="false" fo:text-indent="0.101cm" style:auto-text-indent="false"/>
      <style:text-properties officeooo:rsid="0017a8a6" officeooo:paragraph-rsid="0011837e"/>
    </style:style>
    <style:style style:name="P14" style:family="paragraph" style:parent-style-name="Text_20_body">
      <style:paragraph-properties fo:margin-left="0cm" fo:margin-right="0cm" fo:text-align="justify" style:justify-single-word="false" fo:text-indent="0.101cm" style:auto-text-indent="false"/>
      <style:text-properties officeooo:rsid="0017a8a6" officeooo:paragraph-rsid="0017a8a6"/>
    </style:style>
    <style:style style:name="P15" style:family="paragraph" style:parent-style-name="Text_20_body">
      <style:paragraph-properties fo:margin-left="0cm" fo:margin-right="0cm" fo:text-align="justify" style:justify-single-word="false" fo:text-indent="0.101cm" style:auto-text-indent="false"/>
      <style:text-properties officeooo:rsid="0017a8a6" officeooo:paragraph-rsid="001b7104"/>
    </style:style>
    <style:style style:name="P16" style:family="paragraph" style:parent-style-name="Text_20_body">
      <style:paragraph-properties fo:margin-left="0cm" fo:margin-right="0cm" fo:text-align="justify" style:justify-single-word="false" fo:text-indent="0.101cm" style:auto-text-indent="false"/>
      <style:text-properties officeooo:rsid="0008f001" officeooo:paragraph-rsid="0009a671"/>
    </style:style>
    <style:style style:name="P17" style:family="paragraph" style:parent-style-name="Text_20_body">
      <style:paragraph-properties fo:margin-left="0cm" fo:margin-right="0cm" fo:text-align="justify" style:justify-single-word="false" fo:text-indent="0.101cm" style:auto-text-indent="false"/>
      <style:text-properties officeooo:rsid="000bbc1b" officeooo:paragraph-rsid="000bbc1b"/>
    </style:style>
    <style:style style:name="P18" style:family="paragraph" style:parent-style-name="Text_20_body">
      <style:paragraph-properties fo:margin-left="0cm" fo:margin-right="0cm" fo:text-align="justify" style:justify-single-word="false" fo:text-indent="0.101cm" style:auto-text-indent="false"/>
      <style:text-properties officeooo:paragraph-rsid="001dd715"/>
    </style:style>
    <style:style style:name="P19" style:family="paragraph" style:parent-style-name="Text_20_body">
      <style:paragraph-properties fo:margin-left="0cm" fo:margin-right="0cm" fo:text-align="justify" style:justify-single-word="false" fo:text-indent="0.101cm" style:auto-text-indent="false"/>
      <style:text-properties officeooo:paragraph-rsid="001fc502"/>
    </style:style>
    <style:style style:name="P20" style:family="paragraph" style:parent-style-name="Text_20_body">
      <style:paragraph-properties fo:margin-left="0cm" fo:margin-right="0cm" fo:text-align="justify" style:justify-single-word="false" fo:text-indent="0.101cm" style:auto-text-indent="false"/>
      <style:text-properties fo:font-style="italic" officeooo:rsid="001dd715" officeooo:paragraph-rsid="001dd715" style:font-style-asian="italic" style:font-style-complex="italic"/>
    </style:style>
    <style:style style:name="P21" style:family="paragraph" style:parent-style-name="Text_20_body">
      <style:paragraph-properties fo:margin-left="0cm" fo:margin-right="0cm" fo:text-align="justify" style:justify-single-word="false" fo:text-indent="0.101cm" style:auto-text-indent="false"/>
      <style:text-properties officeooo:rsid="001d982d" officeooo:paragraph-rsid="001d982d"/>
    </style:style>
    <style:style style:name="P22" style:family="paragraph" style:parent-style-name="Text_20_body">
      <style:paragraph-properties fo:margin-left="0cm" fo:margin-right="0cm" fo:text-align="justify" style:justify-single-word="false" fo:text-indent="0.101cm" style:auto-text-indent="false"/>
      <style:text-properties officeooo:rsid="001dd715" officeooo:paragraph-rsid="001d982d"/>
    </style:style>
    <style:style style:name="P23" style:family="paragraph" style:parent-style-name="Text_20_body">
      <style:paragraph-properties fo:margin-left="0cm" fo:margin-right="0cm" fo:text-align="justify" style:justify-single-word="false" fo:text-indent="0.101cm" style:auto-text-indent="false"/>
      <style:text-properties officeooo:rsid="0022cbcf" officeooo:paragraph-rsid="0022cbcf"/>
    </style:style>
    <style:style style:name="P24"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28b37d"/>
    </style:style>
    <style:style style:name="P25"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303cd7"/>
    </style:style>
    <style:style style:name="P26"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3fd8df"/>
    </style:style>
    <style:style style:name="P27"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4ab27c"/>
    </style:style>
    <style:style style:name="P28" style:family="paragraph" style:parent-style-name="Text_20_body">
      <style:paragraph-properties fo:margin-left="0cm" fo:margin-right="0cm" fo:margin-top="0cm" fo:margin-bottom="0.109cm" fo:text-align="justify" style:justify-single-word="false" fo:text-indent="0.101cm" style:auto-text-indent="false"/>
      <style:text-properties officeooo:rsid="00271df5" officeooo:paragraph-rsid="00271df5"/>
    </style:style>
    <style:style style:name="P29" style:family="paragraph" style:parent-style-name="Text_20_body">
      <style:paragraph-properties fo:margin-left="0cm" fo:margin-right="0cm" fo:margin-top="0cm" fo:margin-bottom="0.109cm" fo:text-align="justify" style:justify-single-word="false" fo:text-indent="0.101cm" style:auto-text-indent="false"/>
      <style:text-properties officeooo:rsid="00271df5" officeooo:paragraph-rsid="0028b37d"/>
    </style:style>
    <style:style style:name="P30"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92aa2" officeooo:paragraph-rsid="00292aa2"/>
    </style:style>
    <style:style style:name="P31"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92aa2" officeooo:paragraph-rsid="002b89fa"/>
    </style:style>
    <style:style style:name="P32"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b89fa" officeooo:paragraph-rsid="002fc45a"/>
    </style:style>
    <style:style style:name="P33"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b89fa" officeooo:paragraph-rsid="002b89fa"/>
    </style:style>
    <style:style style:name="P34"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190ce" officeooo:paragraph-rsid="003190ce"/>
    </style:style>
    <style:style style:name="P35"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190ce" officeooo:paragraph-rsid="0033591b"/>
    </style:style>
    <style:style style:name="P36"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516a5" officeooo:paragraph-rsid="003516a5"/>
    </style:style>
    <style:style style:name="P37"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516a5" officeooo:paragraph-rsid="00357d21"/>
    </style:style>
    <style:style style:name="P38"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2edbb4" officeooo:paragraph-rsid="002edbb4"/>
    </style:style>
    <style:style style:name="P39"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03cd7" officeooo:paragraph-rsid="00303cd7"/>
    </style:style>
    <style:style style:name="P40"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3591b" officeooo:paragraph-rsid="0033591b"/>
    </style:style>
    <style:style style:name="P41"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516a5" officeooo:paragraph-rsid="0036de5c"/>
    </style:style>
    <style:style style:name="P42"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6de5c" officeooo:paragraph-rsid="0036de5c" style:font-style-asian="normal" style:font-style-complex="normal"/>
    </style:style>
    <style:style style:name="P43"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b7176" officeooo:paragraph-rsid="003b7176" style:font-style-asian="normal" style:font-style-complex="normal"/>
    </style:style>
    <style:style style:name="P44"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fd8df" officeooo:paragraph-rsid="003fd8df" style:font-style-asian="normal" style:font-style-complex="normal"/>
    </style:style>
    <style:style style:name="P45"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fd8df" officeooo:paragraph-rsid="0040e711" style:font-style-asian="normal" style:font-style-complex="normal"/>
    </style:style>
    <style:style style:name="P46"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0e711" officeooo:paragraph-rsid="0040e711" style:font-style-asian="normal" style:font-style-complex="normal"/>
    </style:style>
    <style:style style:name="P47"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23d49" officeooo:paragraph-rsid="00423d49" style:font-style-asian="normal" style:font-style-complex="normal"/>
    </style:style>
    <style:style style:name="P48"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40b24" officeooo:paragraph-rsid="00440b24" style:font-style-asian="normal" style:font-style-complex="normal"/>
    </style:style>
    <style:style style:name="P49"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40b24" officeooo:paragraph-rsid="0044d7ba" style:font-style-asian="normal" style:font-style-complex="normal"/>
    </style:style>
    <style:style style:name="P50"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4d7ba" officeooo:paragraph-rsid="0044d7ba" style:font-style-asian="normal" style:font-style-complex="normal"/>
    </style:style>
    <style:style style:name="P51"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9b1d2" officeooo:paragraph-rsid="0039b1d2" style:font-name-asian="DejaVu Sans" style:font-style-asian="normal" style:font-name-complex="Lohit Hindi" style:font-style-complex="normal"/>
    </style:style>
    <style:style style:name="P52" style:family="paragraph" style:parent-style-name="Text_20_body">
      <style:paragraph-properties fo:margin-left="0cm" fo:margin-right="0cm" fo:margin-top="0cm" fo:margin-bottom="0.109cm" fo:text-align="justify" style:justify-single-word="false" fo:text-indent="0.101cm" style:auto-text-indent="false"/>
      <style:text-properties officeooo:rsid="003190ce" officeooo:paragraph-rsid="003190ce"/>
    </style:style>
    <style:style style:name="P53" style:family="paragraph" style:parent-style-name="Text_20_body">
      <style:paragraph-properties fo:margin-left="0cm" fo:margin-right="0cm" fo:margin-top="0cm" fo:margin-bottom="0.109cm" fo:text-align="justify" style:justify-single-word="false" fo:text-indent="0.101cm" style:auto-text-indent="false"/>
      <style:text-properties officeooo:rsid="003fd8df" officeooo:paragraph-rsid="003fd8df"/>
    </style:style>
    <style:style style:name="P54" style:family="paragraph" style:parent-style-name="Text_20_body">
      <style:paragraph-properties fo:margin-left="0cm" fo:margin-right="0cm" fo:margin-top="0cm" fo:margin-bottom="0.109cm" fo:text-align="justify" style:justify-single-word="false" fo:text-indent="0.101cm" style:auto-text-indent="false"/>
      <style:text-properties fo:font-style="normal" officeooo:rsid="004c1f75" officeooo:paragraph-rsid="004c1f75" style:font-style-asian="normal" style:font-style-complex="normal"/>
    </style:style>
    <style:style style:name="P55" style:family="paragraph" style:parent-style-name="Text_20_body">
      <style:paragraph-properties fo:margin-left="0cm" fo:margin-right="0cm" fo:margin-top="0cm" fo:margin-bottom="0.109cm" fo:text-align="justify" style:justify-single-word="false" fo:text-indent="0.101cm" style:auto-text-indent="false"/>
      <style:text-properties fo:font-style="normal" officeooo:rsid="004c1f75" officeooo:paragraph-rsid="004d1c39" style:font-style-asian="normal" style:font-style-complex="normal"/>
    </style:style>
    <style:style style:name="P56"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516a5" officeooo:paragraph-rsid="003516a5"/>
    </style:style>
    <style:style style:name="P57"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6de5c" officeooo:paragraph-rsid="0036de5c"/>
    </style:style>
    <style:style style:name="P58"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paragraph-rsid="00497fea"/>
    </style:style>
    <style:style style:name="P59"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paragraph-rsid="004ab27c"/>
    </style:style>
    <style:style style:name="P60"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paragraph-rsid="004b51f1"/>
    </style:style>
    <style:style style:name="P61"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rsid="004c1f75" officeooo:paragraph-rsid="004c1f75" style:font-style-asian="normal" style:font-style-complex="normal"/>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officeooo:paragraph-rsid="0010f372"/>
    </style:style>
    <style:style style:name="P64" style:family="paragraph" style:parent-style-name="Text_20_body">
      <style:paragraph-properties fo:text-align="justify" style:justify-single-word="false"/>
      <style:text-properties officeooo:paragraph-rsid="001dd715"/>
    </style:style>
    <style:style style:name="P65" style:family="paragraph" style:parent-style-name="Text_20_body">
      <style:paragraph-properties fo:text-align="justify" style:justify-single-word="false"/>
      <style:text-properties officeooo:paragraph-rsid="0022cbcf"/>
    </style:style>
    <style:style style:name="P66" style:family="paragraph" style:parent-style-name="Text_20_body">
      <style:paragraph-properties fo:text-align="justify" style:justify-single-word="false"/>
      <style:text-properties officeooo:paragraph-rsid="002521f0"/>
    </style:style>
    <style:style style:name="P67" style:family="paragraph" style:parent-style-name="Text_20_body">
      <style:text-properties fo:font-style="normal" officeooo:rsid="0022cbcf" officeooo:paragraph-rsid="0020ed87" style:font-style-asian="normal" style:font-style-complex="normal"/>
    </style:style>
    <style:style style:name="P68" style:family="paragraph" style:parent-style-name="Text_20_body">
      <style:paragraph-properties fo:text-align="justify" style:justify-single-word="false"/>
      <style:text-properties fo:font-style="normal" officeooo:rsid="0022cbcf" officeooo:paragraph-rsid="0022cbcf" style:font-style-asian="normal" style:font-style-complex="normal"/>
    </style:style>
    <style:style style:name="P69" style:family="paragraph" style:parent-style-name="Text_20_body">
      <style:paragraph-properties fo:text-align="justify" style:justify-single-word="false"/>
      <style:text-properties fo:font-variant="normal" fo:text-transform="none" fo:color="#000000" fo:letter-spacing="normal" fo:font-style="normal" fo:font-weight="normal" officeooo:rsid="0024c6e9"/>
    </style:style>
    <style:style style:name="P70" style:family="paragraph" style:parent-style-name="Text_20_body">
      <style:paragraph-properties fo:text-align="justify" style:justify-single-word="false"/>
      <style:text-properties fo:font-variant="normal" fo:text-transform="none" fo:color="#000000" fo:letter-spacing="normal" fo:font-style="normal" fo:font-weight="normal" officeooo:rsid="0024c6e9" officeooo:paragraph-rsid="002521f0"/>
    </style:style>
    <style:style style:name="P71" style:family="paragraph" style:parent-style-name="Text_20_body">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72" style:family="paragraph" style:parent-style-name="Title">
      <style:text-properties officeooo:rsid="00042c3b" officeooo:paragraph-rsid="00042c3b"/>
    </style:style>
    <style:style style:name="P73" style:family="paragraph" style:parent-style-name="Title">
      <style:text-properties officeooo:rsid="0030acf5" officeooo:paragraph-rsid="0030acf5"/>
    </style:style>
    <style:style style:name="P74" style:family="paragraph" style:parent-style-name="Subtitle">
      <style:text-properties officeooo:rsid="0024c6e9"/>
    </style:style>
    <style:style style:name="P75" style:family="paragraph" style:parent-style-name="Subtitle">
      <style:text-properties officeooo:rsid="002521f0"/>
    </style:style>
    <style:style style:name="P76" style:family="paragraph" style:parent-style-name="Subtitle">
      <style:text-properties officeooo:rsid="00271df5" officeooo:paragraph-rsid="00271df5"/>
    </style:style>
    <style:style style:name="P77" style:family="paragraph" style:parent-style-name="Text_20_body">
      <style:paragraph-properties fo:margin-left="0cm" fo:margin-right="0cm" fo:text-align="justify" style:justify-single-word="false" fo:text-indent="0cm" style:auto-text-indent="false"/>
      <style:text-properties officeooo:rsid="0022cbcf" officeooo:paragraph-rsid="0022cbcf"/>
    </style:style>
    <style:style style:name="P78" style:family="paragraph" style:parent-style-name="Text_20_body">
      <style:paragraph-properties fo:margin-left="0cm" fo:margin-right="0cm" fo:text-align="justify" style:justify-single-word="false" fo:text-indent="0cm" style:auto-text-indent="false"/>
      <style:text-properties officeooo:rsid="0024c6e9" officeooo:paragraph-rsid="0024c6e9"/>
    </style:style>
    <style:style style:name="P79" style:family="paragraph" style:parent-style-name="Text_20_body">
      <style:paragraph-properties fo:margin-left="0cm" fo:margin-right="0cm" fo:text-align="justify" style:justify-single-word="false" fo:text-indent="0cm" style:auto-text-indent="false"/>
      <style:text-properties officeooo:paragraph-rsid="0024c6e9"/>
    </style:style>
    <style:style style:name="P80"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officeooo:rsid="0022cbcf" officeooo:paragraph-rsid="0024c6e9"/>
    </style:style>
    <style:style style:name="P81"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fo:font-style="normal" fo:font-weight="normal" officeooo:rsid="0024c6e9" officeooo:paragraph-rsid="0024c6e9"/>
    </style:style>
    <style:style style:name="P82" style:family="paragraph" style:parent-style-name="Preformatted_20_Text">
      <style:paragraph-properties fo:margin-left="0cm" fo:margin-right="0cm" fo:text-align="justify" style:justify-single-word="false" fo:text-indent="0cm" style:auto-text-indent="false"/>
      <style:text-properties fo:font-variant="normal" fo:text-transform="none" fo:color="#000000" fo:letter-spacing="normal" officeooo:rsid="0024c6e9" officeooo:paragraph-rsid="0024c6e9"/>
    </style:style>
    <style:style style:name="P83" style:family="paragraph" style:parent-style-name="Preformatted_20_Text">
      <style:paragraph-properties fo:orphans="2" fo:widows="2"/>
      <style:text-properties fo:font-variant="normal" fo:text-transform="none" fo:color="#000000" fo:letter-spacing="normal"/>
    </style:style>
    <style:style style:name="P84" style:family="paragraph" style:parent-style-name="Preformatted_20_Text">
      <style:paragraph-properties fo:orphans="2" fo:widows="2"/>
      <style:text-properties fo:font-variant="normal" fo:text-transform="none" fo:color="#000000" fo:letter-spacing="normal" fo:font-style="normal" fo:font-weight="normal"/>
    </style:style>
    <style:style style:name="P85" style:family="paragraph" style:parent-style-name="Preformatted_20_Text">
      <style:paragraph-properties fo:text-align="justify" style:justify-single-word="false"/>
      <style:text-properties fo:font-variant="normal" fo:text-transform="none" fo:color="#000000" fo:letter-spacing="normal" fo:font-style="normal" fo:font-weight="normal" officeooo:rsid="0024c6e9"/>
    </style:style>
    <style:style style:name="P86" style:family="paragraph" style:parent-style-name="Preformatted_20_Text">
      <style:paragraph-properties fo:text-align="justify" style:justify-single-word="false"/>
      <style:text-properties fo:font-variant="normal" fo:text-transform="none" fo:color="#000000" fo:letter-spacing="normal" fo:font-style="normal" fo:font-weight="normal" officeooo:rsid="002521f0" officeooo:paragraph-rsid="002521f0"/>
    </style:style>
    <style:style style:name="P87" style:family="paragraph" style:parent-style-name="Preformatted_20_Text">
      <style:paragraph-properties fo:orphans="2" fo:widows="2"/>
      <style:text-properties fo:font-variant="normal" fo:text-transform="none" fo:color="#000000" fo:letter-spacing="normal" fo:font-style="normal" fo:font-weight="normal" officeooo:rsid="0040e711"/>
    </style:style>
    <style:style style:name="P88" style:family="paragraph" style:parent-style-name="Preformatted_20_Text">
      <style:paragraph-properties fo:orphans="2" fo:widows="2"/>
      <style:text-properties fo:font-variant="normal" fo:text-transform="none" fo:color="#000000" fo:letter-spacing="normal" fo:font-style="normal" fo:font-weight="normal" officeooo:rsid="00440b24"/>
    </style:style>
    <style:style style:name="P89" style:family="paragraph" style:parent-style-name="Preformatted_20_Text">
      <style:paragraph-properties fo:orphans="2" fo:widows="2"/>
    </style:style>
    <style:style style:name="P90" style:family="paragraph" style:parent-style-name="Preformatted_20_Text">
      <style:paragraph-properties fo:margin-top="0cm" fo:margin-bottom="0.499cm" fo:orphans="2" fo:widows="2"/>
      <style:text-properties fo:font-variant="normal" fo:text-transform="none" fo:color="#000000" fo:letter-spacing="normal"/>
    </style:style>
    <style:style style:name="P91" style:family="paragraph" style:parent-style-name="Preformatted_20_Text">
      <style:paragraph-properties fo:margin-top="0cm" fo:margin-bottom="0.499cm" fo:orphans="2" fo:widows="2"/>
      <style:text-properties fo:font-variant="normal" fo:text-transform="none" fo:color="#000000" fo:letter-spacing="normal" fo:font-style="normal" fo:font-weight="normal"/>
    </style:style>
    <style:style style:name="P92" style:family="paragraph" style:parent-style-name="Preformatted_20_Text">
      <style:paragraph-properties fo:margin-top="0cm" fo:margin-bottom="0.499cm" fo:orphans="2" fo:widows="2"/>
    </style:style>
    <style:style style:name="P93" style:family="paragraph" style:parent-style-name="Text_20_body">
      <style:text-properties fo:font-style="normal" officeooo:rsid="004c1f75" officeooo:paragraph-rsid="004c1f75" style:font-style-asian="normal" style:font-style-complex="normal"/>
    </style:style>
    <style:style style:name="P94" style:family="paragraph" style:parent-style-name="Text_20_body">
      <style:text-properties officeooo:paragraph-rsid="004dcdae"/>
    </style:style>
    <style:style style:name="P95" style:family="paragraph" style:parent-style-name="Text_20_body">
      <style:text-properties officeooo:paragraph-rsid="004de962"/>
    </style:style>
    <style:style style:name="P96"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4d464c"/>
    </style:style>
    <style:style style:name="P97"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3fd8df"/>
    </style:style>
    <style:style style:name="P98"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34444"/>
    </style:style>
    <style:style style:name="P99"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412dd"/>
    </style:style>
    <style:style style:name="P100"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4999d"/>
    </style:style>
    <style:style style:name="P101" style:family="paragraph" style:parent-style-name="Text_20_body">
      <style:paragraph-properties fo:margin-left="0cm" fo:margin-right="0cm" fo:margin-top="0cm" fo:margin-bottom="0.109cm" fo:text-align="justify" style:justify-single-word="false" fo:text-indent="0.101cm" style:auto-text-indent="false"/>
      <style:text-properties officeooo:paragraph-rsid="0064e4fc"/>
    </style:style>
    <style:style style:name="P102" style:family="paragraph" style:parent-style-name="Text_20_body" style:list-style-name="L1">
      <style:paragraph-properties fo:margin-left="0cm" fo:margin-right="0cm" fo:margin-top="0cm" fo:margin-bottom="0.109cm" fo:text-align="justify" style:justify-single-word="false" fo:text-indent="0.101cm" style:auto-text-indent="false"/>
      <style:text-properties officeooo:rsid="002fc45a" officeooo:paragraph-rsid="002fc45a"/>
    </style:style>
    <style:style style:name="P103"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497fea" officeooo:paragraph-rsid="00497fea" style:font-style-asian="normal" style:font-style-complex="normal"/>
    </style:style>
    <style:style style:name="P104"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erif" fo:font-size="12pt" fo:letter-spacing="normal" fo:font-style="normal" fo:font-weight="normal" officeooo:rsid="003516a5" officeooo:paragraph-rsid="00357d21"/>
    </style:style>
    <style:style style:name="P105"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DejaVu Sans Mono" fo:font-size="10pt" fo:letter-spacing="normal" fo:font-style="normal" fo:font-weight="normal" officeooo:rsid="003fd8df" officeooo:paragraph-rsid="003fd8df" style:font-size-asian="10pt" style:font-style-asian="normal" style:font-size-complex="10pt" style:font-style-complex="normal"/>
    </style:style>
    <style:style style:name="P106"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DejaVu Sans Mono" fo:font-size="10pt" fo:letter-spacing="normal" fo:font-style="normal" fo:font-weight="normal" officeooo:rsid="003fd8df" officeooo:paragraph-rsid="00634444" style:font-size-asian="10pt" style:font-style-asian="normal" style:font-size-complex="10pt" style:font-style-complex="normal"/>
    </style:style>
    <style:style style:name="P107"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000000" style:font-name="Liberation Sans" fo:font-size="14pt" fo:letter-spacing="normal" fo:font-style="italic" fo:font-weight="normal" officeooo:rsid="0045e693" officeooo:paragraph-rsid="006412dd" style:font-name-asian="DejaVu Sans" style:font-size-asian="14pt" style:font-style-asian="italic" style:font-name-complex="Lohit Hindi" style:font-size-complex="14pt" style:font-style-complex="italic"/>
    </style:style>
    <style:style style:name="P108"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03cd7" officeooo:paragraph-rsid="00303cd7"/>
    </style:style>
    <style:style style:name="P109" style:family="paragraph" style:parent-style-name="Text_20_body">
      <style:paragraph-properties fo:margin-left="0cm" fo:margin-right="0cm" fo:margin-top="0cm" fo:margin-bottom="0.109cm" fo:text-align="justify" style:justify-single-word="false" fo:text-indent="0.101cm" style:auto-text-indent="false"/>
      <style:text-properties fo:font-variant="normal" fo:text-transform="none" fo:color="#333333" style:font-name="Liberation Serif" fo:font-size="12pt" fo:letter-spacing="normal" fo:font-style="normal" fo:font-weight="normal" officeooo:rsid="0033591b" officeooo:paragraph-rsid="005ac97a"/>
    </style:style>
    <style:style style:name="P110" style:family="paragraph" style:parent-style-name="Text_20_body">
      <style:paragraph-properties fo:margin-left="0cm" fo:margin-right="0cm" fo:margin-top="0cm" fo:margin-bottom="0.109cm" fo:text-align="justify" style:justify-single-word="false" fo:text-indent="0.101cm" style:auto-text-indent="false"/>
      <style:text-properties officeooo:rsid="004ab27c" officeooo:paragraph-rsid="004ab27c"/>
    </style:style>
    <style:style style:name="P111" style:family="paragraph" style:parent-style-name="Text_20_body">
      <style:paragraph-properties fo:margin-left="0cm" fo:margin-right="0cm" fo:margin-top="0cm" fo:margin-bottom="0.109cm" fo:text-align="justify" style:justify-single-word="false" fo:text-indent="0.101cm" style:auto-text-indent="false"/>
      <style:text-properties fo:font-style="normal" officeooo:rsid="004ab27c" officeooo:paragraph-rsid="004ab27c" style:font-style-asian="normal" style:font-style-complex="normal"/>
    </style:style>
    <style:style style:name="P112" style:family="paragraph" style:parent-style-name="Text_20_body">
      <style:paragraph-properties fo:margin-left="0cm" fo:margin-right="0cm" fo:margin-top="0cm" fo:margin-bottom="0.109cm" fo:text-align="justify" style:justify-single-word="false" fo:text-indent="0.101cm" style:auto-text-indent="false"/>
      <style:text-properties fo:font-style="normal" fo:font-weight="normal" officeooo:rsid="004e7659" officeooo:paragraph-rsid="004e7659" style:font-style-asian="normal" style:font-style-complex="normal"/>
    </style:style>
    <style:style style:name="P113" style:family="paragraph" style:parent-style-name="Text_20_body">
      <style:paragraph-properties fo:margin-left="0cm" fo:margin-right="0cm" fo:margin-top="0cm" fo:margin-bottom="0.109cm" fo:text-align="justify" style:justify-single-word="false" fo:text-indent="0.101cm" style:auto-text-indent="false"/>
      <style:text-properties fo:font-style="normal" fo:font-weight="normal" officeooo:rsid="004e7659" officeooo:paragraph-rsid="0050a375" style:font-style-asian="normal" style:font-style-complex="normal"/>
    </style:style>
    <style:style style:name="P114" style:family="paragraph" style:parent-style-name="Text_20_body">
      <style:paragraph-properties fo:margin-left="0cm" fo:margin-right="0cm" fo:margin-top="0cm" fo:margin-bottom="0.109cm" fo:text-align="justify" style:justify-single-word="false" fo:text-indent="0.101cm" style:auto-text-indent="false" fo:break-before="page"/>
      <style:text-properties officeooo:paragraph-rsid="006412dd"/>
    </style:style>
    <style:style style:name="P115" style:family="paragraph" style:parent-style-name="Text_20_body">
      <style:paragraph-properties fo:margin-left="0cm" fo:margin-right="0cm" fo:margin-top="0cm" fo:margin-bottom="0.109cm" fo:text-align="justify" style:justify-single-word="false" fo:text-indent="0.101cm" style:auto-text-indent="false" fo:break-before="page"/>
      <style:text-properties officeooo:paragraph-rsid="0064999d"/>
    </style:style>
    <style:style style:name="P116" style:family="paragraph" style:parent-style-name="Text_20_body">
      <style:paragraph-properties fo:margin-left="0cm" fo:margin-right="0cm" fo:text-align="justify" style:justify-single-word="false" fo:text-indent="0.101cm" style:auto-text-indent="false"/>
      <style:text-properties officeooo:rsid="00042c3b" officeooo:paragraph-rsid="0051fa43"/>
    </style:style>
    <style:style style:name="P117" style:family="paragraph" style:parent-style-name="Text_20_body">
      <style:paragraph-properties fo:margin-left="0cm" fo:margin-right="0cm" fo:text-align="justify" style:justify-single-word="false" fo:text-indent="0.101cm" style:auto-text-indent="false"/>
      <style:text-properties officeooo:rsid="00042c3b" officeooo:paragraph-rsid="000fc987"/>
    </style:style>
    <style:style style:name="P118" style:family="paragraph" style:parent-style-name="Text_20_body">
      <style:paragraph-properties fo:margin-left="0cm" fo:margin-right="0cm" fo:text-align="justify" style:justify-single-word="false" fo:text-indent="0.101cm" style:auto-text-indent="false"/>
      <style:text-properties style:font-name="DejaVu Sans Mono" fo:font-size="10pt" officeooo:rsid="0017a8a6" officeooo:paragraph-rsid="0017a8a6" style:font-size-asian="10pt" style:font-size-complex="10pt"/>
    </style:style>
    <style:style style:name="P119" style:family="paragraph" style:parent-style-name="Text_20_body">
      <style:paragraph-properties fo:margin-left="0cm" fo:margin-right="0cm" fo:text-align="justify" style:justify-single-word="false" fo:text-indent="0.101cm" style:auto-text-indent="false"/>
      <style:text-properties officeooo:paragraph-rsid="00564c12"/>
    </style:style>
    <style:style style:name="P120" style:family="paragraph" style:parent-style-name="Text_20_body">
      <style:paragraph-properties fo:margin-left="0cm" fo:margin-right="0cm" fo:text-align="justify" style:justify-single-word="false" fo:text-indent="0.101cm" style:auto-text-indent="false"/>
      <style:text-properties fo:font-style="italic" officeooo:paragraph-rsid="001dd715" style:font-style-asian="italic" style:font-style-complex="italic"/>
    </style:style>
    <style:style style:name="P121" style:family="paragraph" style:parent-style-name="Text_20_body">
      <style:paragraph-properties fo:margin-left="0cm" fo:margin-right="0cm" fo:text-align="justify" style:justify-single-word="false" fo:text-indent="0.101cm" style:auto-text-indent="false" fo:break-before="page"/>
      <style:text-properties officeooo:rsid="00042c3b" officeooo:paragraph-rsid="000fc987"/>
    </style:style>
    <style:style style:name="P122" style:family="paragraph" style:parent-style-name="Text_20_body" style:list-style-name="L1">
      <style:paragraph-properties fo:margin-left="0.58cm" fo:margin-right="0cm" fo:margin-top="0cm" fo:margin-bottom="0.109cm" fo:text-align="justify" style:justify-single-word="false" fo:text-indent="0.101cm" style:auto-text-indent="false"/>
      <style:text-properties officeooo:paragraph-rsid="002fc45a"/>
    </style:style>
    <style:style style:name="P123" style:family="paragraph" style:parent-style-name="Text_20_body" style:list-style-name="L1">
      <style:paragraph-properties fo:margin-left="0.654cm" fo:margin-right="0cm" fo:margin-top="0cm" fo:margin-bottom="0.109cm" fo:text-align="justify" style:justify-single-word="false" fo:text-indent="0.101cm" style:auto-text-indent="false"/>
      <style:text-properties officeooo:rsid="002fc45a" officeooo:paragraph-rsid="0057ad92"/>
    </style:style>
    <style:style style:name="P124" style:family="paragraph" style:parent-style-name="Subtitle">
      <style:paragraph-properties fo:text-align="start" style:justify-single-word="false"/>
      <style:text-properties officeooo:rsid="00042c3b" officeooo:paragraph-rsid="00042c3b"/>
    </style:style>
    <style:style style:name="P125" style:family="paragraph" style:parent-style-name="Subtitle">
      <style:paragraph-properties fo:text-align="start" style:justify-single-word="false"/>
      <style:text-properties officeooo:rsid="000fc987" officeooo:paragraph-rsid="000fc987"/>
    </style:style>
    <style:style style:name="P126" style:family="paragraph" style:parent-style-name="Subtitle">
      <style:paragraph-properties fo:text-align="start" style:justify-single-word="false"/>
      <style:text-properties officeooo:rsid="0017a8a6" officeooo:paragraph-rsid="0017a8a6"/>
    </style:style>
    <style:style style:name="P127" style:family="paragraph" style:parent-style-name="Subtitle">
      <style:paragraph-properties fo:text-align="start" style:justify-single-word="false"/>
      <style:text-properties officeooo:rsid="001dc438" officeooo:paragraph-rsid="001dc438"/>
    </style:style>
    <style:style style:name="P128" style:family="paragraph" style:parent-style-name="Subtitle">
      <style:paragraph-properties fo:text-align="start" style:justify-single-word="false"/>
      <style:text-properties officeooo:rsid="001dd715" officeooo:paragraph-rsid="001dd715"/>
    </style:style>
    <style:style style:name="P129" style:family="paragraph" style:parent-style-name="Subtitle">
      <style:paragraph-properties fo:text-align="start" style:justify-single-word="false"/>
    </style:style>
    <style:style style:name="P130" style:family="paragraph" style:parent-style-name="Subtitle">
      <style:paragraph-properties fo:text-align="start" style:justify-single-word="false"/>
      <style:text-properties officeooo:paragraph-rsid="0020ed87"/>
    </style:style>
    <style:style style:name="P131" style:family="paragraph" style:parent-style-name="Subtitle" style:list-style-name="L1">
      <style:paragraph-properties fo:text-align="start" style:justify-single-word="false"/>
    </style:style>
    <style:style style:name="P132" style:family="paragraph" style:parent-style-name="Subtitle">
      <style:paragraph-properties fo:text-align="start" style:justify-single-word="false"/>
      <style:text-properties officeooo:paragraph-rsid="003190ce"/>
    </style:style>
    <style:style style:name="P133" style:family="paragraph" style:parent-style-name="Subtitle">
      <style:paragraph-properties fo:text-align="start" style:justify-single-word="false"/>
      <style:text-properties officeooo:rsid="0028b37d" officeooo:paragraph-rsid="0028b37d"/>
    </style:style>
    <style:style style:name="P134" style:family="paragraph" style:parent-style-name="Subtitle">
      <style:paragraph-properties fo:text-align="start" style:justify-single-word="false"/>
      <style:text-properties officeooo:rsid="002edbb4" officeooo:paragraph-rsid="002edbb4"/>
    </style:style>
    <style:style style:name="P135" style:family="paragraph" style:parent-style-name="Subtitle">
      <style:paragraph-properties fo:text-align="start" style:justify-single-word="false"/>
      <style:text-properties officeooo:rsid="003190ce" officeooo:paragraph-rsid="003190ce"/>
    </style:style>
    <style:style style:name="P136" style:family="paragraph" style:parent-style-name="Subtitle">
      <style:paragraph-properties fo:text-align="start" style:justify-single-word="false"/>
      <style:text-properties officeooo:rsid="0033591b"/>
    </style:style>
    <style:style style:name="P137" style:family="paragraph" style:parent-style-name="Subtitle">
      <style:paragraph-properties fo:text-align="start" style:justify-single-word="false"/>
      <style:text-properties officeooo:rsid="0040e711"/>
    </style:style>
    <style:style style:name="P138" style:family="paragraph" style:parent-style-name="Subtitle">
      <style:paragraph-properties fo:text-align="start" style:justify-single-word="false"/>
      <style:text-properties officeooo:rsid="00423d49" officeooo:paragraph-rsid="00634444"/>
    </style:style>
    <style:style style:name="P139" style:family="paragraph" style:parent-style-name="Subtitle">
      <style:paragraph-properties fo:text-align="start" style:justify-single-word="false"/>
      <style:text-properties officeooo:rsid="0045e693"/>
    </style:style>
    <style:style style:name="P140" style:family="paragraph" style:parent-style-name="Subtitle">
      <style:paragraph-properties fo:margin-top="0.423cm" fo:margin-bottom="0.212cm" fo:text-align="start" style:justify-single-word="false" fo:keep-with-next="always"/>
      <style:text-properties style:font-name="Liberation Sans" officeooo:rsid="0040e711" style:font-name-asian="DejaVu Sans" style:font-name-complex="Lohit Hindi"/>
    </style:style>
    <style:style style:name="P141" style:family="paragraph" style:parent-style-name="Subtitle">
      <style:paragraph-properties fo:margin-top="0.423cm" fo:margin-bottom="0.212cm" fo:text-align="start" style:justify-single-word="false" fo:keep-with-next="always"/>
      <style:text-properties style:font-name="Liberation Sans" officeooo:rsid="00423d49" officeooo:paragraph-rsid="00634444" style:font-name-asian="DejaVu Sans" style:font-name-complex="Lohit Hindi"/>
    </style:style>
    <style:style style:name="P142" style:family="paragraph" style:parent-style-name="Subtitle">
      <style:paragraph-properties fo:margin-top="0.423cm" fo:margin-bottom="0.212cm" fo:text-align="start" style:justify-single-word="false" fo:keep-with-next="always"/>
    </style:style>
    <style:style style:name="P143" style:family="paragraph" style:parent-style-name="Preformatted_20_Text">
      <style:text-properties fo:font-variant="normal" fo:text-transform="none" fo:color="#000000" fo:letter-spacing="normal" fo:font-style="normal" fo:font-weight="normal" officeooo:rsid="004c1f75" officeooo:paragraph-rsid="004c1f75" style:font-style-asian="normal" style:font-style-complex="normal"/>
    </style:style>
    <style:style style:name="P144" style:family="paragraph" style:parent-style-name="Preformatted_20_Text">
      <style:text-properties fo:font-variant="normal" fo:text-transform="none" fo:color="#000000" fo:letter-spacing="normal" fo:font-style="normal" fo:font-weight="normal" officeooo:paragraph-rsid="004de962"/>
    </style:style>
    <style:style style:name="P145" style:family="paragraph" style:parent-style-name="Preformatted_20_Text">
      <style:paragraph-properties fo:orphans="2" fo:widows="2"/>
      <style:text-properties fo:font-variant="normal" fo:text-transform="none" fo:color="#000000" fo:letter-spacing="normal" fo:font-style="normal" fo:font-weight="normal"/>
    </style:style>
    <style:style style:name="P146" style:family="paragraph" style:parent-style-name="Preformatted_20_Text">
      <style:paragraph-properties fo:orphans="2" fo:widows="2"/>
      <style:text-properties fo:font-variant="normal" fo:text-transform="none" fo:color="#000000" fo:letter-spacing="normal"/>
    </style:style>
    <style:style style:name="P147" style:family="paragraph" style:parent-style-name="Preformatted_20_Text">
      <style:text-properties fo:font-variant="normal" fo:text-transform="none" fo:color="#000000" fo:letter-spacing="normal" officeooo:paragraph-rsid="004de962"/>
    </style:style>
    <style:style style:name="P148" style:family="paragraph" style:parent-style-name="Preformatted_20_Text">
      <style:paragraph-properties fo:orphans="2" fo:widows="2"/>
    </style:style>
    <style:style style:name="P149" style:family="paragraph" style:parent-style-name="Preformatted_20_Text">
      <style:paragraph-properties fo:margin-top="0cm" fo:margin-bottom="0.499cm" fo:orphans="2" fo:widows="2"/>
      <style:text-properties fo:font-variant="normal" fo:text-transform="none" fo:color="#000000" fo:letter-spacing="normal"/>
    </style:style>
    <style:style style:name="P150" style:family="paragraph" style:parent-style-name="Preformatted_20_Text">
      <style:paragraph-properties fo:margin-top="0cm" fo:margin-bottom="0.499cm" fo:orphans="2" fo:widows="2"/>
      <style:text-properties officeooo:paragraph-rsid="00634444"/>
    </style:style>
    <style:style style:name="P151" style:family="paragraph" style:parent-style-name="Preformatted_20_Text">
      <style:paragraph-properties fo:margin-top="0cm" fo:margin-bottom="0.499cm" fo:orphans="2" fo:widows="2"/>
      <style:text-properties officeooo:paragraph-rsid="0064e4fc"/>
    </style:style>
    <style:style style:name="P152" style:family="paragraph" style:parent-style-name="Preformatted_20_Text">
      <style:paragraph-properties fo:margin-top="0cm" fo:margin-bottom="0.499cm" fo:orphans="2" fo:widows="2" fo:break-before="page"/>
      <style:text-properties fo:font-variant="normal" fo:text-transform="none" fo:color="#000000" fo:letter-spacing="normal"/>
    </style:style>
    <style:style style:name="P153"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rsid="004d464c" officeooo:paragraph-rsid="004dcdae" style:font-style-asian="normal" style:font-style-complex="normal"/>
    </style:style>
    <style:style style:name="P154" style:family="paragraph" style:parent-style-name="Preformatted_20_Text">
      <style:paragraph-properties fo:margin-left="0cm" fo:margin-right="0cm" fo:margin-top="0cm" fo:margin-bottom="0.109cm" fo:text-align="justify" style:justify-single-word="false" fo:text-indent="0.101cm" style:auto-text-indent="false"/>
      <style:text-properties fo:font-variant="normal" fo:text-transform="none" fo:color="#000000" fo:letter-spacing="normal" fo:font-style="normal" fo:font-weight="normal" officeooo:rsid="004e7659" officeooo:paragraph-rsid="004e7659" style:font-style-asian="normal" style:font-style-complex="normal"/>
    </style:style>
    <style:style style:name="T1" style:family="text">
      <style:text-properties officeooo:rsid="00042c3b"/>
    </style:style>
    <style:style style:name="T2" style:family="text">
      <style:text-properties fo:font-size="12pt" officeooo:rsid="00042c3b" style:font-size-asian="12pt" style:font-size-complex="12pt"/>
    </style:style>
    <style:style style:name="T3" style:family="text">
      <style:text-properties officeooo:rsid="00088263"/>
    </style:style>
    <style:style style:name="T4" style:family="text">
      <style:text-properties officeooo:rsid="0008f001"/>
    </style:style>
    <style:style style:name="T5" style:family="text">
      <style:text-properties officeooo:rsid="0009a671"/>
    </style:style>
    <style:style style:name="T6" style:family="text">
      <style:text-properties officeooo:rsid="000a7540"/>
    </style:style>
    <style:style style:name="T7" style:family="text">
      <style:text-properties officeooo:rsid="000aae24"/>
    </style:style>
    <style:style style:name="T8" style:family="text">
      <style:text-properties officeooo:rsid="000bbc1b"/>
    </style:style>
    <style:style style:name="T9" style:family="text">
      <style:text-properties officeooo:rsid="000c19ba"/>
    </style:style>
    <style:style style:name="T10" style:family="text">
      <style:text-properties officeooo:rsid="000e1605"/>
    </style:style>
    <style:style style:name="T11" style:family="text">
      <style:text-properties fo:font-weight="bold" officeooo:rsid="000e1605" style:font-weight-asian="bold" style:font-weight-complex="bold"/>
    </style:style>
    <style:style style:name="T12" style:family="text">
      <style:text-properties fo:font-weight="bold" officeooo:rsid="0011837e" style:font-weight-asian="bold" style:font-weight-complex="bold"/>
    </style:style>
    <style:style style:name="T13" style:family="text">
      <style:text-properties fo:font-weight="normal"/>
    </style:style>
    <style:style style:name="T14" style:family="text">
      <style:text-properties fo:font-weight="normal" officeooo:rsid="000e1605" style:font-weight-asian="normal" style:font-weight-complex="normal"/>
    </style:style>
    <style:style style:name="T15" style:family="text">
      <style:text-properties fo:font-weight="normal" officeooo:rsid="004e7659"/>
    </style:style>
    <style:style style:name="T16" style:family="text">
      <style:text-properties officeooo:rsid="000fc987"/>
    </style:style>
    <style:style style:name="T17" style:family="text">
      <style:text-properties officeooo:rsid="0010f372"/>
    </style:style>
    <style:style style:name="T18" style:family="text">
      <style:text-properties officeooo:rsid="0011837e"/>
    </style:style>
    <style:style style:name="T19" style:family="text">
      <style:text-properties officeooo:rsid="0013aafb"/>
    </style:style>
    <style:style style:name="T20" style:family="text">
      <style:text-properties officeooo:rsid="0015aa58"/>
    </style:style>
    <style:style style:name="T21" style:family="text">
      <style:text-properties officeooo:rsid="0017a8a6"/>
    </style:style>
    <style:style style:name="T22" style:family="text">
      <style:text-properties officeooo:rsid="0018ca41"/>
    </style:style>
    <style:style style:name="T23" style:family="text">
      <style:text-properties officeooo:rsid="00199ce9"/>
    </style:style>
    <style:style style:name="T24" style:family="text">
      <style:text-properties officeooo:rsid="001b7104"/>
    </style:style>
    <style:style style:name="T25" style:family="text">
      <style:text-properties officeooo:rsid="001dc438"/>
    </style:style>
    <style:style style:name="T26" style:family="text">
      <style:text-properties officeooo:rsid="001dd715"/>
    </style:style>
    <style:style style:name="T27" style:family="text">
      <style:text-properties fo:font-style="italic" officeooo:rsid="001dd715" style:font-style-asian="italic" style:font-style-complex="italic"/>
    </style:style>
    <style:style style:name="T28" style:family="text">
      <style:text-properties fo:font-style="italic" officeooo:rsid="001fc502" style:font-style-asian="italic" style:font-style-complex="italic"/>
    </style:style>
    <style:style style:name="T29" style:family="text">
      <style:text-properties fo:font-style="italic" officeooo:rsid="0010f372" style:font-style-asian="italic" style:font-style-complex="italic"/>
    </style:style>
    <style:style style:name="T30" style:family="text">
      <style:text-properties fo:font-style="italic" officeooo:rsid="0011837e" style:font-style-asian="italic" style:font-style-complex="italic"/>
    </style:style>
    <style:style style:name="T31" style:family="text">
      <style:text-properties fo:font-style="italic" officeooo:rsid="0018ca41" style:font-style-asian="italic" style:font-style-complex="italic"/>
    </style:style>
    <style:style style:name="T32" style:family="text">
      <style:text-properties fo:font-style="italic" fo:font-weight="bold" officeooo:rsid="0018ca41" style:font-style-asian="italic" style:font-weight-asian="bold" style:font-style-complex="italic" style:font-weight-complex="bold"/>
    </style:style>
    <style:style style:name="T33" style:family="text">
      <style:text-properties fo:font-style="italic" fo:font-weight="bold" officeooo:rsid="001dd715" style:font-style-asian="italic" style:font-weight-asian="bold" style:font-style-complex="italic" style:font-weight-complex="bold"/>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officeooo:rsid="001dd715" style:font-style-asian="normal" style:font-style-complex="normal"/>
    </style:style>
    <style:style style:name="T37" style:family="text">
      <style:text-properties fo:font-style="normal" officeooo:rsid="001fc502" style:font-style-asian="normal" style:font-style-complex="normal"/>
    </style:style>
    <style:style style:name="T38" style:family="text">
      <style:text-properties fo:font-style="normal" officeooo:rsid="0020ed87" style:font-style-asian="normal" style:font-style-complex="normal"/>
    </style:style>
    <style:style style:name="T39" style:family="text">
      <style:text-properties fo:font-style="normal" officeooo:rsid="0022cbcf" style:font-style-asian="normal" style:font-style-complex="normal"/>
    </style:style>
    <style:style style:name="T40" style:family="text">
      <style:text-properties fo:font-style="normal" officeooo:rsid="0036de5c" style:font-style-asian="normal" style:font-style-complex="normal"/>
    </style:style>
    <style:style style:name="T41" style:family="text">
      <style:text-properties fo:font-style="normal" officeooo:rsid="00497fea" style:font-style-asian="normal" style:font-style-complex="normal"/>
    </style:style>
    <style:style style:name="T42" style:family="text">
      <style:text-properties fo:font-style="normal" officeooo:rsid="004ab27c" style:font-style-asian="normal" style:font-style-complex="normal"/>
    </style:style>
    <style:style style:name="T43" style:family="text">
      <style:text-properties fo:font-style="normal" officeooo:rsid="004b51f1" style:font-style-asian="normal" style:font-style-complex="normal"/>
    </style:style>
    <style:style style:name="T44" style:family="text">
      <style:text-properties fo:font-style="normal" officeooo:rsid="004c1f75" style:font-style-asian="normal" style:font-style-complex="normal"/>
    </style:style>
    <style:style style:name="T45" style:family="text">
      <style:text-properties fo:font-style="normal" officeooo:rsid="004dcdae" style:font-style-asian="normal" style:font-style-complex="normal"/>
    </style:style>
    <style:style style:name="T46" style:family="text">
      <style:text-properties fo:font-style="normal" officeooo:rsid="004de962" style:font-style-asian="normal" style:font-style-complex="normal"/>
    </style:style>
    <style:style style:name="T47" style:family="text">
      <style:text-properties fo:font-style="normal" officeooo:rsid="004e7659" style:font-style-asian="normal" style:font-style-complex="normal"/>
    </style:style>
    <style:style style:name="T48" style:family="text">
      <style:text-properties fo:font-style="normal" officeooo:rsid="00564c12" style:font-style-asian="normal" style:font-style-complex="normal"/>
    </style:style>
    <style:style style:name="T49" style:family="text">
      <style:text-properties fo:font-style="normal" officeooo:rsid="00570905" style:font-style-asian="normal" style:font-style-complex="normal"/>
    </style:style>
    <style:style style:name="T50" style:family="text">
      <style:text-properties fo:font-style="normal" officeooo:rsid="0064e4fc" style:font-style-asian="normal" style:font-style-complex="normal"/>
    </style:style>
    <style:style style:name="T51" style:family="text">
      <style:text-properties fo:font-style="normal" fo:font-weight="normal"/>
    </style:style>
    <style:style style:name="T52" style:family="text">
      <style:text-properties fo:font-style="normal" fo:font-weight="normal" officeooo:rsid="0024c6e9"/>
    </style:style>
    <style:style style:name="T53" style:family="text">
      <style:text-properties fo:font-style="normal" fo:font-weight="normal" officeooo:rsid="004de962" style:font-style-asian="normal" style:font-style-complex="normal"/>
    </style:style>
    <style:style style:name="T54" style:family="text">
      <style:text-properties officeooo:rsid="0024c6e9"/>
    </style:style>
    <style:style style:name="T55" style:family="text">
      <style:text-properties fo:font-variant="normal" fo:text-transform="none"/>
    </style:style>
    <style:style style:name="T56" style:family="text">
      <style:text-properties fo:font-variant="normal" fo:text-transform="none" fo:color="#000000" fo:letter-spacing="normal"/>
    </style:style>
    <style:style style:name="T57" style:family="text">
      <style:text-properties fo:font-variant="normal" fo:text-transform="none" fo:color="#000000" fo:letter-spacing="normal" fo:font-style="normal" fo:font-weight="normal"/>
    </style:style>
    <style:style style:name="T58" style:family="text">
      <style:text-properties fo:font-variant="normal" fo:text-transform="none" fo:color="#000000" fo:letter-spacing="normal" fo:font-style="normal" fo:font-weight="normal" officeooo:rsid="0024c6e9"/>
    </style:style>
    <style:style style:name="T59" style:family="text">
      <style:text-properties fo:font-variant="normal" fo:text-transform="none" fo:color="#000000" fo:letter-spacing="normal" fo:font-style="normal" fo:font-weight="normal" officeooo:rsid="002521f0"/>
    </style:style>
    <style:style style:name="T60" style:family="text">
      <style:text-properties fo:font-variant="normal" fo:text-transform="none" fo:color="#000000" fo:letter-spacing="normal" fo:font-style="normal" fo:font-weight="normal" style:font-style-asian="normal" style:font-style-complex="normal"/>
    </style:style>
    <style:style style:name="T61" style:family="text">
      <style:text-properties fo:font-variant="normal" fo:text-transform="none" fo:color="#000000" fo:letter-spacing="normal" fo:font-style="normal" fo:font-weight="normal" officeooo:rsid="002fc45a"/>
    </style:style>
    <style:style style:name="T62" style:family="text">
      <style:text-properties fo:font-variant="normal" fo:text-transform="none" fo:color="#000000" fo:letter-spacing="normal" fo:font-style="normal" fo:font-weight="normal" officeooo:rsid="0033591b"/>
    </style:style>
    <style:style style:name="T63" style:family="text">
      <style:text-properties fo:font-variant="normal" fo:text-transform="none" fo:color="#000000" fo:letter-spacing="normal" fo:font-style="normal" fo:font-weight="normal" officeooo:rsid="0039b1d2" style:font-name-asian="DejaVu Sans" style:font-name-complex="Lohit Hindi"/>
    </style:style>
    <style:style style:name="T64" style:family="text">
      <style:text-properties fo:font-variant="normal" fo:text-transform="none" fo:color="#000000" fo:letter-spacing="normal" fo:font-weight="normal"/>
    </style:style>
    <style:style style:name="T65" style:family="text">
      <style:text-properties fo:font-variant="normal" fo:text-transform="none" fo:color="#000000" fo:letter-spacing="normal" fo:font-weight="normal" officeooo:rsid="00497fea"/>
    </style:style>
    <style:style style:name="T66" style:family="text">
      <style:text-properties fo:font-variant="normal" fo:text-transform="none" fo:color="#000000" style:font-name="Liberation Serif" fo:font-size="12pt" fo:letter-spacing="normal" fo:font-style="normal" fo:font-weight="normal" officeooo:rsid="003b7176" style:font-style-asian="normal" style:font-style-complex="normal"/>
    </style:style>
    <style:style style:name="T67" style:family="text">
      <style:text-properties fo:font-variant="normal" fo:text-transform="none" fo:color="#000000" style:font-name="Liberation Serif" fo:font-size="12pt" fo:letter-spacing="normal" fo:font-style="normal" fo:font-weight="normal" officeooo:rsid="003fd8df" style:font-style-asian="normal" style:font-style-complex="normal"/>
    </style:style>
    <style:style style:name="T68" style:family="text">
      <style:text-properties fo:font-variant="normal" fo:text-transform="none" fo:color="#000000" style:font-name="Liberation Serif" fo:font-size="12pt" fo:letter-spacing="normal" fo:font-style="normal" fo:font-weight="normal" officeooo:rsid="00470fd9" style:font-style-asian="normal" style:font-style-complex="normal"/>
    </style:style>
    <style:style style:name="T69" style:family="text">
      <style:text-properties fo:font-variant="normal" fo:text-transform="none" fo:color="#000000" style:font-name="Liberation Serif" fo:font-size="12pt" fo:letter-spacing="normal" fo:font-style="normal" fo:font-weight="normal" officeooo:rsid="0047974e" style:font-style-asian="normal" style:font-style-complex="normal"/>
    </style:style>
    <style:style style:name="T70" style:family="text">
      <style:text-properties fo:font-variant="normal" fo:text-transform="none" fo:color="#000000" style:font-name="Liberation Serif" fo:font-size="12pt" fo:letter-spacing="normal" fo:font-style="normal" fo:font-weight="normal" officeooo:rsid="00497fea" style:font-style-asian="normal" style:font-style-complex="normal"/>
    </style:style>
    <style:style style:name="T71" style:family="text">
      <style:text-properties fo:font-variant="normal" fo:text-transform="none" fo:color="#000000" style:font-name="Liberation Serif" fo:font-size="12pt" fo:letter-spacing="normal" fo:font-style="normal" fo:font-weight="normal" officeooo:rsid="00497fea" style:font-name-asian="DejaVu Sans" style:font-size-asian="14pt" style:font-style-asian="normal" style:font-name-complex="Lohit Hindi" style:font-size-complex="14pt" style:font-style-complex="normal"/>
    </style:style>
    <style:style style:name="T72" style:family="text">
      <style:text-properties fo:font-variant="normal" fo:text-transform="none" fo:color="#000000" style:font-name="Liberation Sans" fo:font-size="14pt" fo:letter-spacing="normal" fo:font-style="italic" fo:font-weight="normal" officeooo:rsid="0045e693" style:font-name-asian="DejaVu Sans" style:font-size-asian="14pt" style:font-style-asian="italic" style:font-name-complex="Lohit Hindi" style:font-size-complex="14pt" style:font-style-complex="italic"/>
    </style:style>
    <style:style style:name="T73" style:family="text">
      <style:text-properties fo:font-variant="normal" fo:text-transform="none" fo:color="#000000" style:font-name="Liberation Sans" fo:font-size="14pt" fo:letter-spacing="normal" fo:font-style="italic" fo:font-weight="normal" officeooo:rsid="00497fea" style:font-name-asian="DejaVu Sans" style:font-size-asian="14pt" style:font-style-asian="italic" style:font-name-complex="Lohit Hindi" style:font-size-complex="14pt" style:font-style-complex="italic"/>
    </style:style>
    <style:style style:name="T74" style:family="text">
      <style:text-properties fo:font-variant="normal" fo:text-transform="none" fo:color="#000000" style:font-name="Liberation Sans" fo:font-size="14pt" fo:letter-spacing="normal" fo:font-style="normal" fo:font-weight="normal" officeooo:rsid="0045e693" style:font-name-asian="DejaVu Sans" style:font-size-asian="14pt" style:font-style-asian="normal" style:font-name-complex="Lohit Hindi" style:font-size-complex="14pt" style:font-style-complex="normal"/>
    </style:style>
    <style:style style:name="T75" style:family="text">
      <style:text-properties fo:font-variant="normal" fo:text-transform="none" fo:color="#000000" style:font-name="Liberation Sans" fo:letter-spacing="normal" fo:font-style="normal" fo:font-weight="normal"/>
    </style:style>
    <style:style style:name="T76" style:family="text">
      <style:text-properties fo:font-variant="normal" fo:text-transform="none" fo:color="#000000" style:font-name="Liberation Sans" fo:letter-spacing="normal" fo:font-style="normal" fo:font-weight="normal" officeooo:rsid="00423d49" style:font-name-asian="DejaVu Sans" style:font-name-complex="Lohit Hindi"/>
    </style:style>
    <style:style style:name="T77" style:family="text">
      <style:text-properties fo:font-variant="normal" fo:text-transform="none" fo:color="#000000" style:font-name="DejaVu Sans Mono" fo:font-size="12pt" fo:letter-spacing="normal" fo:font-style="normal" fo:font-weight="normal" officeooo:rsid="003fd8df" style:font-style-asian="normal" style:font-style-complex="normal"/>
    </style:style>
    <style:style style:name="T78" style:family="text">
      <style:text-properties fo:font-variant="normal" fo:text-transform="none" fo:color="#000000" style:font-name="DejaVu Sans Mono" fo:font-size="10pt" fo:letter-spacing="normal" fo:font-style="normal" fo:font-weight="normal" officeooo:rsid="003fd8df" style:font-size-asian="10pt" style:font-style-asian="normal" style:font-size-complex="10pt" style:font-style-complex="normal"/>
    </style:style>
    <style:style style:name="T79" style:family="text">
      <style:text-properties fo:font-variant="normal" fo:text-transform="none" fo:color="#000000" style:font-name="DejaVu Sans Mono" fo:font-size="10pt" fo:letter-spacing="normal" fo:font-style="normal" fo:font-weight="normal" officeooo:rsid="00634444" style:font-size-asian="10pt" style:font-style-asian="normal" style:font-size-complex="10pt" style:font-style-complex="normal"/>
    </style:style>
    <style:style style:name="T80" style:family="text">
      <style:text-properties fo:font-variant="normal" fo:text-transform="none" fo:color="#333333" style:font-name="Liberation Serif" fo:font-size="12pt" fo:letter-spacing="normal" fo:font-style="normal" fo:font-weight="normal" officeooo:rsid="0027eb7c"/>
    </style:style>
    <style:style style:name="T81" style:family="text">
      <style:text-properties fo:font-variant="normal" fo:text-transform="none" fo:color="#333333" style:font-name="Liberation Serif" fo:font-size="12pt" fo:letter-spacing="normal" fo:font-style="normal" fo:font-weight="normal" officeooo:rsid="0028b37d"/>
    </style:style>
    <style:style style:name="T82" style:family="text">
      <style:text-properties fo:font-variant="normal" fo:text-transform="none" fo:color="#333333" style:font-name="Liberation Serif" fo:font-size="12pt" fo:letter-spacing="normal" fo:font-style="normal" fo:font-weight="normal" officeooo:rsid="00303cd7"/>
    </style:style>
    <style:style style:name="T83" style:family="text">
      <style:text-properties fo:font-variant="normal" fo:text-transform="none" fo:color="#333333" style:font-name="Liberation Serif" fo:font-size="12pt" fo:letter-spacing="normal" fo:font-style="italic" fo:font-weight="normal" officeooo:rsid="0028b37d" style:font-style-asian="italic" style:font-style-complex="italic"/>
    </style:style>
    <style:style style:name="T84" style:family="text">
      <style:text-properties officeooo:rsid="002521f0"/>
    </style:style>
    <style:style style:name="T85" style:family="text">
      <style:text-properties officeooo:rsid="0027eb7c"/>
    </style:style>
    <style:style style:name="T86" style:family="text">
      <style:text-properties officeooo:rsid="0028b37d"/>
    </style:style>
    <style:style style:name="T87" style:family="text">
      <style:text-properties officeooo:rsid="002b89fa"/>
    </style:style>
    <style:style style:name="T88" style:family="text">
      <style:text-properties officeooo:rsid="002d0fdf"/>
    </style:style>
    <style:style style:name="T89" style:family="text">
      <style:text-properties officeooo:rsid="002edbb4"/>
    </style:style>
    <style:style style:name="T90" style:family="text">
      <style:text-properties officeooo:rsid="002fc45a"/>
    </style:style>
    <style:style style:name="T91" style:family="text">
      <style:text-properties officeooo:rsid="00303cd7"/>
    </style:style>
    <style:style style:name="T92" style:family="text">
      <style:text-properties officeooo:rsid="003190ce"/>
    </style:style>
    <style:style style:name="T93" style:family="text">
      <style:text-properties style:font-name="Liberation Sans"/>
    </style:style>
    <style:style style:name="T94" style:family="text">
      <style:text-properties style:font-name="Liberation Sans" fo:font-style="normal" officeooo:rsid="003190ce" style:font-style-asian="normal" style:font-style-complex="normal"/>
    </style:style>
    <style:style style:name="T95" style:family="text">
      <style:text-properties style:font-name="Liberation Sans" fo:font-style="normal" officeooo:rsid="0039b1d2" style:font-name-asian="DejaVu Sans" style:font-style-asian="normal" style:font-name-complex="Lohit Hindi" style:font-style-complex="normal"/>
    </style:style>
    <style:style style:name="T96" style:family="text">
      <style:text-properties style:font-name="Liberation Sans" fo:font-style="normal" officeooo:rsid="00423d49" style:font-name-asian="DejaVu Sans" style:font-style-asian="normal" style:font-name-complex="Lohit Hindi" style:font-style-complex="normal"/>
    </style:style>
    <style:style style:name="T97" style:family="text">
      <style:text-properties style:font-name="Liberation Sans" fo:font-style="normal" officeooo:rsid="004ab27c" style:font-name-asian="DejaVu Sans" style:font-style-asian="normal" style:font-name-complex="Lohit Hindi" style:font-style-complex="normal"/>
    </style:style>
    <style:style style:name="T98" style:family="text">
      <style:text-properties style:font-name="Liberation Sans" officeooo:rsid="0036de5c" style:font-name-asian="DejaVu Sans" style:font-name-complex="Lohit Hindi"/>
    </style:style>
    <style:style style:name="T99" style:family="text">
      <style:text-properties style:font-name="Liberation Sans" officeooo:rsid="0039b1d2" style:font-name-asian="DejaVu Sans" style:font-name-complex="Lohit Hindi"/>
    </style:style>
    <style:style style:name="T100" style:family="text">
      <style:text-properties style:font-name="Liberation Sans" officeooo:rsid="00423d49" style:font-name-asian="DejaVu Sans" style:font-name-complex="Lohit Hindi"/>
    </style:style>
    <style:style style:name="T101" style:family="text">
      <style:text-properties style:font-name="Liberation Sans" officeooo:rsid="004ab27c" style:font-name-asian="DejaVu Sans" style:font-name-complex="Lohit Hindi"/>
    </style:style>
    <style:style style:name="T102" style:family="text">
      <style:text-properties officeooo:rsid="0033591b"/>
    </style:style>
    <style:style style:name="T103" style:family="text">
      <style:text-properties officeooo:rsid="00357d21"/>
    </style:style>
    <style:style style:name="T104" style:family="text">
      <style:text-properties officeooo:rsid="0035fb89"/>
    </style:style>
    <style:style style:name="T105" style:family="text">
      <style:text-properties officeooo:rsid="0036de5c"/>
    </style:style>
    <style:style style:name="T106" style:family="text">
      <style:text-properties style:font-style-asian="normal"/>
    </style:style>
    <style:style style:name="T107" style:family="text">
      <style:text-properties style:font-style-asian="normal" style:font-style-complex="normal"/>
    </style:style>
    <style:style style:name="T108" style:family="text">
      <style:text-properties officeooo:rsid="004de962" style:font-style-asian="normal" style:font-style-complex="normal"/>
    </style:style>
    <style:style style:name="T109" style:family="text">
      <style:text-properties fo:color="#000000"/>
    </style:style>
    <style:style style:name="T110" style:family="text">
      <style:text-properties fo:color="#000000" officeooo:rsid="0035fb89"/>
    </style:style>
    <style:style style:name="T111" style:family="text">
      <style:text-properties fo:color="#000000" officeooo:rsid="00357d21"/>
    </style:style>
    <style:style style:name="T112" style:family="text">
      <style:text-properties fo:color="#000000" officeooo:rsid="005ac97a"/>
    </style:style>
    <style:style style:name="T113" style:family="text">
      <style:text-properties officeooo:rsid="0035fb89" style:font-size-asian="10.5pt"/>
    </style:style>
    <style:style style:name="T114" style:family="text">
      <style:text-properties style:font-name-asian="DejaVu Sans"/>
    </style:style>
    <style:style style:name="T115" style:family="text">
      <style:text-properties officeooo:rsid="0039b1d2" style:font-name-asian="DejaVu Sans" style:font-name-complex="Lohit Hindi"/>
    </style:style>
    <style:style style:name="T116" style:family="text">
      <style:text-properties officeooo:rsid="00634444" style:font-name-asian="DejaVu Sans"/>
    </style:style>
    <style:style style:name="T117" style:family="text">
      <style:text-properties officeooo:rsid="0040e711"/>
    </style:style>
    <style:style style:name="T118" style:family="text">
      <style:text-properties officeooo:rsid="00423d49"/>
    </style:style>
    <style:style style:name="T119" style:family="text">
      <style:text-properties officeooo:rsid="00440b24"/>
    </style:style>
    <style:style style:name="T120" style:family="text">
      <style:text-properties officeooo:rsid="0044d7ba"/>
    </style:style>
    <style:style style:name="T121" style:family="text">
      <style:text-properties officeooo:rsid="00470fd9"/>
    </style:style>
    <style:style style:name="T122" style:family="text">
      <style:text-properties officeooo:rsid="00497fea"/>
    </style:style>
    <style:style style:name="T123" style:family="text">
      <style:text-properties officeooo:rsid="004ab27c"/>
    </style:style>
    <style:style style:name="T124" style:family="text">
      <style:text-properties officeooo:rsid="004b51f1"/>
    </style:style>
    <style:style style:name="T125" style:family="text">
      <style:text-properties officeooo:rsid="004c1f75"/>
    </style:style>
    <style:style style:name="T126" style:family="text">
      <style:text-properties officeooo:rsid="004d1c39"/>
    </style:style>
    <style:style style:name="T127" style:family="text">
      <style:text-properties officeooo:rsid="004d464c"/>
    </style:style>
    <style:style style:name="T128" style:family="text">
      <style:text-properties officeooo:rsid="004dcdae"/>
    </style:style>
    <style:style style:name="T129" style:family="text">
      <style:text-properties officeooo:rsid="004de962"/>
    </style:style>
    <style:style style:name="T130" style:family="text">
      <style:text-properties officeooo:rsid="004e7659"/>
    </style:style>
    <style:style style:name="T131" style:family="text">
      <style:text-properties fo:letter-spacing="normal"/>
    </style:style>
    <style:style style:name="T132" style:family="text">
      <style:text-properties style:font-style-complex="normal"/>
    </style:style>
    <style:style style:name="T133" style:family="text">
      <style:text-properties officeooo:rsid="00505e36"/>
    </style:style>
    <style:style style:name="T134" style:family="text">
      <style:text-properties officeooo:rsid="0050a375"/>
    </style:style>
    <style:style style:name="T135" style:family="text">
      <style:text-properties officeooo:rsid="0051fa43"/>
    </style:style>
    <style:style style:name="T136" style:family="text">
      <style:text-properties style:font-name="DejaVu Serif" officeooo:rsid="000c19ba"/>
    </style:style>
    <style:style style:name="T137" style:family="text">
      <style:text-properties style:font-name="DejaVu Sans Mono"/>
    </style:style>
    <style:style style:name="T138" style:family="text">
      <style:text-properties style:font-name="DejaVu Sans Mono" officeooo:rsid="000c19ba"/>
    </style:style>
    <style:style style:name="T139" style:family="text">
      <style:text-properties style:font-name="DejaVu Sans Mono" fo:font-size="10pt" style:font-size-asian="10pt" style:font-size-complex="10pt"/>
    </style:style>
    <style:style style:name="T140" style:family="text">
      <style:text-properties style:font-name="DejaVu Sans Mono" fo:font-size="10pt" officeooo:rsid="000c19ba" style:font-size-asian="10pt" style:font-size-complex="10pt"/>
    </style:style>
    <style:style style:name="T141" style:family="text">
      <style:text-properties style:font-name="DejaVu Sans Mono" fo:font-size="10pt" officeooo:rsid="0051fa43" style:font-size-asian="10pt" style:font-size-complex="10pt"/>
    </style:style>
    <style:style style:name="T142" style:family="text">
      <style:text-properties style:font-name="DejaVu Sans Mono" fo:font-size="10pt" officeooo:rsid="002d0fdf" style:font-size-asian="10pt" style:font-size-complex="10pt"/>
    </style:style>
    <style:style style:name="T143" style:family="text">
      <style:text-properties style:font-name="DejaVu Sans Mono" fo:font-size="10pt" officeooo:rsid="005ac97a" style:font-size-asian="10pt" style:font-size-complex="10pt"/>
    </style:style>
    <style:style style:name="T144" style:family="text">
      <style:text-properties style:font-name="DejaVu Sans Mono" fo:font-size="10pt" officeooo:rsid="0035fb89" style:font-size-asian="10pt" style:font-size-complex="10pt"/>
    </style:style>
    <style:style style:name="T145" style:family="text">
      <style:text-properties style:font-name="DejaVu Sans Mono" fo:font-size="10pt" officeooo:rsid="0036de5c" style:font-size-asian="10pt" style:font-size-complex="10pt"/>
    </style:style>
    <style:style style:name="T146" style:family="text">
      <style:text-properties style:font-name="DejaVu Sans Mono" fo:font-size="10pt" officeooo:rsid="005de845" style:font-size-asian="10pt" style:font-size-complex="10pt"/>
    </style:style>
    <style:style style:name="T147" style:family="text">
      <style:text-properties style:font-name="DejaVu Sans Mono" fo:font-size="10pt" officeooo:rsid="005eb529" style:font-size-asian="10pt" style:font-size-complex="10pt"/>
    </style:style>
    <style:style style:name="T148" style:family="text">
      <style:text-properties style:font-name="DejaVu Sans Mono" fo:font-size="10pt" fo:font-style="italic" officeooo:rsid="001fc502" style:font-size-asian="10pt" style:font-style-asian="italic" style:font-size-complex="10pt" style:font-style-complex="italic"/>
    </style:style>
    <style:style style:name="T149" style:family="text">
      <style:text-properties style:font-name="DejaVu Sans Mono" fo:font-style="italic" officeooo:rsid="001fc502" style:font-style-asian="italic" style:font-style-complex="italic"/>
    </style:style>
    <style:style style:name="T150" style:family="text">
      <style:text-properties style:font-name="DejaVu Sans Mono" officeooo:rsid="002d0fdf"/>
    </style:style>
    <style:style style:name="T151" style:family="text">
      <style:text-properties style:font-name="DejaVu Sans Mono" fo:font-size="10.5pt" style:font-size-asian="10.5pt" style:font-size-complex="10.5pt"/>
    </style:style>
    <style:style style:name="T152" style:family="text">
      <style:text-properties style:font-name="DejaVu Sans Mono" officeooo:rsid="0035fb89"/>
    </style:style>
    <style:style style:name="T153" style:family="text">
      <style:text-properties style:font-name="DejaVu Sans Mono" officeooo:rsid="0036de5c"/>
    </style:style>
    <style:style style:name="T154" style:family="text">
      <style:text-properties officeooo:rsid="0054aec5"/>
    </style:style>
    <style:style style:name="T155" style:family="text">
      <style:text-properties officeooo:rsid="00564c12"/>
    </style:style>
    <style:style style:name="T156" style:family="text">
      <style:text-properties officeooo:rsid="0057ad92"/>
    </style:style>
    <style:style style:name="T157" style:family="text">
      <style:text-properties officeooo:rsid="0059c648"/>
    </style:style>
    <style:style style:name="T158" style:family="text">
      <style:text-properties officeooo:rsid="005ac97a"/>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033591b"/>
    </style:style>
    <style:style style:name="T161" style:family="text">
      <style:text-properties officeooo:rsid="005ce5cc"/>
    </style:style>
    <style:style style:name="T162" style:family="text">
      <style:text-properties officeooo:rsid="005fdc05"/>
    </style:style>
    <style:style style:name="T163" style:family="text">
      <style:text-properties officeooo:rsid="0061a4b3"/>
    </style:style>
    <style:style style:name="T164" style:family="text">
      <style:text-properties officeooo:rsid="00634444"/>
    </style:style>
    <style:style style:name="T165" style:family="text">
      <style:text-properties style:font-name-complex="Lohit Hindi"/>
    </style:style>
    <style:style style:name="T166" style:family="text">
      <style:text-properties officeooo:rsid="00634444" style:font-name-complex="Lohit Hindi"/>
    </style:style>
    <style:style style:name="T167" style:family="text">
      <style:text-properties officeooo:rsid="006412dd"/>
    </style:style>
    <style:style style:name="T168" style:family="text">
      <style:text-properties officeooo:rsid="0064999d"/>
    </style:style>
    <style:style style:name="T169" style:family="text">
      <style:text-properties officeooo:rsid="0064e4fc"/>
    </style:style>
    <style:style style:name="T170" style:family="text">
      <style:text-properties style:font-name="URW Chancery L" officeooo:rsid="0064e4fc"/>
    </style:style>
    <style:style style:name="T171" style:family="text">
      <style:text-properties style:font-name="Purisa" officeooo:rsid="0050a375"/>
    </style:style>
    <text:list-style style:name="L1">
      <text:list-level-style-number text:level="1" style:num-suffix=")" style:num-format="1">
        <style:list-level-properties text:list-level-position-and-space-mode="label-alignment">
          <style:list-level-label-alignment text:label-followed-by="listtab" text:list-tab-stop-position="1.221cm" fo:text-indent="0.139cm" fo:margin-left="0.1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1.169cm" fo:margin-left="0.1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804cm" fo:margin-left="0.1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2.439cm" fo:margin-left="0.1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3.074cm" fo:margin-left="0.1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709cm" fo:margin-left="0.1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4.344cm" fo:margin-left="0.1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979cm" fo:margin-left="0.1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5.614cm" fo:margin-left="0.1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249cm" fo:margin-left="0.101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7"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1 I concetti di Bison</text:p>
      <text:p text:style-name="P62"><text:span text:style-name="T1">Q</text:span><text:span text:style-name="T2">uesto capitolo introduce molti dei concetti basilari senza dei quali i dettagli di Bison non avrebbero senso. Se ancora non si sa come utilizzare Yacc o Bison, si suggerisce di iniziare la lettura da questo capilo con attenzione.</text:span></text:p>
      <text:p text:style-name="P124">1.1 linguaggi e grammatiche libere dal contesto.</text:p>
      <text:p text:style-name="P7">Affinchè Bison possa effettuare il parsing di un lunguaggio, quest'ultimo deve essere descritto attravero una grammatica libera dal contesto . Questo vuol dire che devono essere specificate una o più regole sintattiche finalizzate all'ottenimento di raggruppamenti sintattici, ottenuti attraverso il raggruppamento delle loro parti. Per esempio nel linguaccio C, un tipo di raggruppamento è detto espressione. Una regola per realizzare una espressione potrebbe essere, “Una espressione può essere composta da un segno meno seguito da un'altra espressione”. Un'altra potrebbe essere “Un<text:span text:style-name="T3">'</text:span>espressione può essere un intero”. Come si può osservare, le regole sono spesso ricorsive, ma deve essere <text:span text:style-name="T135">necessariamente</text:span> presente almeno una regola che fa uscire dalla ricorsività.</text:p>
      <text:p text:style-name="P1">Il metodo formale più comune per presentare tali regole in forma leggibile agli esseri umani è la BNF, che è stata sviluppata al fine di fornire le specifiche del linguaggio ALGOL 60. <text:span text:style-name="T135">O</text:span>gni grammatica espr<text:span text:style-name="T135">e</text:span>ssa attraverso una BNF è una grammatica libera dal contesto. L'input per Bison è composto essenzialmente da una BNF leggibile dalla macchina.</text:p>
      <text:p text:style-name="P2">Vi sono varie importanti sottoclassi di grammatiche context free. Sebbene Bison possa lavorare con la maggior parte delle grammatiche context free, esso è ottimizzato per quelle dette LR(1). Brevemente, in tali grammatiche, deve essere possibile descrivere come effettuare il parsing di ogni porzione di una stringa in input con un singolo token di lookahead. Per ragioni storiche , Bison di default viene limitato dalle restrizioni addizionali delle LALR(1), il che è complesso da spiegare in modo semplice. Si veda la sezione 5.7 [Conflitti Misteriosi], per maggiori informazioni a riguardo. <text:span text:style-name="T4">Come prova è possibile sfuggire a queste restrizioni aggiuntive, richiedendo le tabelle di parsing IELR(1) o del canonico LR(1). Si veda la sezione 5.8.1 [costruzione delle tabelle LR] .</text:span></text:p>
      <text:p text:style-name="P16">I parser per le grammatiche LR(1) sono deterministici, intendendo con ciò che la regola grammaticale da applicare al passo successivo viene determinata in modo univoco in ogni punto dell'input, dall'input precedente e da una porzione fissa e finita dell'input successivo detta di lookahead. Una grammatica libera dal contesto può essere ambigua, intendendo con ciò che si può risalire alla stessa stringa di input applicando in modi differenti le regole grammaticali. Anche le grammatiche non ambigue possono essere non deterministiche, intendendo con ciò che non è sufficiente un predeterminato lookahead per determinare la prossima regola grammaticale da applicare. Con le adeguate dichiarazioni, Bison è in grado di di effettuare il parsing di queste grammatiche libere dal contesto più generali, utilizzando una tecnica detta GLR ( generalized LR). I parser GLR di Bison sono in grado di maneggiare le grammatiche libere dal contesto per cui il numero di possibili parses di ogni stringa data è finito.</text:p>
      <text:p text:style-name="P3"><text:span text:style-name="T5">Nelle regole grammaticali formali per un linguaggio, ogni tipo di unità sintattiche o ogni raggruppamento viene “chiamato” attraverso un simbolo</text:span><text:span text:style-name="T4">. </text:span><text:span text:style-name="T5">Quei raggruppamenti che sono ottenuti raggruppando piccoli costrutti </text:span><text:span text:style-name="T6">in base alle regole grammaticali </text:span><text:span text:style-name="T7">vengono detti simboli nonterminali; quelli che non possono </text:span><text:span text:style-name="T8">essere suddivisi sono de</text:span><text:span text:style-name="T135">t</text:span><text:span text:style-name="T8">ti simboli terminali o token. Chiamiamo un pezzo di input corrispondente ad un singolo simbolo terminale un token, ed un pezzo corrispondente a un singolo simbolo non terminale un raggruppamento.</text:span></text:p>
      <text:p text:style-name="P4"><text:span text:style-name="T8">Possiamo utilizzare il linguaggio C come esempio per vedere cosa un si</text:span><text:span text:style-name="T135">m</text:span><text:span text:style-name="T8">bolo terminale ed un nonterminale significhino. I Token di C sono gli identificatori, le costanti (numeriche e stringhe), le </text:span><text:soft-page-break/><text:span text:style-name="T8">varie parole chiave, gli operatori aritmetici e i simboli di punteggiatura. Così i simboli terminali di una grammatica C includono: identificatore, numero, stringa, più un simbolo per ogni parola chiave, operatore o simbolo di interpunzione: ‘if’, ‘return’, ‘const’, ‘static’, ‘int’, ‘char’, ‘plus-sign’, ‘open-brace’, ‘close-brace’, ‘comma’ e molti altri.</text:span></text:p>
      <text:p text:style-name="P17">Ecco una semplice funzione C suddivisa in token:</text:p>
      <text:p text:style-name="P84"><text:s/>int <text:tab/><text:tab/><text:tab/>/* keyword ‘int’ * / </text:p>
      <text:p text:style-name="P84">square (int x) <text:tab/><text:tab/>/* identifier, open-paren, keyword ‘int’, identifier, close-paren */</text:p>
      <text:p text:style-name="P84">{ <text:tab/><text:tab/><text:tab/>/* open-brace */ </text:p>
      <text:p text:style-name="P84"><text:tab/>return x * x; <text:tab/>/* keyword ‘return’, identifier, asterisk, identifier, semicolon */ </text:p>
      <text:p text:style-name="P84">} <text:tab/><text:tab/><text:tab/>/* close-brace */ </text:p>
      <text:p text:style-name="P5"><text:span text:style-name="T9">I</text:span><text:span text:style-name="T8">l raggruppamento sintattico in C </text:span><text:span text:style-name="T9">include l'espressione, lo statement, la dichiarazione, e la definizione della funzione. Queste vengono rappresentate nella grammatica C attraverso i simboli nonterminali “espressione”, “steatement”, “dichiarazione”, “definizione della funzione”. L'intera grammatica utilizza dozzine di costrutti addizionali del linguaggio, ognuno con i suoi simboli non terminali, al fine di esprimere il significato di questi quattro. L'esempio precedente è la definizione di una funzione; essa contiene una dichiarazione ed uno statement. Nello statement ogni x è una espressione, come pure lo è 'x*x'.</text:span></text:p>
      <text:p text:style-name="P116"><text:span text:style-name="T9">Ogni simbolo non terminale deve avere delle regole grammaticali che mostrino come esso è costituito da costrutti più semplici. Per esempio, un tipo di statement in C è lo statement</text:span><text:span text:style-name="T138"> </text:span><text:span text:style-name="T140">retur</text:span><text:span text:style-name="T141">n</text:span><text:span text:style-name="T138">;</text:span><text:span text:style-name="T9"> esso potrebbe essere descritto </text:span><text:span text:style-name="T10">attraverso una regola grammaticale che informalmente può essere descritta come: uno statement può essere costituito da una parola chiave return, una espressione ed un punto e virgola.</text:span><text:span text:style-name="T9"> <text:s/></text:span></text:p>
      <text:p text:style-name="P12">Ci dovrebbero essere molte altre regole grammaticali <text:span text:style-name="T135">per</text:span> <text:span text:style-name="T139">'statement',</text:span> una in corrispondenza di un particolare tipo di statement in C.</text:p>
      <text:p text:style-name="P6"><text:span text:style-name="T10">Un simbolo nonterminale deve essere distinto come quello speciale che definisce una completa frase del linguaggio. Esso è detto simbolo di partenza o assioma. </text:span><text:span text:style-name="T11">In un compilatore, questo significa un programma in input completo. </text:span><text:span text:style-name="T14">In linguaggio C, il simbolo nonterminale “sequenza di definizioni e dichiarazioni” gioca questo ruolo.</text:span></text:p>
      <text:p text:style-name="P6"><text:span text:style-name="T14">Per esempio , '1+2' è una espressione valida in C, una parte valida di un programma C, ma non è valida come intero programma C. nella grammatica libera dal contesto del linguaggio C, questo deriva dal fatto che il nonterminale 'espressione' non è l'assioma. ( E scusatemi se sono tardone ma finalmente si è capito cosa cavolo è l'assioma</text:span><text:span text:style-name="T10"> !!)</text:span></text:p>
      <text:p text:style-name="P117"><text:span text:style-name="T10">Il parser di Bison legge una sequenza di token come suoi input </text:span><text:span text:style-name="T16">e</text:span><text:span text:style-name="T10"> li raggruppa utilizzando le regole grammaticali. </text:span><text:span text:style-name="T16">Se l'input è valido, il risultato finale dell'operazione di parsing è che l'intera sequenza di token si riduce ad un singolo raggruppamento il cui simbolo è l'assioma della grammatica. Se utilizziamo una grammatica per il C, l'intero input deve essere una “sequenza di definizioni e dichiarazioni”. Se non è così il parser riporta un errore sintattico.</text:span></text:p>
      <text:p text:style-name="P121"><text:span text:style-name="T16"/></text:p>
      <text:p text:style-name="P125">1.2 Dalle regole formali all'input per Bison.</text:p>
      <text:p text:style-name="P63"><text:span text:style-name="T16">Una grammatica formale è un costrutto matematico. Per definire il linguaggio per Bison, si deve </text:span><text:span text:style-name="T17">scrivere un file che esprima la grammatica attraverso la sintassi di Bison,: un cosìdetto </text:span><text:span text:style-name="T29">Bison grammar file</text:span><text:span text:style-name="T17">. Si veda capitolo 3 [Bison grammar file].</text:span></text:p>
      <text:p text:style-name="P8">Un <text:s/><text:span text:style-name="T17">simbolo non terminale nella grammatica formale è rappresentato nell'input a Bison come un identificatore in C. per convenzione esso dovrebbe essere a caratteri minuscoli come: “expr, stmt o decaration.</text:span></text:p>
      <text:p text:style-name="P9"><text:span text:style-name="T17">La rappresentazione in Bison per un simbolo terminale è anche detta un token type. Anche i token type possono essere rappresentati </text:span><text:span text:style-name="T18">come identificatori C-like. Per convenzione questi identificatori devono essere a caratteri maiuscoli per distinguerli dai non terminali: per esempio, INTEGER, IDENTIFIER, IF o RETURN. Un simbolo terminale che individua una particolare parola chiave nel linguaggio dovrebbe avere il nome della keyword <text:s/>in caratteri maiuscoli. Il simbolo terminale </text:span><text:span text:style-name="T12">error</text:span><text:span text:style-name="T18"> è riservato per la </text:span><text:span text:style-name="T30">error recovery</text:span><text:span text:style-name="T18">. Si veda la sezione 3.2 Symbols.</text:span></text:p>
      <text:p text:style-name="P11"><text:span text:style-name="T20">Un simbolo terminale può anche essere rappresentato con un carattere literal, proprio come una costante di caratteri C. questo si dovrebbe fare quando un token è composto da un singolo carattere (pare</text:span><text:span text:style-name="T135">n</text:span><text:span text:style-name="T20">tesi, segno più e così via): si utilizza lo stesso carattere in un literal come simbolo terminale per quel token.</text:span></text:p>
      <text:p text:style-name="P11"><text:span text:style-name="T20">Un terzo modo di rappresentare </text:span><text:span text:style-name="T21">un simbolo terminale è con una stringa C costante, contenente più caratteri. Si veda ancora la sezione 3.2 Symbols.</text:span><text:span text:style-name="T20"> <text:s/></text:span></text:p>
      <text:p text:style-name="P10"><text:span text:style-name="T18">Anche le r</text:span><text:span text:style-name="T19">e</text:span><text:span text:style-name="T18">gole grammaticali hanno una espressione nella sintassi di Bison, </text:span><text:span text:style-name="T21">ad esempio ecco la regola di Bison per lo statement return in C. il punto e virgola tra virgolette rappresenta un token con un carattere literal, esso è parte della sintassi C per il return; il punto e virgola a capo ed i due punti sono parte della punteggiatura utilizzata in ogni regola.</text:span></text:p>
      <text:p text:style-name="P14"><text:tab/><text:span text:style-name="T139">stmt: <text:tab/><text:tab/>RETURN expr ’;’ </text:span></text:p>
      <text:p text:style-name="P118"><text:tab/><text:tab/><text:tab/>; </text:p>
      <text:p text:style-name="P14">See Section 3.3 [Syntax of Grammar Rules]</text:p>
      <text:p text:style-name="P126">1.3 Valori Semantici</text:p>
      <text:p text:style-name="P13">Una grammatica formale effettua la selezione dei token solo sulla base della loro classificazione: ad esempio, se una regola fa menzione del simbolo terminale <text:span text:style-name="T139">'costante intera'</text:span>, esso significa che ogni costante intera è grammaticalmente valida in quella posizione. Il valore esatto di tale costante è irrilevante ai fini di come viene effettuato il parsing dell'input, ovvero risu<text:span text:style-name="T154">l</text:span>teranno grammaticalmente validi 'x+1' come 'x+4' o 'x+3645'.</text:p>
      <text:p text:style-name="P14">Il valore preciso è invece molto importante per il significato che l'input assume una volta che ne è stato effettuato il parsing. Un compilatore è privo di utilità se non è in grado di distinguere tra 1, 4 e 3645 come costanti all'interno di un programma! <text:span text:style-name="T22">Questo è il motivo per cui </text:span><text:span text:style-name="T32">ogni token in Bison ha un token type ed un valore semantico</text:span><text:span text:style-name="T22">. Si veda la sezione 3.5 [Defining Language Semantics].</text:span></text:p>
      <text:p text:style-name="P15"><text:span text:style-name="T22">Il token type </text:span><text:span text:style-name="T23">è un simbolo terminale definito nella grammatica, come INTEGER, IDENTIFIER o ','. Esso ci dice tutto quello che è necessario sapere per definire dove il token può avere una posizione valida </text:span><text:span text:style-name="T24">e come è possibile raggrupparlo con altri token. Le regole grammaticali non sanno nulla dei token eccetto il loro tipo.</text:span></text:p>
      <text:p text:style-name="P15"><text:span text:style-name="T24">Il valore semantico contiene tutto il resto delle informazioni circa il significato dei token, come il </text:span><text:soft-page-break/><text:span text:style-name="T24">valore di un intero o il nome di un identificatore. <text:s/>(Un token come ',' che rappresenta solo punteggiatura </text:span><text:span text:style-name="T23"><text:s/></text:span><text:span text:style-name="T24">non ha bisogno di possedere alcun valore semantico).</text:span></text:p>
      <text:p text:style-name="P15"><text:span text:style-name="T24">Per esempio, un token in input potrebbe essere classificato come tipo INTEGER ed avere il valore semantico 4. </text:span><text:span text:style-name="T154">U</text:span><text:span text:style-name="T24">n'altro input token potrebbe avere lo stesso token t</text:span><text:span text:style-name="T154">y</text:span><text:span text:style-name="T24">pe ma valore semantico 3696. </text:span><text:span text:style-name="T154">Q</text:span><text:span text:style-name="T24">uando una regol</text:span><text:span text:style-name="T154">a</text:span><text:span text:style-name="T24"> grammaticale dice che è ammesso un intero, entrambi i due token sono accettabili . Quando il parser accetta un token, tiene traccia del valore semantico del token <text:s/>.</text:span></text:p>
      <text:p text:style-name="P21">Ogni raggruppamento può anch'esso avere un proprio valore semantico come il suo simbolo non terminale. Ad esempio, in una calcolatrice, una espressione tipicamente ha un valore semantico rappresentato da un valore numerico. In un compilatore per un linguaggio di programmazione, una espressione tipicamente ha un valore semantico che è una struttura ad albero che descrive il significato dell'espressione.</text:p>
      <text:p text:style-name="P127">1.<text:span text:style-name="T155">4</text:span> Azioni Semantiche</text:p>
      <text:p text:style-name="P64"><text:span text:style-name="T25">Perchè sia di una qualche utilità, un programma deve fare qualcosa di più de</text:span><text:span text:style-name="T155">l</text:span><text:span text:style-name="T25"> parsing dell'input; deve anche produrre un output basato sull'input. In una grammatica per Bison, una regola grammaticale può essere munita di una az</text:span><text:span text:style-name="T26">ione realizzata attraverso statement C. Ogni volta che il parser riconosce una corrispondenza per quella regola, l'azione ad essa associata viene eseguita. Ved</text:span><text:span text:style-name="T155">i</text:span><text:span text:style-name="T26"> sezione 3.5.3.</text:span></text:p>
      <text:p text:style-name="P22">La maggior parte delle volte, lo scopo di una azione è quella di valutare il valore semantico dell'intero costrutto a partire da quello delle parti che lo compongono. Per esempio, supponendo di avere una regola che dice che una espressione può essere data dalla somma di due espressioni. Quando il parser riconosce nell'input una tale somma, ognuna delle sottoespressioni ha un valore semantico che descrive come essa è stata costruita. L'azione per questa regola dovrebbe creare un valore dello stesso tipo per l'espressione più grande individuata.</text:p>
      <text:p text:style-name="P18"><text:span text:style-name="T26"><text:tab/></text:span><text:span text:style-name="T27">expr: expr ’+’ expr <text:s/>{ $$ = $1 + $3; }</text:span></text:p>
      <text:p text:style-name="P20"><text:tab/><text:tab/>; </text:p>
      <text:p text:style-name="P120"><text:span text:style-name="T36">L'azione qui descrive come produrre il valore semantico della espressione somma a partir</text:span><text:span text:style-name="T26">e dalle sottoespressioni.</text:span></text:p>
      <text:p text:style-name="P128">1.5 Srivere dei Parser GLR</text:p>
      <text:p text:style-name="P18"><text:span text:style-name="T26">I</text:span><text:span text:style-name="T36">n alcune grammatiche, l'algoritmo di parsing deterministico LR(1) di Bison non è in grado di decidere quale regola grammaticale applicare in un certo punto. Cioè esso potrebbe non essere in grado </text:span><text:span text:style-name="T48">di definire </text:span><text:span text:style-name="T36">(sulle basi dell'input letto fino a quel punto) quale tra due possibili riduzioni (applicazioni di una regola grammaticale) applicare, o se applicare una riduzione, o leggere di più dall'input ed applicare una riduzione più tardi. Questi sono noti come </text:span><text:span text:style-name="T33">conflitti reduce/reduce e shift/reduce (</text:span><text:span text:style-name="T36">sezione 5.6 e 5.2).</text:span></text:p>
      <text:p text:style-name="P119"><text:span text:style-name="T37">Per utilizzare una grammatica, che non è agevolmente modifica</text:span><text:span text:style-name="T48">bile</text:span><text:span text:style-name="T37"> al fine di essere LR(1), è a volte necessario utilizzare un algoritmo più generale. Se si include </text:span><text:span text:style-name="T148">%glr-parser</text:span><text:span text:style-name="T37"> tra le dichiarazioni nel nostro file di Bison (vedi sezione 3.1), il risultato è una Genaralized LR parser. Questo parser è in grado di operare, come un parser deterministico, con una grammatica di Bison che presenti conflitti come quelli: di precedenza, o i reduce/reduce o gli <text:s/>shift/reduce irrisolti. Un parser GLR quando incontra conflitti reduce/reduce o shift/reduce, utilizza l'espediente di fare entrambe le cose, esso cioè effettua la clonazione del parser in modo da seguire entrambe le possibilità. Ognuno dei parser risultanti può nuovamente splittare, così che, in ogni istante di tempo, è possibile che vi sia un certo numero di parser che stanno venendo esplorati. I parser procedono in locksteps (passi </text:span><text:soft-page-break/><text:span text:style-name="T37">legati); cioè, tutti i parser consumano (shift) un dato simbolo in input prima che ognuno di essi possa passare al successivo. Ognuno dei parser clonati può andare incontro a due differenti destini: o esso incorre in un errore di parsing e quindi svanisce, o esso si fonde ad un altro parser in quanto entrambi hanno ridotto l'input ad un insieme di simboli identico.</text:span></text:p>
      <text:p text:style-name="P19"><text:span text:style-name="T37">Nella fase in cui vi sono più parser in fase di esplorazione, le azioni semantiche vengono riordinate, ma non vengono eseguite. Quando un parser scompare, per i motivi visti in precedenza, anche le sue azioni semantiche (che nel frattempo erano state memorizzate) scompaiono nello stesso modo. Quando una riduzione rende due parser identici, causandone il merge, </text:span><text:span text:style-name="T38">Bison memorizza entrambi i set di azioni semantiche. Bison dunque risove tutte le azioni outstanding o attraverso le regole di precedenza date alle regole grammaticali interessate, o realizzando entrambe le azioni, e quindi chiamando una funzione designata, definita dall'utente, che operi sui valori risultanti per produrre un risult</text:span><text:span text:style-name="T49">a</text:span><text:span text:style-name="T38">to merged arbitrario.</text:span></text:p>
      <text:p text:style-name="P130"><text:span text:style-name="T38">1.5.1 Utilizzo di GLR su Grammatiche non ambigue<text:line-break/></text:span><text:span text:style-name="T39">Ragazzi, la parte sul GLR no la traduco, non ci dovrebbe servire, </text:span><text:span text:style-name="T49">o</text:span><text:span text:style-name="T39">ve necessario provvedo.</text:span></text:p>
      <text:p text:style-name="P67"/>
      <text:p text:style-name="P68">In the simplest cases, you can use the GLR algorithm to parse grammars that are unambiguous but fail to be LR(1). Such grammars typically require more than one symbol of lookahead. </text:p>
      <text:p text:style-name="P68">Consider a problem that arises in the declaration of enumerated and subrange types in the programming language Pascal. Here are some examples: </text:p>
      <text:p text:style-name="P68">type subrange = lo .. hi; </text:p>
      <text:p text:style-name="P68">type enum = (a, b, c); </text:p>
      <text:p text:style-name="P68">The original language standard allows only numeric literals and constant identifiers for the subrange bounds (‘lo’ and ‘hi’), but Extended Pascal (ISO/IEC 10206) and many other Pascal implementations allow arbitrary expressions there. This gives rise to the following situation, containing a superfluous pair of parentheses: </text:p>
      <text:p text:style-name="P68">type subrange = (a) .. b; </text:p>
      <text:p text:style-name="P68">Compare this to the following declaration of an enumerated type with only one value: </text:p>
      <text:p text:style-name="P68">type enum = (a); </text:p>
      <text:p text:style-name="P68">(These declarations are contrived, but they are syntactically valid, and more-complicated cases can come up in practical programs.) </text:p>
      <text:p text:style-name="P68">These two declarations look identical until the ‘..’ token. With normal LR(1) one-token lookahead it is not possible to decide between the two forms when the identifier ‘a’ is parsed. </text:p>
      <text:p text:style-name="P68">It is, however, desirable for a parser to decide this, since in the latter case ‘a’ must become a new identifier to represent the enumeration value, while in the former case ‘a’ must be evaluated with its current meaning, which may be a constant or even a function call. </text:p>
      <text:p text:style-name="P68">You could parse ‘(a)’ as an “unspecified identifier in parentheses”, to be resolved later, but this typically requires substantial contortions in both semantic actions and large parts of the grammar, where the parentheses are nested in the recursive rules for expressions. </text:p>
      <text:p text:style-name="P68">You might think of using the lexer to distinguish between the two forms by returning different tokens for currently defined and undefined identifiers. But if these declarations occur in a local scope, and ‘a’ is defined in an outer scope, then both forms are possible— either locally redefining <text:soft-page-break/>‘a’, or using the value of ‘a’ from the outer scope. So this approach cannot work. </text:p>
      <text:p text:style-name="P65"><text:span text:style-name="T39">A simple solution to this problem is to declare the parser to use the GLR algorithm. When the GLR parser reaches the critical state, it merely splits into two branches and pursues both syntax rules simultaneously. Sooner or later, one of them runs into a parsing error. If there is a ‘..’ token before the next ‘;’, the rule for enumerated types fails since it cannot accept ‘..’ anywhere; otherwise, the </text:span><text:span text:style-name="T39">subrange type rule fails since it requires a ‘..’ token. So one of the branches fails silently, and the other one continues normally, performing all the intermediate actions that were postponed during the split. </text:span></text:p>
      <text:p text:style-name="P68">If the input is syntactically incorrect, both branches fail and the parser reports a syntax error as usual. </text:p>
      <text:p text:style-name="P68">The effect of all this is that the parser seems to “guess” the correct branch to take, or in other words, it seems to use more lookahead than the underlying LR(1) algorithm actually allows for. In this example, LR(2) would suffice, but also some cases that are not LR(k) for any k can be handled this way. </text:p>
      <text:p text:style-name="P68">In general, a GLR parser can take quadratic or cubic worst-case time, and the current Bison parser even takes exponential time and space for some grammars. In practice, this rarely happens, and for many grammars it is possible to prove that it cannot happen. The present example contains only one conflict between two rules, and the type-declaration context containing the conflict cannot be nested. So the number of branches that can exist at any time is limited by the constant 2, and the parsing time is still linear. </text:p>
      <text:p text:style-name="P68">Here is a Bison grammar corresponding to the example above. It parses a vastly simplified form of Pascal type declarations. </text:p>
      <text:p text:style-name="P23">%token TYPE DOTDOT ID </text:p>
      <text:p text:style-name="P23">%left ’+’ ’-’ </text:p>
      <text:p text:style-name="P23">%left ’*’ ’/’ </text:p>
      <text:p text:style-name="P23">%% </text:p>
      <text:p text:style-name="P23">type_decl : TYPE ID ’=’ type ’;’ </text:p>
      <text:p text:style-name="P23"><text:tab/>; </text:p>
      <text:p text:style-name="P23">type : ’(’ id_list ’)’ </text:p>
      <text:p text:style-name="P23"><text:tab/>| expr DOTDOT expr </text:p>
      <text:p text:style-name="P23"><text:tab/>; </text:p>
      <text:p text:style-name="P23">id_list : ID </text:p>
      <text:p text:style-name="P23"><text:tab/>| id_list ’,’ ID </text:p>
      <text:p text:style-name="P23"><text:tab/>; </text:p>
      <text:p text:style-name="P23">expr : ’(’ expr ’)’ </text:p>
      <text:p text:style-name="P23"><text:tab/>| expr ’+’ expr </text:p>
      <text:p text:style-name="P23"><text:tab/>| expr ’-’ <text:s/>expr </text:p>
      <text:p text:style-name="P23"><text:tab/>| expr ’*’ expr </text:p>
      <text:p text:style-name="P23"><text:tab/>| expr ’/’ <text:s/>expr </text:p>
      <text:p text:style-name="P23"><text:tab/>| ID </text:p>
      <text:p text:style-name="P23"><text:soft-page-break/><text:tab/>; </text:p>
      <text:p text:style-name="P23">When used as a normal LR(1) grammar, Bison correctly complains about one reduce/reduce conflict. In the conflicting situation the parser chooses one of the alternatives, arbitrarily the one declared first. Therefore the following correct input is not recognized: </text:p>
      <text:p text:style-name="P23"><text:tab/>type t = (a) .. b; </text:p>
      <text:p text:style-name="P23">The parser can be turned into a GLR parser, while also telling Bison to be silent about the one known reduce/reduce conflict, by adding these two declarations to the Bison grammar file (before the first ‘%%’): </text:p>
      <text:p text:style-name="P23"><text:tab/>%glr-parser </text:p>
      <text:p text:style-name="P23"><text:tab/>%expect-rr 1 </text:p>
      <text:p text:style-name="P77">No change in the grammar itself is required. Now the parser recognizes all valid declarations, according to the limited syntax above, transparently. In fact, the user does not even notice when the parser splits. </text:p>
      <text:p text:style-name="P77">So here we have a case where we can use the benefits of GLR, almost without disadvantages. Even in simple cases like this, however, there are at least two potential problems to beware. First, always analyze the conflicts reported by Bison to make sure that GLR splitting is only done where it is intended. A GLR parser splitting inadvertently may cause problems less obvious than an LR parser statically choosing the wrong alternative in a conflict. Second, consider interactions with the lexer (see Section 7.1 [Semantic Tokens], page 111) with great care. Since a split parser consumes tokens without performing any actions during the split, the lexer cannot obtain information via parser actions. Some cases of lexer interactions can be eliminated by using GLR to shift the complications from the lexer to the parser. You must check the remaining cases for correctness. </text:p>
      <text:p text:style-name="P77">In our example, it would be safe for the lexer to return tokens based on their current meanings in some symbol table, because no new symbols are defined in the middle of a type declaration. Though it is possible for a parser to define the enumeration constants as they are parsed, before the type declaration is completed, it actually makes no difference since they cannot be used within the same enumerated type declaration. </text:p>
      <text:p text:style-name="P74">1.5.2 Using GLR to Resolve Ambiguities </text:p>
      <text:p text:style-name="P78">Let’s consider an example, vastly simplified from a C++ grammar. </text:p>
      <text:p text:style-name="P80"><text:span text:style-name="T54"><text:s/></text:span><text:span text:style-name="T52">%{</text:span></text:p>
      <text:p text:style-name="P83"><text:s text:c="7"/><text:span text:style-name="T51">#include &lt;stdio.h&gt;</text:span></text:p>
      <text:p text:style-name="P83"><text:s text:c="7"/><text:span text:style-name="T51">#define YYSTYPE char const *</text:span></text:p>
      <text:p text:style-name="P83"><text:s text:c="7"/><text:span text:style-name="T51">int yylex (void);</text:span></text:p>
      <text:p text:style-name="P83"><text:s text:c="7"/><text:span text:style-name="T51">void yyerror (char const *);</text:span></text:p>
      <text:p text:style-name="P83"><text:s text:c="5"/><text:span text:style-name="T51">%}</text:span></text:p>
      <text:p text:style-name="P89"/>
      <text:p text:style-name="P83"><text:s text:c="5"/><text:span text:style-name="T51">%token TYPENAME ID</text:span></text:p>
      <text:p text:style-name="P89"/>
      <text:p text:style-name="P83"><text:s text:c="5"/><text:span text:style-name="T51">%right '='</text:span></text:p>
      <text:p text:style-name="P83"><text:s text:c="5"/><text:span text:style-name="T51">%left '+'</text:span></text:p>
      <text:p text:style-name="P89"/>
      <text:p text:style-name="P83"><text:s text:c="5"/><text:span text:style-name="T51">%glr-parser</text:span></text:p>
      <text:p text:style-name="P89"/>
      <text:p text:style-name="P83"><text:s text:c="5"/><text:span text:style-name="T51">%%</text:span></text:p>
      <text:p text:style-name="P89"/>
      <text:p text:style-name="P83"><text:s text:c="5"/><text:span text:style-name="T51">prog :</text:span></text:p>
      <text:p text:style-name="P83"><text:s text:c="10"/><text:span text:style-name="T51">| prog stmt <text:s text:c="2"/>{ printf ("\n"); }</text:span></text:p>
      <text:p text:style-name="P83"><text:soft-page-break/><text:s text:c="10"/><text:span text:style-name="T51">;</text:span></text:p>
      <text:p text:style-name="P89"/>
      <text:p text:style-name="P83"><text:s text:c="5"/><text:span text:style-name="T51">stmt : expr ';' <text:s/>%dprec 1</text:span></text:p>
      <text:p text:style-name="P83"><text:s text:c="10"/><text:span text:style-name="T51">| decl <text:s text:c="5"/>%dprec 2</text:span></text:p>
      <text:p text:style-name="P83"><text:s text:c="10"/><text:span text:style-name="T51">;</text:span></text:p>
      <text:p text:style-name="P89"/>
      <text:p text:style-name="P83"><text:s text:c="5"/><text:span text:style-name="T51">expr : ID <text:s text:c="14"/>{ printf ("%s ", $$); }</text:span></text:p>
      <text:p text:style-name="P83"><text:s text:c="10"/><text:span text:style-name="T51">| TYPENAME '(' expr ')'</text:span></text:p>
      <text:p text:style-name="P83"><text:s text:c="29"/><text:span text:style-name="T51">{ printf ("%s &lt;cast&gt; ", $1); }</text:span></text:p>
      <text:p text:style-name="P83"><text:s text:c="10"/><text:span text:style-name="T51">| expr '+' expr <text:s text:c="3"/>{ printf ("+ "); }</text:span></text:p>
      <text:p text:style-name="P83"><text:s text:c="10"/><text:span text:style-name="T51">| expr '=' expr <text:s text:c="3"/>{ printf ("= "); }</text:span></text:p>
      <text:p text:style-name="P83"><text:s text:c="10"/><text:span text:style-name="T51">;</text:span></text:p>
      <text:p text:style-name="P89"/>
      <text:p text:style-name="P83"><text:s text:c="5"/><text:span text:style-name="T51">decl : TYPENAME declarator ';'</text:span></text:p>
      <text:p text:style-name="P83"><text:s text:c="29"/><text:span text:style-name="T51">{ printf ("%s &lt;declare&gt; ", $1); }</text:span></text:p>
      <text:p text:style-name="P83"><text:s text:c="10"/><text:span text:style-name="T51">| TYPENAME declarator '=' expr ';'</text:span></text:p>
      <text:p text:style-name="P83"><text:s text:c="29"/><text:span text:style-name="T51">{ printf ("%s &lt;init-declare&gt; ", $1); }</text:span></text:p>
      <text:p text:style-name="P83"><text:s text:c="10"/><text:span text:style-name="T51">;</text:span></text:p>
      <text:p text:style-name="P89"/>
      <text:p text:style-name="P83"><text:s text:c="5"/><text:span text:style-name="T51">declarator : ID <text:s text:c="8"/>{ printf ("\"%s\" ", $1); }</text:span></text:p>
      <text:p text:style-name="P83"><text:s text:c="10"/><text:span text:style-name="T51">| '(' declarator ')'</text:span></text:p>
      <text:p text:style-name="P90"><text:s text:c="10"/><text:span text:style-name="T51">;</text:span></text:p>
      <text:p text:style-name="P78">This models a problematic part of the C++ grammar—the ambiguity between certain declarations and statements. For example, </text:p>
      <text:p text:style-name="P78"><text:tab/>T (x) = y+z; </text:p>
      <text:p text:style-name="P79"><text:span text:style-name="T54">parses as either an `expr' or a `stmt' (assuming that `T' is recognized as a `TYPENAME' and `x' as an `ID'). <text:s/>Bison detects this as a reduce/reduce conflict between the rules `expr : ID' and `declarator : ID', which it cannot resolve at the time it encounters `x' in the example above. <text:s/>Since this is a GLR parser, it therefore splits the problem into two parses, one for each choice of resolving the reduce/reduce conflict. <text:s/>Unlike the example from the previous section </text:span><text:span text:style-name="T58">(</text:span><text:span text:style-name="Strong_20_Emphasis"><text:span text:style-name="T58">Note:</text:span></text:span><text:span text:style-name="T58"> </text:span><text:a xlink:type="simple" xlink:href="http://localhost/cgi-bin/info2www?(bison)Simple+GLR+Parsers">Simple GLR Parsers</text:a><text:span text:style-name="T58">), however, neither of these parses "dies," </text:span><text:span text:style-name="T54">because the grammar as it stands is ambiguous. <text:s/>One of the parsers eventually reduces `stmt : expr ';'' and the other reduces `stmt : decl', after which both parsers are in an identical state: they've seen `prog stmt' and have the same unprocessed input remaining. <text:s/>We say that these parses have "merged."</text:span></text:p>
      <text:p text:style-name="P78"/>
      <text:p text:style-name="P78"><text:s text:c="3"/><text:span text:style-name="T51">At this point, the GLR parser requires a specification in the </text:span>grammar of how to choose between the competing parses. <text:s/>In the example above, the two `%dprec' declarations specify that Bison is to give precedence to the parse that interprets the example as a `decl', which implies that `x' is a declarator. <text:s/>The parser therefore prints</text:p>
      <text:p text:style-name="P81">"x" y z + T &lt;init-declare&gt;</text:p>
      <text:p text:style-name="P79"><text:s/><text:span text:style-name="T52">The `%dprec' declarations only come into play when more than one </text:span><text:span text:style-name="T54">parse survives. <text:s/>Consider a different input string for this parser:</text:span></text:p>
      <text:p text:style-name="P82"><text:s/><text:span text:style-name="T51">T (x) + y;</text:span></text:p>
      <text:p text:style-name="P62"><text:line-break/><text:span text:style-name="T58">This is another example of using GLR to parse an unambiguous construct, </text:span><text:span text:style-name="T57">a</text:span><text:span text:style-name="T58">s shown in the previous section (</text:span><text:span text:style-name="Strong_20_Emphasis"><text:span text:style-name="T58">Note:</text:span></text:span><text:span text:style-name="T58"> </text:span><text:a xlink:type="simple" xlink:href="http://localhost/cgi-bin/info2www?(bison)Simple+GLR+Parsers">Simple GLR Parsers</text:a><text:span text:style-name="T58">). <text:s/>Here, there is no ambiguity (this cannot be parsed as a declaration).</text:span></text:p>
      <text:p text:style-name="P69">However, at the time the Bison parser encounters `x', it does not have enough information to resolve the reduce/reduce conflict (again, between `x' as an `expr' or a `declarator'). <text:s/>In this case, no precedence declaration is used. <text:s/>Again, the parser splits into two, one assuming that `x' is an `expr', <text:soft-page-break/>and the other assuming `x' is a `declarator'. <text:s/>The second of these parsers then vanishes when it sees `+', and the parser prints </text:p>
      <text:p text:style-name="P85">x T &lt;cast&gt; y +</text:p>
      <text:p text:style-name="P62"><text:span text:style-name="T54"><text:s/></text:span><text:span text:style-name="T58">Suppose that instead of resolving the ambiguity, you wanted to see all the possibilities. <text:s/>For this purpose, you must merge the semantic actions of the two possible parsers, rather than choosing one </text:span><text:span text:style-name="T58">over the <text:s/>other. <text:s/>To do so, you could change the declaration of `stmt' as follows:</text:span></text:p>
      <text:p text:style-name="P69"/>
      <text:p text:style-name="P69"><text:s text:c="5"/>stmt : expr ';' <text:s/>%merge &lt;stmtMerge&gt;</text:p>
      <text:p text:style-name="P69"><text:s text:c="10"/>| decl <text:s text:c="5"/>%merge &lt;stmtMerge&gt;</text:p>
      <text:p text:style-name="P69"><text:s text:c="10"/>;</text:p>
      <text:p text:style-name="P69"/>
      <text:p text:style-name="P69">and define the `stmtMerge' function as:</text:p>
      <text:p text:style-name="P69"/>
      <text:p text:style-name="P69"><text:s text:c="5"/>static YYSTYPE</text:p>
      <text:p text:style-name="P69"><text:s text:c="5"/>stmtMerge (YYSTYPE x0, YYSTYPE x1)</text:p>
      <text:p text:style-name="P69"><text:s text:c="5"/>{</text:p>
      <text:p text:style-name="P69"><text:s text:c="7"/>printf ("&lt;OR&gt; ");</text:p>
      <text:p text:style-name="P69"><text:s text:c="7"/>return "";</text:p>
      <text:p text:style-name="P69"><text:s text:c="5"/>}</text:p>
      <text:p text:style-name="P69"/>
      <text:p text:style-name="P69">with an accompanying forward declaration in the C declarations at the beginning of the file:</text:p>
      <text:p text:style-name="P69"/>
      <text:p text:style-name="P69"><text:s text:c="5"/>%{</text:p>
      <text:p text:style-name="P69"><text:s text:c="7"/>#define YYSTYPE char const *</text:p>
      <text:p text:style-name="P69"><text:s text:c="7"/>static YYSTYPE stmtMerge (YYSTYPE x0, YYSTYPE x1);</text:p>
      <text:p text:style-name="P69"><text:s text:c="5"/>%}</text:p>
      <text:p text:style-name="P69"/>
      <text:p text:style-name="P69">With these declarations, the resulting parser parses the first example as both an `expr' and a `decl', and prints</text:p>
      <text:p text:style-name="P69"/>
      <text:p text:style-name="P69"><text:s text:c="5"/>"x" y z + T &lt;init-declare&gt; x T &lt;cast&gt; y z + = &lt;OR&gt;</text:p>
      <text:p text:style-name="P69"/>
      <text:p text:style-name="P69"><text:s text:c="3"/>Bison requires that all of the productions that participate in anyparticular merge have identica<text:span text:style-name="T84">al '</text:span>%merge' clauses. <text:s/>Otherwise, the ambiguity would be unresolvable, and the parser will report an error during any parse that results in the offending merge.</text:p>
      <text:p text:style-name="P75">1.5.3 GLR Semantic Actions </text:p>
      <text:p text:style-name="P71">By definition, a deferred semantic action is not performed at the same time as the associated <text:soft-page-break/>reduction. This raises caveats for several Bison features you might use in a semantic action in a GLR parser. </text:p>
      <text:p text:style-name="P70"><text:span text:style-name="T84">In any semantic action, you can examine yychar to determine the type of the lookahead token present at the time of the associated reduction. After checking that yychar is not set to YYEMPTY or YYEOF, you can then examine yylval and yylloc to determine the lookahead token’s semantic </text:span><text:span text:style-name="T84">value and location, if any. In a nondeferred semantic action, you can also modify any of these variables to influence syntax analysis. See Section 5.1 [Lookahead Tokens], page 91. </text:span></text:p>
      <text:p text:style-name="P71">In a deferred semantic action, it’s too late to influence syntax analysis. In this case, yychar, yylval, and yylloc are set to shallow copies of the values they had at the time of the associated reduction. For this reason alone, modifying them is dangerous. Moreover, the result of modifying them is undefined and subject to change with future versions of Bison. For example, if a semantic action might be deferred, you should never write it to invoke yyclearin (see Section 4.8 [Action Features], page 87) or to attempt to free memory referenced by yylval. </text:p>
      <text:p text:style-name="P66"><text:span text:style-name="T84">An</text:span><text:span text:style-name="T59">other Bison feature requiring special consideration is YYERROR (see Section 4.8 [Action Features], page 87), which you can invoke in a semantic action to initiate error recovery. </text:span></text:p>
      <text:p text:style-name="P71">During deterministic GLR operation, the effect of YYERROR is the same as its effect in a deterministic parser. In a deferred semantic action, its effect is undefined. </text:p>
      <text:p text:style-name="P71">Also, see Section 3.6.3 [Default Action for Locations], page 64, which describes a special usage of YYLLOC_DEFAULT in GLR parsers. </text:p>
      <text:p text:style-name="Subtitle">1.5.4 Considerations when Compiling GLR Parsers </text:p>
      <text:p text:style-name="P71">The GLR parsers require a compiler for ISO C89 or later. In addition, they use the inline keyword, which is not C89, but is C99 and is a common extension in pre-C99 compilers. It is up to the user of these parsers to handle portability issues. For instance, if using Autoconf and the Autoconf macro AC_C_INLINE, a mere </text:p>
      <text:p text:style-name="P86"><text:s/>%{</text:p>
      <text:p text:style-name="P83"><text:s text:c="7"/><text:span text:style-name="T51">#include &lt;config.h&gt;</text:span></text:p>
      <text:p text:style-name="P83"><text:s text:c="5"/><text:span text:style-name="T51">%}</text:span></text:p>
      <text:p text:style-name="P89"/>
      <text:p text:style-name="P84">will suffice. <text:s/>Otherwise, we suggest</text:p>
      <text:p text:style-name="P89"/>
      <text:p text:style-name="P83"><text:s text:c="5"/><text:span text:style-name="T51">%{</text:span></text:p>
      <text:p text:style-name="P83"><text:s text:c="7"/><text:span text:style-name="T51">#if __STDC_VERSION__ &lt; 199901 &amp;&amp; ! defined __GNUC__ &amp;&amp; ! defined inline</text:span></text:p>
      <text:p text:style-name="P83"><text:s text:c="8"/><text:span text:style-name="T51">#define inline</text:span></text:p>
      <text:p text:style-name="P83"><text:s text:c="7"/><text:span text:style-name="T51">#endif</text:span></text:p>
      <text:p text:style-name="P90"><text:s text:c="5"/><text:span text:style-name="T51">%}</text:span></text:p>
      <text:p text:style-name="P76">1.6 locazione</text:p>
      <text:p text:style-name="P28">Molte applicazioni come gli interpreti o i compilatori, devono produrre messaggi di segnalazione degli errori tanto verbosi quanto utili. Per raggiungere questo risultato si deve essere in grado di <text:s/>tenere traccia della localizzazionwe testuale, o più brevemente della locazione di ogni costrutto sintattico. Bison fornisce un meccanismo per maneggiare queste localizzazioni.</text:p>
      <text:p text:style-name="P28">Ogni token ha un valore semantico. In modo simile ogni token ha associata una locazione, ma il tipo della locazione è lo stesso per tutti i token e tutti i raggruppamenti. Inoltre il parser in output è dotato di default con una struttura dati che permette di memorizzare le localizzazioni (si veda la sezione 3.6 [locations].</text:p>
      <text:p text:style-name="P28"><text:soft-page-break/>Come i valori semantici le localizzazioni possono essere raggiunte nelle azioni utilizzando un set di costrutti dedicati. Nell'esempio precedente la locazione dell'intero raggruppamento è @$, mentre la locazione delle subespressioni è @1 e @3.</text:p>
      <text:p text:style-name="P29">Quando una regola <text:span text:style-name="T85">viene matchata, viene utilizzata una azione di default per calcolare il valore semantico della parte a sinistra della regola di produzione (vedi sezione 3.5.3[Actions]). Allo stesso modo, un'altra azione di default viene utilizzata per la locazione. In ogni modo l'azione da compiere </text:span><text:span text:style-name="T85">per la locazione è di una generalità tale che non è necessario descrivere per ogni regola sintattica come calcolare </text:span><text:span text:style-name="T86">@$. quando viene costruita la nuova locazione per un dato raggruppamento, il comèportamento di default dell'output parser è quello di prendere l'inizio del primo simbolo e la fine dell'ultimo.</text:span></text:p>
      <text:p text:style-name="P133">1.7 L'output di Bison: Il File di implementazione del parser</text:p>
      <text:p text:style-name="P24"><text:span text:style-name="T86"><text:s text:c="2"/></text:span><text:span text:style-name="T80">Quando si esegue Bison</text:span><text:span text:style-name="T81">, è necessario assegnargli un file di grammatica Bison come input. Il prodotto più importante in uscita è un file sorgente C che implementa un parser per il linguaggio descritto dalla grammatica. Questo parser viene detto </text:span><text:span text:style-name="T83">parser Bison</text:span><text:span text:style-name="T81">, e questo file è chiamato </text:span><text:span text:style-name="T83">file di implementazioe del parser Bison.</text:span></text:p>
      <text:p text:style-name="P30">Va tenuto a mente che l'utility Bison ed il parser Bison, sono due programmi nettamente differenti: l'utility è il programma utilizzato per generare in output il file di implementazione del parser Bison che diventerà parte del compilatore.</text:p>
      <text:p text:style-name="P30">Il compito del parser Bison è quello di raggruppare i token in raggruppamenti che rispettino le regole grammaticali, ad esempio, per costruire espressioni a partire da identificatori ed operatori. Mentre compie queste operazioni esso mette in pratica le azioni definite per tali regole sintattiche per cui individua il matching.</text:p>
      <text:p text:style-name="P30">Il token arrivano da una funzione chiamata analizzatore lessicale (che bisogna produrre in qualche modo, ad esempio <text:span text:style-name="T87">con del codice </text:span>in C, ma noi usiamo flex). Il parser Bison chiama l'analizzatore lessicale ogni volta che necessita di un nuovo token. Il parser non è a conoscenza di quello che c'è all'interno del token (sebbene il suo valore semantico possa rifletterlo). Tipicamente l'analizzatore lessicale <text:span text:style-name="T87">crea i token effettuando il parsing dei singoli caratteri di testo, ma Bison è indipendente dal modo con cui l'analizzatore lessicale funziona. Si veda la sezione 4.6, </text:span><text:span text:style-name="T156">[</text:span><text:span text:style-name="T87">La funzione dell'analizzatore lessicale yylex].</text:span></text:p>
      <text:p text:style-name="P33">Il file di implementazione del parser Bison consiste in codice C che definisce una funzione <text:span text:style-name="T139">yyparse</text:span> che implementa la grammatica. Questa funzione non realizza un programma C completo: è necessario infatti fornire delle funzioni addizionali. Una di queste è l'analizzatore lessicale. Un'altra è una funzione di reporting degli errori che viene chiamata dal parser per effettuare il report di un errore. In aggiunta un programma C completo deve iniziare con una funzione di <text:span text:style-name="T139">main</text:span>, essa deve essere realizzata da noi in modo che essa richiami la funzione <text:span text:style-name="T139">yyparse</text:span>, altrimenti il parser non andrà mai in esecuzione. Si veda il capitolo 4 [Parser C-Language Interface].</text:p>
      <text:p text:style-name="P33">A parte il nome del token type ed i simboli nelle azioni che andiamo a scrivere, tutti i simboli definiti nel file di implementazione di Bison iniziano con una 'yy' o 'YY'. Sono inclusi in questi le funzioni di interfaccia come la funzione dell'analizzatore lessicale <text:span text:style-name="T139">yylex</text:span>, la funzione di reporting degli errori <text:span text:style-name="T139">yyerror</text:span> e la stessa funzione di parsing <text:span text:style-name="T139">yyparse</text:span>. Sono anche inclusi numerosi identificatori utilizzati per funzionalità interne. Per questo motivo si deve evitare di utilizzare, nel file della grammatica di Bison, indentificatori in C che inizino con 'yy' o 'YY', fatta eccezione per quelli definiti dal manuale. Si deve inoltre evitare di utilizzare gli identificatori<text:span text:style-name="T139"> 'malloc' e 'free' </text:span>al di fuori del loro utilizzo usuale.</text:p>
      <text:p text:style-name="P31"><text:span text:style-name="T87">In alcuni casi il file di implementazione del parser Bison include degli header di sistema, </text:span><text:span text:style-name="T88">in queste ipotesi il nostro codice deve rispettare gli identificatori riservati per questi headers. Su alcuni host non GNU, </text:span><text:span text:style-name="T142">&lt;alloca.h&gt;, &lt;malloc.h&gt;, &lt;stddef.h&gt; e &lt;stdlib.h&gt;</text:span><text:span text:style-name="T88">, vengono incluse per </text:span><text:soft-page-break/><text:span text:style-name="T88">dichiarare gli allocatori di memoria ed i relativi tipi. </text:span><text:span text:style-name="T142">&lt;libintl.h&gt;</text:span><text:span text:style-name="T88"> viene inclusa se si utilizza una traduzione dei messaggi (si veda la sezione 4.9 [Internazionalization]. Altri header di sistema possono essere inclusi se si definisce YYDEBUG ad un valore diverso da zero (si veda la sezione 8.2 [Tracing your parser]</text:span><text:span text:style-name="T156">)</text:span><text:span text:style-name="T88">.</text:span></text:p>
      <text:p text:style-name="P134">1.8 Gli stage di utilizzo di Bison</text:p>
      <text:p text:style-name="P38"><text:span text:style-name="T156">I</text:span>l processo effettivo di design del linguaggio utilizzando Bison, partendo dalle specifiche della grammatica, per arrivare ad un compilatore od interprete funzionanti, segue i seguenti passi:</text:p>
      <text:list xml:id="list1700123678" text:style-name="L1">
        <text:list-item>
          <text:p text:style-name="P122"><text:span text:style-name="T90">D</text:span><text:span text:style-name="T89">efinizione formale della grammatica in un formato riconosciuto da Bison ( vedi capitolo 3 Bison Grammar File). Per ogni regola sintattica nel </text:span><text:span text:style-name="T90">linguaggio, si descrivono le azioni che devono essere intraprese quando viene individuata una istanza di tale regola. L'azione viene descritta attraverso una sequenza di statement C.</text:span></text:p>
        </text:list-item>
        <text:list-item>
          <text:p text:style-name="P123">Scrittura di un analizzatore lessicale che processi l'input e passi i token al parser. L'analizzatore può anche essere redatto a mano in C (vedi sezione 4.6 [La funzione analizzatore lessicale yylex]. Può anche essere prodotta utilizzando il tool Lex.</text:p>
        </text:list-item>
        <text:list-item>
          <text:p text:style-name="P123">Scrittura di una funzione di controllo che chiami il parser prodotto con Bison.</text:p>
        </text:list-item>
        <text:list-item>
          <text:p text:style-name="P123">Scrittura delle routine di reporting degli errori.</text:p>
          <text:p text:style-name="P102">Al fine di convertire questo codice sorgente in un programma eseguibile, devono essere seguiti i passi riportati di seguito:</text:p>
        </text:list-item>
        <text:list-item text:start-value="1">
          <text:p text:style-name="P102">Far eseguire il file della grammatica da Bison per produrre il parser.</text:p>
        </text:list-item>
        <text:list-item>
          <text:p text:style-name="P102">Compilare il codice restituito da Bison come un generico file sorgente.</text:p>
        </text:list-item>
        <text:list-item>
          <text:p text:style-name="P102">Effettuare il linking dei file oggetto per ottenere il prodotto finito.</text:p>
          <text:p text:style-name="P131"><text:span text:style-name="T89"><text:s/></text:span><text:span text:style-name="T90">1.9 Il layout Generale Di una Grammatica scritta per Bison</text:span></text:p>
        </text:list-item>
      </text:list>
      <text:p text:style-name="P32"><text:span text:style-name="T91">I</text:span><text:span text:style-name="T90">l file in input per l'utility Bison è, come gia detto, il file di grammatica di Bison. La forma più generale di un file di grammatica di Bison è la seguente:</text:span></text:p>
      <text:p text:style-name="P89"><text:span text:style-name="T90"><text:s text:c="4"/></text:span><text:span text:style-name="T61"><text:s/>%{</text:span></text:p>
      <text:p text:style-name="P83"><text:s text:c="5"/><text:span text:style-name="T51">PROLOGUE</text:span></text:p>
      <text:p text:style-name="P83"><text:s text:c="5"/><text:span text:style-name="T51">%}</text:span></text:p>
      <text:p text:style-name="P89"/>
      <text:p text:style-name="P83"><text:s text:c="5"/><text:span text:style-name="T51">BISON DECLARATIONS</text:span></text:p>
      <text:p text:style-name="P89"/>
      <text:p text:style-name="P83"><text:s text:c="5"/><text:span text:style-name="T51">%%</text:span></text:p>
      <text:p text:style-name="P83"><text:s text:c="5"/><text:span text:style-name="T51">GRAMMAR RULES</text:span></text:p>
      <text:p text:style-name="P83"><text:s text:c="5"/><text:span text:style-name="T51">%%</text:span></text:p>
      <text:p text:style-name="P90"><text:s text:c="5"/><text:span text:style-name="T51">EPILOGUE</text:span></text:p>
      <text:p text:style-name="P39"><text:span text:style-name="T156">I</text:span> simboli <text:span text:style-name="T139">'%%', '%{', '%}',</text:span> rappresentano simboli di punteggiatura che compaiono in ogni file di grammatica ed hanno lo scopo di separare le sezioni.</text:p>
      <text:p text:style-name="P39">Il prologo può definire tipi e variabili utilizzate nelle azioni. È anche possibile l'utilizzo di comandi per il preprocessore finalizzati alla definizione di macro utilizzate a quel livello, come pure l'utilizzo di <text:span text:style-name="T139">#include</text:span> per includere file header che facciano alcune di queste cose. È necessario dichiarare, in questa sezione, l'analizzatore lessicale <text:span text:style-name="T139">yylex</text:span> e la routine di stampa degli errori <text:span text:style-name="T139">yyerror</text:span>, assieme ad ogni altro identificatore globale utilizzato dalle azioni nelle regole grammaticali.</text:p>
      <text:p text:style-name="P39">Nella sezione delle dichiarazioni di Bison vengono dichiarati i nomi dei simboli terminali e non terminali, può inoltre essere descritta la precedenza tra gli operatori ed il tipo di dati dei valori semantici dei vari simboli.</text:p>
      <text:p text:style-name="P39">La sezione delle regole sintattiche (grammar rules) provvede a definire come costruire ogni <text:soft-page-break/>simbolo non terminale a partire dalle sue parti.</text:p>
      <text:p text:style-name="P39">La sezione dell'epilogo può contenere tutto il codice che si vuole utilizzare. Spesso le definizioni delle funzioni dichiarate nel prologo va inserita a questo livello. In un semplice programma , tutto il resto del programma può essere posizionato qui.</text:p>
      <text:p text:style-name="P73">2 Esempi</text:p>
      <text:p text:style-name="P25"><text:span text:style-name="T82">Guardiamo</text:span><text:span text:style-name="T92"> </text:span><text:span text:style-name="T91"><text:s/></text:span><text:span text:style-name="T92">adesso tre semplici programmi scritti utilizzando Bison: un calcolatrice che sfrutta la notazione polacca inversa, una calcolatrice che utilizza la notazione algebrica (infissa), ed una calcolatrice multifunzione. Tutti e tre sono stati testati sotto DBS Unix 4.3; ognuno produce una una calcolatrice interattiva a dektop funzionante, sebbene con funzionalità limitate.</text:span></text:p>
      <text:p text:style-name="P52">Questi esempi sono molto semplici, ma le grammatiche Bison per i linguaggi di programmazione reali sono scitte nello stesso modo. È possibile copiare questi esempi in un file sorgente per provarli.</text:p>
      <text:p text:style-name="P135">2.1 Calcolatrice non notazione Polacca Inversa</text:p>
      <text:p text:style-name="P34">Il primo esempio preso in considerazione è quello di una semplice calcolatrice in notazione pol<text:span text:style-name="T157">a</text:span>cca inversa a doppia precisione (una calcolatrice cioè che utilizzi gli operatori postfissi). Questo esempio fornisce un buon punto di partenza, dato che la precedenza degli operatori non è ric<text:span text:style-name="T157">h</text:span>iesta. Il secondo esempio mostrerà come gestire la precedenza degli operatori.</text:p>
      <text:p text:style-name="P34">Il codice sorgente per questa calcolatrice viene chiamato <text:span text:style-name="T139">'rpcalc.y'</text:span>. l'estensione <text:span text:style-name="T139">'.y'</text:span> rappresenta una convenzione per i file delle grammatiche di Bison.</text:p>
      <text:p text:style-name="P132"><text:span text:style-name="T92"><text:tab/>2.1.1 Dichiarazione per </text:span><text:span text:style-name="T94">rpcalc</text:span></text:p>
      <text:p text:style-name="P34">Ecco <text:span text:style-name="T102">le dichiarazioni C e Bison per la calcolatrice in notazione polacca inversa. Come in C i commenti vengono posti tra '/* … */'.</text:span></text:p>
      <text:p text:style-name="P89"><text:span text:style-name="T102"><text:s/></text:span><text:span text:style-name="T62">/* Reverse polish notation calculator. */</text:span></text:p>
      <text:p text:style-name="P89"/>
      <text:p text:style-name="P83"><text:s text:c="5"/><text:span text:style-name="T51">%{</text:span></text:p>
      <text:p text:style-name="P83"><text:s text:c="7"/><text:span text:style-name="T51">#define YYSTYPE double</text:span></text:p>
      <text:p text:style-name="P83"><text:s text:c="7"/><text:span text:style-name="T51">#include &lt;math.h&gt;</text:span></text:p>
      <text:p text:style-name="P83"><text:s text:c="7"/><text:span text:style-name="T51">int yylex (void);</text:span></text:p>
      <text:p text:style-name="P83"><text:s text:c="7"/><text:span text:style-name="T51">void yyerror (char const *);</text:span></text:p>
      <text:p text:style-name="P83"><text:s text:c="5"/><text:span text:style-name="T51">%}</text:span></text:p>
      <text:p text:style-name="P89"/>
      <text:p text:style-name="P83"><text:s text:c="5"/><text:span text:style-name="T51">%token NUM</text:span></text:p>
      <text:p text:style-name="P89"/>
      <text:p text:style-name="P90"><text:s text:c="5"/><text:span text:style-name="T51">%% /* Grammar rules and actions follow. <text:s/>*/</text:span></text:p>
      <text:p text:style-name="P40"><text:span text:style-name="T159">La sezione delle dichiarazioni</text:span> (si veda la sezione 3.1 [il prologo]) contiene due direttive per il preprocessore e due dichiarazioni in avanti.</text:p>
      <text:p text:style-name="P109">La direttiva <text:span text:style-name="T139">#define</text:span>, definisce la macro <text:span text:style-name="T139">YYSTYP</text:span><text:span text:style-name="T143">E</text:span>, in questo modo viene specificato il tipo di dati in C per i valori semantici sia dei token che dei raggruppamenti (vedi sezione 3.5.1 [Da<text:span text:style-name="T158">ta</text:span>Types <text:s/>Sematic Values]). Il parser di Bison utilizzer<text:span text:style-name="T158">à</text:span> il tipo di dati definito da YYSTYP <text:span text:style-name="T139">YYSTYP</text:span><text:span text:style-name="T143">E</text:span>; se non definiamo questa macro viene utilizzato int come default. Dato che noi specifichiamo double, ogni token ed ogni espressione ha associato un valore che è un numero floating point.</text:p>
      <text:p text:style-name="P40">La direttiva #include viene utilizzata per dichiarare la funzione potenza pow.</text:p>
      <text:p text:style-name="P40">La dichiarazione in avanti (anticipata) per yylex e yyerror è necessaria perchè il linguaggio C richiede che le funzioni siano dichiarate prima del loro utilizzo. Queste funzioni saranno definite <text:soft-page-break/>nell'epilogo, ma il parser le chiama e quindi devono essere dichiarate nel prologo.</text:p>
      <text:p text:style-name="P35"><text:span text:style-name="T160">La seconda sezione, quella delle dichiarazioni di Bison</text:span><text:span text:style-name="T102">, fornisce informazioni a Bison circa il tipo dei token (si veda Sezione 3.1.3 [The Bison Declaration section]). Ogni simbolo terminale che non sia un literal a singolo-carattere deve essere dichiarato in questa sezione (questi simboli di solito non necessitano di essere dichiarati). In questo esempio l'unico simbolo terminale che deve essere dichiarato è NUM, il tipo di token per le costanti numeriche.</text:span></text:p>
      <text:p text:style-name="P136"><text:tab/>2.1.2 Regole grammaticali per <text:span text:style-name="T35">rpcalc</text:span></text:p>
      <text:p text:style-name="P36">Ecco le regole grammaticali per la calcolatrice in notazione polacca inversa.</text:p>
      <text:p text:style-name="P56"><text:s text:c="9"/>input: <text:s text:c="3"/>/* empty */</text:p>
      <text:p text:style-name="P83"><text:s text:c="13"/><text:span text:style-name="T51">| input line</text:span></text:p>
      <text:p text:style-name="P83"><text:s text:c="5"/><text:span text:style-name="T51">;</text:span></text:p>
      <text:p text:style-name="P89"/>
      <text:p text:style-name="P83"><text:s text:c="5"/><text:span text:style-name="T51">line: <text:s text:c="4"/>'\n'</text:span></text:p>
      <text:p text:style-name="P83"><text:s text:c="13"/><text:span text:style-name="T51">| exp '\n' <text:s text:c="5"/>{ printf ("\t%.10g\n", $1); }</text:span></text:p>
      <text:p text:style-name="P83"><text:s text:c="5"/><text:span text:style-name="T51">;</text:span></text:p>
      <text:p text:style-name="P89"/>
      <text:p text:style-name="P83"><text:s text:c="5"/><text:span text:style-name="T51">exp: <text:s text:c="5"/>NUM <text:s text:c="10"/>{ $$ = $1; <text:s text:c="10"/>}</text:span></text:p>
      <text:p text:style-name="P83"><text:s text:c="13"/><text:span text:style-name="T51">| exp exp '+' <text:s text:c="2"/>{ $$ = $1 + $2; <text:s text:c="5"/>}</text:span></text:p>
      <text:p text:style-name="P83"><text:s text:c="13"/><text:span text:style-name="T51">| exp exp '-' <text:s text:c="2"/>{ $$ = $1 - $2; <text:s text:c="5"/>}</text:span></text:p>
      <text:p text:style-name="P83"><text:s text:c="13"/><text:span text:style-name="T51">| exp exp '*' <text:s text:c="2"/>{ $$ = $1 * $2; <text:s text:c="5"/>}</text:span></text:p>
      <text:p text:style-name="P83"><text:s text:c="13"/><text:span text:style-name="T51">| exp exp '/' <text:s text:c="2"/>{ $$ = $1 / $2; <text:s text:c="5"/>}</text:span></text:p>
      <text:p text:style-name="P83"><text:s text:c="14"/><text:span text:style-name="T51">/* Exponentiation */</text:span></text:p>
      <text:p text:style-name="P83"><text:s text:c="13"/><text:span text:style-name="T51">| exp exp '^' <text:s text:c="2"/>{ $$ = pow ($1, $2); }</text:span></text:p>
      <text:p text:style-name="P83"><text:s text:c="14"/><text:span text:style-name="T51">/* Unary minus <text:s text:c="3"/>*/</text:span></text:p>
      <text:p text:style-name="P83"><text:s text:c="13"/><text:span text:style-name="T51">| exp 'n' <text:s text:c="6"/>{ $$ = -$1; <text:s text:c="9"/>}</text:span></text:p>
      <text:p text:style-name="P83"><text:s text:c="5"/><text:span text:style-name="T51">;</text:span></text:p>
      <text:p text:style-name="P90"><text:s text:c="5"/><text:span text:style-name="T51">%%</text:span></text:p>
      <text:p text:style-name="P36">I raggruppamenti, qui definiti per il linguaggio di 'rpcalc', sono: l'espressione (a cui viene dato il nome 'exp'), la linea di input (a cui viene dato il nome 'line') e la trascrizione completa dell'input (cui viene dato il nome 'input'). Ognuno di questi simboli non terminali presenta molteplici regole sintattiche alternative; esse vengono tenute assieme dalla barra verticale '|' che va letta come un 'or'. La sezione che segue spiega cosa significano queste regole.</text:p>
      <text:p text:style-name="P36">La semantica del linguaggio viene determinata dalle azioni intraprese quando un raggruppamento viene riconosciuto. Le azioni vengono scritte in codice C che appare tra parentesi graffe. Si veda la sezione 3.5.3 [Actions].</text:p>
      <text:p text:style-name="P36">È necessario specificare queste azioni in C, ma è Bison che provvede a dare il significato del passaggio dei valori semantici tra le regole. In ogni azione la pseudo variabile <text:span text:style-name="T139">$$</text:span> indica il valore semantico del raggruppamento che la regola sta costruendo. L'assegnazione di un valore alla variabile <text:span text:style-name="T139">$$</text:span> rappresenta il compito principale della maggior parte delle azioni. Il valore semantico delle componenti della regola viene indicato con <text:span text:style-name="T139">$1, $2</text:span> e così via.</text:p>
      <text:p text:style-name="Subtitle">2.1.2.1 Spiegazione della regola sintattica per <text:span text:style-name="T35">input </text:span></text:p>
      <text:p text:style-name="P36">Si consideri la definizione di input:</text:p>
      <text:p text:style-name="P84">input: <text:s text:c="3"/>/* empty */</text:p>
      <text:p text:style-name="P83"><text:s text:c="13"/><text:span text:style-name="T51">| input line</text:span></text:p>
      <text:p text:style-name="P90"><text:s text:c="5"/><text:span text:style-name="T51">;</text:span></text:p>
      <text:p text:style-name="P104">tale definizione va letta nel seguente modo: “ Un input completo <text:span text:style-name="T103">può essere o una stringa vuota, o un input completo seguito da una linea di input”. Si osservi che input completo è definito in modo </text:span><text:soft-page-break/><text:span text:style-name="T103">ricorsivo in termini di se stesso. Questo tipo di definizione viene detta ricorsiva a sinistra, in quanto input compare sempre some simbolo più a sinistra della sequenza. Si veda la sezione 3.4 [Regole Ricorsive].</text:span></text:p>
      <text:p text:style-name="P37"><text:span text:style-name="T111">La p</text:span><text:span text:style-name="T112">r</text:span><text:span text:style-name="T111">ima alternativa è vuota poiché non vi sono simboli tra i due punti e la prima '|'; questo st</text:span><text:span text:style-name="T110">a a</text:span><text:span text:style-name="T104"> </text:span><text:span text:style-name="T110">significare che input può matchare una string vuota di input (nessun token). S</text:span><text:span text:style-name="T112">c</text:span><text:span text:style-name="T110">riviamo le regole in questo modo </text:span><text:span text:style-name="T109"><text:s/></text:span><text:span text:style-name="T110">poiche è leggittimo digitare Ctrl.d subito dopo aver fatto partire la calcolatrice. Convenzionalmente si pone una alternativa vuota per prima e poi si aggiunge in essa il commento /* empty */ .</text:span></text:p>
      <text:p text:style-name="P41"><text:span text:style-name="T104">La seconda regola alternativa (</text:span><text:span text:style-name="T144">input line</text:span><text:span text:style-name="T104">) serve a gestire tutti gli input non banalmente vuoti. Essa ha il </text:span><text:span text:style-name="T113">significato</text:span><text:span text:style-name="T104">: “ Dopo aver letto un qualunque numero di linee, leggine un'altra se possibile”. La ricorsività a sinistra pone questa regola in un loop. Il ciclo può essere eseguito zero o più volte sulla base di quando la prima alternativa matchi <text:s/>un input vuoto.</text:span></text:p>
      <text:p text:style-name="P41"><text:span text:style-name="T105">La funzione di parsing </text:span><text:span text:style-name="T145">yyparse </text:span><text:span text:style-name="T105">continua a processare input fino a quando non viene individuato un errore sintattico o l'analizzatore lessicale indica che non vi sono altri token in input; faremo in modo che ciò accada alla fine dell'input.</text:span><text:span text:style-name="T104"> <text:s/></text:span></text:p>
      <text:p text:style-name="P129"><text:span text:style-name="T105"><text:tab/>2.1.2.2 Spiegazione della regola sintattica per</text:span><text:span text:style-name="T40"> line</text:span></text:p>
      <text:p text:style-name="P42">Si consideri ora la definizione di line:</text:p>
      <text:p text:style-name="P57"><text:span text:style-name="T107"><text:s/></text:span><text:span text:style-name="T107">line: <text:s text:c="4"/>'\n'</text:span></text:p>
      <text:p text:style-name="P83"><text:s text:c="13"/><text:span text:style-name="T51">| exp '\n' <text:s/>{ printf ("\t%.10g\n", $1); }</text:span></text:p>
      <text:p text:style-name="P90"><text:s text:c="5"/><text:span text:style-name="T51">;</text:span></text:p>
      <text:p text:style-name="P42">La prima alternativa è rappresentata da un token che è un carattere di newline; questo significa che <text:span text:style-name="T139">rpcalc </text:span>accetta una linea vuota (e la ignora in quanto ad essa non è associata alcuna azione). La seconda alternativa è una espressione seguita da un carattere di newline. Questa è l'alternativa che rende <text:span text:style-name="T139">rpcalc</text:span> di una qualche utilità. Il valore semantico del raggruppamento <text:span text:style-name="T139">exp</text:span> è <text:span text:style-name="T139">$1</text:span>, in quanto l'<text:span text:style-name="T139">exp</text:span> in questione è il primo simbolo nell'alternativa. L'azione associata consiste nella stampa a schermo di questo valore che in questa fase rappresenta il risultato della computazione richiesta dall'utente.</text:p>
      <text:p text:style-name="P42">Questa azione è insolita in quanto non attribuisce alcun valore a <text:span text:style-name="T139">$$</text:span> . <text:span text:style-name="T161">I</text:span>n conseguenza il valore semantico associato a <text:span text:style-name="T139">line</text:span> rimane non inizializzato (il suo valore sarà <text:s/>non predicibile). Questo rappresenterebbe un bug se questo valore fosse utilizzato, ma in realtà non lo utilizzeremo, infatti una volta che <text:span text:style-name="T139">rpcalc</text:span> ha stampato il volore della string<text:span text:style-name="T161">a</text:span> di input dell'utente, tale valore non è più necessario.</text:p>
      <text:p text:style-name="P142"><text:tab/>2.<text:span text:style-name="T98">1.2.</text:span><text:span text:style-name="T99">3</text:span><text:span text:style-name="T98"> Spiegazione della regola sintattica per </text:span><text:span text:style-name="T95">expr</text:span><text:span text:style-name="T99"> </text:span></text:p>
      <text:p text:style-name="P51">Il raggruppamento <text:span text:style-name="T139">exp </text:span>presenta molteplici regole, una per ogni tipo di espressione. La prima regola gestisce le espressioni più semplici: quelle che sono un semplice numero. La seconda gestisce una espressione di addizione, che appare come due espressioni seguirte dal segno '+'. la terza gestisce le sottrazioni e così via.</text:p>
      <text:p text:style-name="P89"><text:span text:style-name="T115"><text:s/></text:span><text:span text:style-name="T63">exp: <text:s text:c="5"/>NUM</text:span></text:p>
      <text:p text:style-name="P83"><text:s text:c="13"/><text:span text:style-name="T51">| exp exp '+' <text:s text:c="4"/>{ $$ = $1 + $2; <text:s text:c="3"/>}</text:span></text:p>
      <text:p text:style-name="P83"><text:s text:c="13"/><text:span text:style-name="T51">| exp exp '-' <text:s text:c="4"/>{ $$ = $1 - $2; <text:s text:c="3"/>}</text:span></text:p>
      <text:p text:style-name="P83"><text:s text:c="13"/><text:span text:style-name="T51">...</text:span></text:p>
      <text:p text:style-name="P90"><text:s text:c="13"/><text:span text:style-name="T51">;</text:span></text:p>
      <text:p text:style-name="P51">Si osservi come abbiamo utilizzato il carattere '|' per unire le regole, avremmo però potuto scrivere in maniera ugualmente corretta le regole in modo separato nella forma:</text:p>
      <text:p text:style-name="P84"><text:soft-page-break/><text:span text:style-name="T115"><text:s/></text:span><text:span text:style-name="T115">exp: <text:s text:c="5"/>NUM ;</text:span></text:p>
      <text:p text:style-name="P83"><text:s text:c="5"/><text:span text:style-name="T51">exp: <text:s text:c="5"/>exp exp '+' <text:s text:c="4"/>{ $$ = $1 + $2; <text:s text:c="3"/>} ;</text:span></text:p>
      <text:p text:style-name="P83"><text:s text:c="5"/><text:span text:style-name="T51">exp: <text:s text:c="5"/>exp exp '-' <text:s text:c="4"/>{ $$ = $1 - $2; <text:s text:c="3"/>} ;</text:span></text:p>
      <text:p text:style-name="P90"><text:s text:c="13"/><text:span text:style-name="T51">...</text:span></text:p>
      <text:p text:style-name="P43">La maggior parte delle regole presentano azioni che calcolano il valore dell'espressione in termini dei valori delle sue parti. Ad esempio nella regola per l'addizione <text:span text:style-name="T139">'$1</text:span><text:span text:style-name="T146">'</text:span> fa riferimento al primo componente <text:span text:style-name="T139">'exp'</text:span> ed <text:span text:style-name="T139">'$2'</text:span> al secondo. La terza componente '+' non ha un valore semantico associato che abbia un significato utile, ma, se ne avesse avuto uno, avremmo potuto riferirci ad esso con <text:span text:style-name="T139">'$3'</text:span>. quando la funzione <text:span text:style-name="T139">'yyparse</text:span><text:span text:style-name="T147">'</text:span> riconosce una espressione di somma utilizzando questa regola, la somma dei due valori delle sotto espressioni viene prodotta come valore dell'intera espressione. Si veda la sezione 3.5.3 [Actions].</text:p>
      <text:p text:style-name="P26"><text:span text:style-name="T67">Non è necessario dare una azione per ogni regola grammaticale</text:span><text:span text:style-name="T66"> . </text:span><text:span text:style-name="T67">Quando una regola non ha una azione corrispondente Bison di default copia il valore di </text:span><text:span text:style-name="T78">$1</text:span><text:span text:style-name="T67"> in </text:span><text:span text:style-name="T78">$$</text:span><text:span text:style-name="T67">. questo è quello che accade nella prima regola ( quella che utilizza </text:span><text:span text:style-name="T78">NUM</text:span><text:span text:style-name="T67">).</text:span></text:p>
      <text:p text:style-name="P44">La formattazione, qui messa in evidenza, costituisce la convenzione raccomandata, ma Bison non la richiede. È possibile aggiungere o cambiare spazi bianchi a piacere. Ad esempio la seguente regola:</text:p>
      <text:p text:style-name="P89"><text:line-break/><text:span text:style-name="T57">exp <text:s text:c="2"/>: NUM | exp exp '+' {$$ = $1 + $2; } | ... ;</text:span></text:p>
      <text:p text:style-name="P89"/>
      <text:p text:style-name="P53">ha lo stesso significato della seguente:</text:p>
      <text:p text:style-name="P89"/>
      <text:p text:style-name="P83"><text:s text:c="5"/><text:span text:style-name="T51">exp: <text:s text:c="5"/>NUM</text:span></text:p>
      <text:p text:style-name="P83"><text:s text:c="13"/><text:span text:style-name="T51">| exp exp '+' <text:s text:c="3"/>{ $$ = $1 + $2; }</text:span></text:p>
      <text:p text:style-name="P83"><text:s text:c="13"/><text:span text:style-name="T51">| ...</text:span></text:p>
      <text:p text:style-name="P90"><text:s text:c="5"/><text:span text:style-name="T51">;</text:span></text:p>
      <text:p text:style-name="P91"/>
      <text:p text:style-name="P53">quest'ultima evidentemente ha una maggiore leggibilità.</text:p>
      <text:p text:style-name="P129"><text:tab/>2.1.3 Il lexical analizer per <text:span text:style-name="T35">rpcalc</text:span></text:p>
      <text:p text:style-name="P26"><text:span text:style-name="T117">I</text:span><text:span text:style-name="T67">l compito dell'analizzatore lessicale è quello di effettuare un parsing di basso livello: esso effettua la conversione di di caratteri o sequenze di caratteri in token. Il parser di Bison acquisisce i suoi token attraverso chiamate all'analizzatore lessicale. Si veda la sezione 4.6 [la funzione dell'analizzatore lessicale yylex].</text:span></text:p>
      <text:p text:style-name="P26">Per la calcolatrice in notazione polacca è necessario un semplice analizzatore lessicale. Esso scarta gli spazi e le tabulazioni, quindi legge i numeri come double e li restituisce come token di tipo <text:span text:style-name="T78">NUM</text:span>.</text:p>
      <text:p text:style-name="P26">Ogni altro carattere che non è parte di un numero va a costituire un token separato. Osserviamo che il token-code per un tale token a singolo carattere è costituito dallo stesso carattere. <text:span text:style-name="T162">I</text:span>l valore restituito dalla funzione dell'analizzatore lessicale è un codice numerico che rappresenta un token type. Lo stesso testo utilizzato nelle regole di Bison per indicare (stand) questo token type è anche una espressione C per il codice numerico per il tipo (?????). <text:span text:style-name="T162">I</text:span>l meccanismo funziona in due modi. Se il token type è un carattere literal, allora il suo codice numerico è quello del carattere; è possibile quindi utilizzare nell'analizzatore lessicale lo stesso carattere literal per esprimere il numero. Se il token type è un identificatore, tale identificatore viene definito in Bison come una macro C la cui definizione è il numero appropriato. In questo esempio, <text:span text:style-name="T162">quindi</text:span>, <text:span text:style-name="T78">NUM</text:span> diventa una macro da utilizzare per <text:span text:style-name="T78">yylex</text:span>. <text:s text:c="2"/></text:p>
      <text:p text:style-name="P26">Il valore semantico di un token (se esso ne ha uno) viene conservatoin una variabile globale <text:soft-page-break/><text:span text:style-name="T78">yylval</text:span>, che rappresenta il posto dove Bison andrà a cercarlo. (Il data type C di <text:span text:style-name="T78">yylval è YYSTYPE</text:span>, che è stato definito all'inizio del file della grammatica di Bison; si veda la sezione 2.1.1 [Dichiarazioni per rpcalc].)</text:p>
      <text:p text:style-name="P45"><text:span text:style-name="T163">V</text:span><text:span text:style-name="T117">iene restitutito un codice di token type zero quando si incontra la fine dell'input. (Bison riconosce ogni valore non positivo come indicante la fine dell'input.)</text:span></text:p>
      <text:p text:style-name="P46">Ecco il codice per l'analizzatore lessicale:</text:p>
      <text:p text:style-name="P87"><text:tab/>/* The lexical analyzer returns a double floating point</text:p>
      <text:p text:style-name="P83"><text:s text:c="8"/><text:span text:style-name="T51">number on the stack and the token NUM, or the numeric code</text:span></text:p>
      <text:p text:style-name="P83"><text:s text:c="8"/><text:span text:style-name="T51">of the character read if not a number. <text:s/>It skips all blanks</text:span></text:p>
      <text:p text:style-name="P83"><text:s text:c="8"/><text:span text:style-name="T51">and tabs, and returns 0 for end-of-input. <text:s/>*/</text:span></text:p>
      <text:p text:style-name="P89"/>
      <text:p text:style-name="P83"><text:s text:c="5"/><text:span text:style-name="T51">#include &lt;ctype.h&gt;</text:span></text:p>
      <text:p text:style-name="P89"/>
      <text:p text:style-name="P83"><text:s text:c="5"/><text:span text:style-name="T51">int</text:span></text:p>
      <text:p text:style-name="P83"><text:s text:c="5"/><text:span text:style-name="T51">yylex (void)</text:span></text:p>
      <text:p text:style-name="P83"><text:s text:c="5"/><text:span text:style-name="T51">{</text:span></text:p>
      <text:p text:style-name="P83"><text:s text:c="7"/><text:span text:style-name="T51">int c;</text:span></text:p>
      <text:p text:style-name="P89"/>
      <text:p text:style-name="P83"><text:s text:c="7"/><text:span text:style-name="T51">/* Skip white space. <text:s/>*/</text:span></text:p>
      <text:p text:style-name="P83"><text:s text:c="7"/><text:span text:style-name="T51">while ((c = getchar ()) == ' ' || c == '\t')</text:span></text:p>
      <text:p text:style-name="P83"><text:s text:c="9"/><text:span text:style-name="T51">;</text:span></text:p>
      <text:p text:style-name="P83"><text:s text:c="7"/><text:span text:style-name="T51">/* Process numbers. <text:s/>*/</text:span></text:p>
      <text:p text:style-name="P83"><text:s text:c="7"/><text:span text:style-name="T51">if (c == '.' || isdigit (c))</text:span></text:p>
      <text:p text:style-name="P83"><text:s text:c="9"/><text:span text:style-name="T51">{</text:span></text:p>
      <text:p text:style-name="P83"><text:s text:c="11"/><text:span text:style-name="T51">ungetc (c, stdin);</text:span></text:p>
      <text:p text:style-name="P83"><text:s text:c="11"/><text:span text:style-name="T51">scanf ("%lf", &amp;yylval);</text:span></text:p>
      <text:p text:style-name="P83"><text:s text:c="11"/><text:span text:style-name="T51">return NUM;</text:span></text:p>
      <text:p text:style-name="P83"><text:s text:c="9"/><text:span text:style-name="T51">}</text:span></text:p>
      <text:p text:style-name="P83"><text:s text:c="7"/><text:span text:style-name="T51">/* Return end-of-input. <text:s/>*/</text:span></text:p>
      <text:p text:style-name="P83"><text:s text:c="7"/><text:span text:style-name="T51">if (c == EOF)</text:span></text:p>
      <text:p text:style-name="P83"><text:s text:c="9"/><text:span text:style-name="T51">return 0;</text:span></text:p>
      <text:p text:style-name="P83"><text:s text:c="7"/><text:span text:style-name="T51">/* Return a single char. <text:s/>*/</text:span></text:p>
      <text:p text:style-name="P83"><text:s text:c="7"/><text:span text:style-name="T51">return c;</text:span></text:p>
      <text:p text:style-name="P90"><text:s text:c="5"/><text:span text:style-name="T51">}</text:span></text:p>
      <text:p text:style-name="P137"><text:tab/>2.1.4 La funzione di controllo</text:p>
      <text:p text:style-name="P26">Per rispettare lo spirito dell'esempio, la funzione di controllo, viene lasciata al minimo essenziale. L'unico requisito è che essa chiami <text:span text:style-name="T78">yyparse</text:span> affinchè si dia inizio al processo di parsing.</text:p>
      <text:p text:style-name="P105"><text:s text:c="5"/>int</text:p>
      <text:p text:style-name="P105"><text:s text:c="5"/>main (void)</text:p>
      <text:p text:style-name="P83"><text:s text:c="5"/><text:span text:style-name="T51">{</text:span></text:p>
      <text:p text:style-name="P83"><text:s text:c="7"/><text:span text:style-name="T51">return yyparse ();</text:span></text:p>
      <text:p text:style-name="P90"><text:s text:c="5"/><text:span text:style-name="T51">}</text:span></text:p>
      <text:p text:style-name="P152"><text:span text:style-name="T51"/></text:p>
      <text:p text:style-name="P140"><text:tab/>2.1.5 La routine di reporting degli errori</text:p>
      <text:p text:style-name="P26"><text:span text:style-name="T163">Q</text:span>uando <text:span text:style-name="T78">yyparse</text:span> rileva un errore sintattico, essa chiama la funzione di reporting degli errori <text:span text:style-name="T78">yyerror</text:span>, affinchè essa visualizzi un messaggio di errore (di solito, ma non sempre <text:span text:style-name="T78">“sintax error”</text:span>). La realizzazione di una funzione <text:span text:style-name="T78">yyerror</text:span> è in carico al programmatore (si veda il capitolo 4[Parser C-Language Interface]), qui di seguito vi è la definizione che utilizzeremo:</text:p>
      <text:p text:style-name="P84"><text:s text:c="4"/>#include &lt;stdio.h&gt;</text:p>
      <text:p text:style-name="P89"><text:s text:c="5"/><text:span text:style-name="T57">/* Called by yyparse on error. <text:s/>*/</text:span></text:p>
      <text:p text:style-name="P83"><text:s text:c="5"/><text:span text:style-name="T51">void</text:span></text:p>
      <text:p text:style-name="P83"><text:s text:c="5"/><text:span text:style-name="T51">yyerror (char const *s)</text:span></text:p>
      <text:p text:style-name="P83"><text:s text:c="5"/><text:span text:style-name="T51">{</text:span></text:p>
      <text:p text:style-name="P83"><text:s text:c="7"/><text:span text:style-name="T51">fprintf (stderr, "%s\n", s);</text:span></text:p>
      <text:p text:style-name="P90"><text:s text:c="5"/><text:span text:style-name="T51">}</text:span></text:p>
      <text:p text:style-name="P46"/>
      <text:p text:style-name="P26">Dopo che la <text:span text:style-name="T78">yyerror</text:span> “ritorna” dall'esecuzione, il parser Bison potrebbe effettuare un recovering dall'errore e continuare il parsing, <text:span text:style-name="T164">questo </text:span>se la grammatica contiene una adeguata regola per l'errore (si veda il capitolo 6 [error recovery]). Altrimenti, <text:span text:style-name="T78">yyparse</text:span> restituisce <text:span text:style-name="T118">un valore nonzero. In questo esempio non è stata scritta alcuna regola per gli errori, così ogni input non valido causerà l'uscita dal programma della calcolatrice. Questo non è un comportamento “pulito” per una calcolatrice reale, ma è adeguato per il nostro esempio.</text:span></text:p>
      <text:p text:style-name="P138"><text:tab/>2.1.6 Eseguire Bison per creare il Parser</text:p>
      <text:p text:style-name="P47">Prima di eseguire Bison per produrre un parser, dobbiamo decidere come organizzare il codice sorgente in uno o più file. Per il nostro semplice esempio la cosa più semplice è porre tutto in un unico file, il file della grammatica.</text:p>
      <text:p text:style-name="P47">Per un progetto più grande, probabilmente si avranno più file sorgente ed utilizzeremo il make per riorganizzarli e ricompilarli.</text:p>
      <text:p text:style-name="P47">Con tutti i sorgenti nel file della grammatica, si utilizza il seguente comando per effettuare la conversione in un file di implementazione della grammatica:</text:p>
      <text:p text:style-name="P84"><text:tab/>bison file.y </text:p>
      <text:p text:style-name="P98">In questo esempio, il file della grammatica si chiama <text:span text:style-name="T78">'rpcalc.y</text:span>'. Bison produce un file di implementazione del parser chiamato '<text:span text:style-name="T78">file.t</text:span><text:span text:style-name="T79">a</text:span><text:span text:style-name="T78">b.c</text:span>' (secondo me 'rpcalc.tab.c' attraverso la rimozione del '<text:span text:style-name="T78">.y'</text:span> dal nome del file della grammatica. Il file di implementazione del parser contiene il codice sorgente per <text:span text:style-name="T78">yyparse</text:span>. Le funzioni addizionali nel file della grammatica (<text:span text:style-name="T78">yylex, yyerror e main</text:span>) vengono copiate tal quali <text:span text:style-name="T119">nel file di implementazione del parser.</text:span></text:p>
      <text:p text:style-name="P141"><text:tab/>2.1.7 Compilazione del file di implementazione del parser</text:p>
      <text:p text:style-name="P48">Ecco come compilare ed eseguire il file di implementazione del parser:</text:p>
      <text:p text:style-name="P88"><text:s text:c="5"/># List files in current directory.</text:p>
      <text:p text:style-name="P83"><text:s text:c="5"/><text:span text:style-name="T51">$ ls</text:span></text:p>
      <text:p text:style-name="P83"><text:s text:c="5"/><text:span text:style-name="T51">rpcalc.tab.c <text:s/>rpcalc.y</text:span></text:p>
      <text:p text:style-name="P89"/>
      <text:p text:style-name="P83"><text:s text:c="5"/><text:span text:style-name="T51"># Compile the Bison parser.</text:span></text:p>
      <text:p text:style-name="P83"><text:s text:c="5"/><text:span text:style-name="T51"># `-lm' tells compiler to search math library for `pow'.</text:span></text:p>
      <text:p text:style-name="P83"><text:s text:c="5"/><text:span text:style-name="T51">$ cc -lm -o rpcalc rpcalc.tab.c</text:span></text:p>
      <text:p text:style-name="P89"/>
      <text:p text:style-name="P83"><text:s text:c="5"/><text:span text:style-name="T51"># List files again.</text:span></text:p>
      <text:p text:style-name="P83"><text:soft-page-break/><text:s text:c="5"/><text:span text:style-name="T51">$ ls</text:span></text:p>
      <text:p text:style-name="P90"><text:s text:c="5"/><text:span text:style-name="T51">rpcalc <text:s/>rpcalc.tab.c <text:s/>rpcalc.y</text:span></text:p>
      <text:p text:style-name="P48">Il file rpcalc ora contiene il codice eseguibile, ecco un esempio di una sessione che utilizza 'rpcalc'.</text:p>
      <text:p text:style-name="P84"><text:s text:c="5"/>$ rpcalc</text:p>
      <text:p text:style-name="P83"><text:s text:c="5"/><text:span text:style-name="T51">4 9 +</text:span></text:p>
      <text:p text:style-name="P83"><text:s text:c="5"/><text:span text:style-name="T51">13</text:span></text:p>
      <text:p text:style-name="P83"><text:s text:c="5"/><text:span text:style-name="T51">3 7 + 3 4 5 *+-</text:span></text:p>
      <text:p text:style-name="P83"><text:s text:c="5"/><text:span text:style-name="T51">-13</text:span></text:p>
      <text:p text:style-name="P83"><text:s text:c="5"/><text:span text:style-name="T51">3 7 + 3 4 5 * + - n <text:s text:c="13"/>Note the unary minus, `n'</text:span></text:p>
      <text:p text:style-name="P83"><text:s text:c="5"/><text:span text:style-name="T51">13</text:span></text:p>
      <text:p text:style-name="P83"><text:s text:c="5"/><text:span text:style-name="T51">5 6 / 4 n +</text:span></text:p>
      <text:p text:style-name="P83"><text:s text:c="5"/><text:span text:style-name="T51">-3.166666667</text:span></text:p>
      <text:p text:style-name="P83"><text:s text:c="5"/><text:span text:style-name="T51">3 4 ^ <text:s text:c="27"/>Exponentiation</text:span></text:p>
      <text:p text:style-name="P83"><text:s text:c="5"/><text:span text:style-name="T51">81</text:span></text:p>
      <text:p text:style-name="P83"><text:s text:c="5"/><text:span text:style-name="T51">^D <text:s text:c="30"/>End-of-file indicator</text:span></text:p>
      <text:p text:style-name="P150"><text:span text:style-name="T56"><text:s text:c="5"/></text:span><text:span text:style-name="T57">$</text:span></text:p>
      <text:p text:style-name="P141"><text:span text:style-name="T57"><text:tab/>2.2 </text:span>Calcolatore con notazione infissa :<text:span text:style-name="T35">calc</text:span></text:p>
      <text:p text:style-name="P98">Modifichiamo ora <text:span text:style-name="T78">rpcalc</text:span> per gestire la notazione infissa degli operatori al posto di quella postfissa. La notazione infissa coinvolge il concetto di precedenza degli operatori ed il bisogno di parentesi annidate fino ad una profondità arbitraria. Ecco il codice Bison per <text:span text:style-name="T78">'calc.y</text:span>', un calcolatore da desk-top a notazione infissa.</text:p>
      <text:p text:style-name="P89"><text:s text:c="5"/><text:span text:style-name="T57">/* Infix notation calculator. <text:s/>*/</text:span></text:p>
      <text:p text:style-name="P84"/>
      <text:p text:style-name="P83"><text:s text:c="5"/><text:span text:style-name="T51">%{</text:span></text:p>
      <text:p text:style-name="P83"><text:s text:c="7"/><text:span text:style-name="T51">#define YYSTYPE double</text:span></text:p>
      <text:p text:style-name="P83"><text:s text:c="7"/><text:span text:style-name="T51">#include &lt;math.h&gt;</text:span></text:p>
      <text:p text:style-name="P83"><text:s text:c="7"/><text:span text:style-name="T51">#include &lt;stdio.h&gt;</text:span></text:p>
      <text:p text:style-name="P83"><text:s text:c="7"/><text:span text:style-name="T51">int yylex (void);</text:span></text:p>
      <text:p text:style-name="P83"><text:s text:c="7"/><text:span text:style-name="T51">void yyerror (char const *);</text:span></text:p>
      <text:p text:style-name="P83"><text:s text:c="5"/><text:span text:style-name="T51">%}</text:span></text:p>
      <text:p text:style-name="P89"/>
      <text:p text:style-name="P83"><text:s text:c="5"/><text:span text:style-name="T51">/* Bison declarations. <text:s/>*/</text:span></text:p>
      <text:p text:style-name="P83"><text:s text:c="5"/><text:span text:style-name="T51">%token NUM</text:span></text:p>
      <text:p text:style-name="P83"><text:s text:c="5"/><text:span text:style-name="T51">%left '-' '+'</text:span></text:p>
      <text:p text:style-name="P83"><text:s text:c="5"/><text:span text:style-name="T51">%left '*' '/'</text:span></text:p>
      <text:p text:style-name="P83"><text:s text:c="5"/><text:span text:style-name="T51">%left NEG <text:s text:c="4"/>/* negation--unary minus */</text:span></text:p>
      <text:p text:style-name="P83"><text:s text:c="5"/><text:span text:style-name="T51">%right '^' <text:s text:c="3"/>/* exponentiation */</text:span></text:p>
      <text:p text:style-name="P89"/>
      <text:p text:style-name="P83"><text:s text:c="5"/><text:span text:style-name="T51">%% /* The grammar follows. <text:s/>*/</text:span></text:p>
      <text:p text:style-name="P83"><text:s text:c="5"/><text:span text:style-name="T51">input: <text:s text:c="3"/>/* empty */</text:span></text:p>
      <text:p text:style-name="P83"><text:s text:c="13"/><text:span text:style-name="T51">| input line</text:span></text:p>
      <text:p text:style-name="P92"><text:s text:c="5"/><text:span text:style-name="T57">;</text:span></text:p>
      <text:p text:style-name="P89"/>
      <text:p text:style-name="P83"><text:s text:c="5"/><text:span text:style-name="T51">line: <text:s text:c="4"/>'\n'</text:span></text:p>
      <text:p text:style-name="P83"><text:s text:c="13"/><text:span text:style-name="T51">| exp '\n' <text:s/>{ printf ("\t%.10g\n", $1); }</text:span></text:p>
      <text:p text:style-name="P83"><text:s text:c="5"/><text:span text:style-name="T51">;</text:span></text:p>
      <text:p text:style-name="P89"/>
      <text:p text:style-name="P83"><text:s text:c="5"/><text:span text:style-name="T51">exp: <text:s text:c="5"/>NUM <text:s text:c="15"/>{ $$ = $1; <text:s text:c="8"/>}</text:span></text:p>
      <text:p text:style-name="P83"><text:s text:c="13"/><text:span text:style-name="T51">| exp '+' exp <text:s text:c="7"/>{ $$ = $1 + $3; <text:s text:c="3"/>}</text:span></text:p>
      <text:p text:style-name="P83"><text:s text:c="13"/><text:span text:style-name="T51">| exp '-' exp <text:s text:c="7"/>{ $$ = $1 - $3; <text:s text:c="3"/>}</text:span></text:p>
      <text:p text:style-name="P83"><text:s text:c="13"/><text:span text:style-name="T51">| exp '*' exp <text:s text:c="7"/>{ $$ = $1 * $3; <text:s text:c="3"/>}</text:span></text:p>
      <text:p text:style-name="P83"><text:s text:c="13"/><text:span text:style-name="T51">| exp '/' exp <text:s text:c="7"/>{ $$ = $1 / $3; <text:s text:c="3"/>}</text:span></text:p>
      <text:p text:style-name="P83"><text:s text:c="13"/><text:span text:style-name="T51">| '-' exp <text:s/>%prec NEG { $$ = -$2; <text:s text:c="7"/>}</text:span></text:p>
      <text:p text:style-name="P83"><text:soft-page-break/><text:s text:c="13"/><text:span text:style-name="T51">| exp '^' exp <text:s text:c="7"/>{ $$ = pow ($1, $3); }</text:span></text:p>
      <text:p text:style-name="P83"><text:s text:c="13"/><text:span text:style-name="T51">| '(' exp ')' <text:s text:c="7"/>{ $$ = $2; <text:s text:c="8"/>}</text:span></text:p>
      <text:p text:style-name="P83"><text:s text:c="5"/><text:span text:style-name="T51">;</text:span></text:p>
      <text:p text:style-name="P90"><text:s text:c="5"/><text:span text:style-name="T51">%%</text:span></text:p>
      <text:p text:style-name="P98">Le funzioni <text:span text:style-name="T78">yylex, yyerror e main</text:span> possono essere le stesse del caso precedente.</text:p>
      <text:p text:style-name="P48">Vi sono due nuove importanti caratteristiche mostrate in questo codice.</text:p>
      <text:p text:style-name="P98">Nella seconda sezione (Bison declaration), <text:span text:style-name="T78">'%left'</text:span> dichiara il tipo dei token, ed impone che essi sono operatori associativi a sinistra. Le dichiarazioni '<text:span text:style-name="T78">%left' </text:span>e <text:span text:style-name="T78">'%right'</text:span> (associatività a destra) sostituiscono <text:span text:style-name="T78">'%token'</text:span> che è invece utilizzato quando si vuole dichiarare il nome di un token type senza associatività. <text:span text:style-name="T120">(Questi token sono literals a singolo carattere, che di solito non necessitano di essere dichiarati. Qui vengono dichiarati al fine di specificarne l'associatività).</text:span></text:p>
      <text:p text:style-name="P49"><text:span text:style-name="T120">La precedenza degli operatori viene determinata dall'ordine delle linee di dichiarazione; più grande è il numero di linea della dichiarazione (cioè la linea compare più in basso nello schermo), </text:span><text:span text:style-name="T120">maggiore sarà la precedenza. Quindi, l'operatore di potenza ha la precedenza più alta, il meno unario è il successivo, seguito dalla divisione, dalla moltiplicazione dalla sottrazione e dalla somma. Si veda la sezione 5.3 [Precedenza degli operatori].</text:span></text:p>
      <text:p text:style-name="P98">L'altra nuova importante caratteristica è la forma <text:span text:style-name="T78">%prec</text:span> nella sezione della grammatica per l'operatore del meno unario. La forma <text:span text:style-name="T78">%prec</text:span> istruisce Bison del fatto che la regola <text:span text:style-name="T78">'| '-' exp'</text:span> ha la stessa precedenza di <text:span text:style-name="T78">NEG</text:span>, cioè in questo caso la successiva a quella massima. Vedi sezione 5.4 [Context-Dependent-Precedence]. </text:p>
      <text:p text:style-name="P98">Ecco un esempio di esecuzione per <text:span text:style-name="T78">'calc.y'</text:span></text:p>
      <text:p text:style-name="P50"/>
      <text:p text:style-name="P84"><text:s text:c="5"/>$ calc</text:p>
      <text:p text:style-name="P83"><text:s text:c="5"/><text:span text:style-name="T51">4 + 4.5 - (34/(8*3+-3))</text:span></text:p>
      <text:p text:style-name="P83"><text:s text:c="5"/><text:span text:style-name="T51">6.880952381</text:span></text:p>
      <text:p text:style-name="P83"><text:s text:c="5"/><text:span text:style-name="T51">-56 + 2</text:span></text:p>
      <text:p text:style-name="P83"><text:s text:c="5"/><text:span text:style-name="T51">-54</text:span></text:p>
      <text:p text:style-name="P83"><text:s text:c="5"/><text:span text:style-name="T51">3 ^ 2</text:span></text:p>
      <text:p text:style-name="P90"><text:s text:c="5"/><text:span text:style-name="T51">9</text:span></text:p>
      <text:p text:style-name="P139"><text:tab/>2.3 Semplice error recovery</text:p>
      <text:p text:style-name="P98">Fino a questo punto non è stato affrontato il problema della error recovery, ovvero come continuare il parsing dopo che il parser individua un errore sintattico. Tutto quello che abbiamo gestito è stato l'error reporting attraverso la funzione <text:span text:style-name="T78">yyerror</text:span>. Ricordiamo che di default la funzione <text:span text:style-name="T78">yyparse</text:span> 'ritorna' dopo aver chiamato <text:span text:style-name="T78">yyerror</text:span>. Questo comporta che una linea di input errata causa l'uscita dal programma della calcolatrice.</text:p>
      <text:p text:style-name="P98">Lo stesso linguaggio di Bison include la parola riservata <text:span text:style-name="T78">error</text:span>, che può essere inserita nelle regole grammaticali . Nel seguente esempio essa viene aggiunta ad una delle alternalive per <text:span text:style-name="T78">'line'</text:span>:</text:p>
      <text:p text:style-name="P106"><text:s/>line: <text:s text:c="4"/>'\n'</text:p>
      <text:p text:style-name="P83"><text:s text:c="13"/><text:span text:style-name="T51">| exp '\n' <text:s text:c="2"/>{ printf ("\t%.10g\n", $1); }</text:span></text:p>
      <text:p text:style-name="P83"><text:s text:c="13"/><text:span text:style-name="T51">| error '\n' { yyerrok; <text:s text:c="17"/>}</text:span></text:p>
      <text:p text:style-name="P90"><text:s text:c="5"/><text:span text:style-name="T51">;</text:span></text:p>
      <text:p text:style-name="P98"><text:span text:style-name="T68">Questa aggiunta alla grammatica consente semplici error recovery nel caso di un errore sintattico. Se viene letta una espressione che non può essere valutata, l'errore viene riconosciuto dalla terza regola per </text:span><text:span text:style-name="T78">'line'</text:span><text:span text:style-name="T68">, ed il parsing procede. (</text:span><text:span text:style-name="T69">L</text:span><text:span text:style-name="T68">a funzione</text:span><text:span text:style-name="T78"> yyerror</text:span><text:span text:style-name="T68"> viene ancora invocata per stampare i</text:span><text:span text:style-name="T69">l</text:span><text:span text:style-name="T68"> suo </text:span><text:span text:style-name="T69">m</text:span><text:span text:style-name="T68">essaggio</text:span><text:span text:style-name="T69">).</text:span></text:p>
      <text:p text:style-name="P98">L'azione esegue lo statement <text:span text:style-name="T78">yyerrok</text:span>, una macro definita automaticamente da Bison; il suo <text:soft-page-break/>significato è che il processo di error recovery è completo (vedi capitolo 6 [Error Recovery]). Si noti la differenza tra <text:span text:style-name="T78">yyerror</text:span> ed <text:span text:style-name="T78">yyerrok</text:span>, nessuno dei due è un errore di stampa.</text:p>
      <text:p text:style-name="P99">Questo tipo di error recovery è legato agli errori sintattici. Vi sono altre tipologie di errori; ad esempio divisioni per zero, che inducono un segnale di eccezione che di norma è fatale. Un programma per una calcolatrice reale deve essere in grado di gestire questo segnale ed utilizzare <text:span text:style-name="T78">'longjmp'</text:span> per ritornare al <text:span text:style-name="T78">main</text:span> e riprendere il parsing; esso deve inoltre scartare il resto della riga di input corrente. Non discuteremo oltre questo argomento poiché non è specifico dei programmi Bison.</text:p>
      <text:p text:style-name="P99"><text:span text:style-name="T73"><text:tab/>2.4 </text:span><text:span text:style-name="T72">Calcolatrice con il tracking della locazione: </text:span><text:span text:style-name="T74">ltcalc</text:span></text:p>
      <text:p text:style-name="P99"><text:span text:style-name="T70">Q</text:span><text:span text:style-name="T69">uesto esempio estende la calcolatrice con notazione infissa con il tracking della localizzazione. Questa caratteristica verrà utilizzata per migliorare i messaggi di errore. </text:span><text:span text:style-name="T70">Per motivi di chiarezza, questo esempio è un semplice calcolatore per interi, in quanto la maggior parte del lavoro necessario per utilizzare la locazione viene fatto dall'analizzatore lessicale.</text:span></text:p>
      <text:p text:style-name="P99"><text:span text:style-name="T71"><text:tab/></text:span><text:span text:style-name="T72">2.4.1 Dichiarazioni per ltcalc</text:span><text:span text:style-name="T70"> </text:span><text:span text:style-name="T69"><text:s text:c="3"/></text:span><text:span text:style-name="T68"><text:s/></text:span></text:p>
      <text:p text:style-name="P103">Le dichiarazioni C e Bison per il calcolatore con tracking della locazione sono le stesse che per il calcolatore con notazione infissa.</text:p>
      <text:p text:style-name="P58">/* Location tracking calculator. <text:s/>*/</text:p>
      <text:p text:style-name="P89"/>
      <text:p text:style-name="P83"><text:s text:c="5"/><text:span text:style-name="T51">%{</text:span></text:p>
      <text:p text:style-name="P83"><text:s text:c="7"/><text:span text:style-name="T51">#define YYSTYPE int</text:span></text:p>
      <text:p text:style-name="P83"><text:s text:c="7"/><text:span text:style-name="T51">#include &lt;math.h&gt;</text:span></text:p>
      <text:p text:style-name="P83"><text:s text:c="7"/><text:span text:style-name="T51">int yylex (void);</text:span></text:p>
      <text:p text:style-name="P83"><text:s text:c="7"/><text:span text:style-name="T51">void yyerror (char const *);</text:span></text:p>
      <text:p text:style-name="P83"><text:s text:c="5"/><text:span text:style-name="T51">%}</text:span></text:p>
      <text:p text:style-name="P89"/>
      <text:p text:style-name="P83"><text:s text:c="5"/><text:span text:style-name="T51">/* Bison declarations. <text:s/>*/</text:span></text:p>
      <text:p text:style-name="P83"><text:s text:c="5"/><text:span text:style-name="T51">%token NUM</text:span></text:p>
      <text:p text:style-name="P89"/>
      <text:p text:style-name="P83"><text:s text:c="5"/><text:span text:style-name="T51">%left '-' '+'</text:span></text:p>
      <text:p text:style-name="P83"><text:s text:c="5"/><text:span text:style-name="T51">%left '*' '/'</text:span></text:p>
      <text:p text:style-name="P83"><text:s text:c="5"/><text:span text:style-name="T51">%left NEG</text:span></text:p>
      <text:p text:style-name="P83"><text:s text:c="5"/><text:span text:style-name="T51">%right '^'</text:span></text:p>
      <text:p text:style-name="P89"/>
      <text:p text:style-name="P90"><text:s text:c="5"/><text:span text:style-name="T51">%% /* The grammar follows. <text:s/>*/</text:span></text:p>
      <text:p text:style-name="P99">Si osservi che non vi sono dichiarazioni specifiche della locazione. Non è necessaria la definizione di un tipo di dato per memorizzare la locazione: utilizzeremo il tipo fornito di default (si veda la sezione 3.6.1[Data Types of Locations]), esso è una struttura a quattro membri con i seguenti campi di interi: <text:span text:style-name="T78">'first_line', 'first_column', last_line', e 'last_column'</text:span>. Per convenzione, <text:s/>in accordo con gli standard di codifica GNU e con la pratica comune, il conteggio delle linee e delle colonne si fa partire da 1.</text:p>
      <text:p text:style-name="P114"/>
      <text:p text:style-name="P107"><text:tab/>2.4.2 Regole grammaticali per <text:span text:style-name="T35">ltcalc</text:span></text:p>
      <text:p text:style-name="P110">Il fatto di lavorare o no sulle locazioni non ha effetto sulla sintassi del nostro linguaggio. Per questo motivo, le regole grammaticali per questo esempio saranno molto simili a quelle dell'esempio precedente: apporteremo solo delle modifiche al fine di trarre vantaggio dalle nuove informazioni.</text:p>
      <text:p text:style-name="P110">Qui utilizzeremo le locazioni per effettuare il reporting delle divisioni per zero, e localizzare l<text:span text:style-name="T167">'</text:span>espressione o la sub espressione errate.</text:p>
      <text:p text:style-name="P59">input <text:s text:c="2"/>: /* empty */</text:p>
      <text:p text:style-name="P83"><text:s text:c="13"/><text:span text:style-name="T51">| input line</text:span></text:p>
      <text:p text:style-name="P83"><text:s text:c="5"/><text:span text:style-name="T51">;</text:span></text:p>
      <text:p text:style-name="P89"/>
      <text:p text:style-name="P83"><text:s text:c="5"/><text:span text:style-name="T51">line <text:s text:c="3"/>: '\n'</text:span></text:p>
      <text:p text:style-name="P83"><text:s text:c="13"/><text:span text:style-name="T51">| exp '\n' { printf ("%d\n", $1); }</text:span></text:p>
      <text:p text:style-name="P83"><text:s text:c="5"/><text:span text:style-name="T51">;</text:span></text:p>
      <text:p text:style-name="P89"/>
      <text:p text:style-name="P83"><text:s text:c="5"/><text:span text:style-name="T51">exp <text:s text:c="4"/>: NUM <text:s text:c="10"/>{ $$ = $1; }</text:span></text:p>
      <text:p text:style-name="P83"><text:s text:c="13"/><text:span text:style-name="T51">| exp '+' exp <text:s text:c="2"/>{ $$ = $1 + $3; }</text:span></text:p>
      <text:p text:style-name="P83"><text:s text:c="13"/><text:span text:style-name="T51">| exp '-' exp <text:s text:c="2"/>{ $$ = $1 - $3; }</text:span></text:p>
      <text:p text:style-name="P83"><text:s text:c="13"/><text:span text:style-name="T51">| exp '*' exp <text:s text:c="2"/>{ $$ = $1 * $3; }</text:span></text:p>
      <text:p text:style-name="P83"><text:s text:c="13"/><text:span text:style-name="T51">| exp '/' exp</text:span></text:p>
      <text:p text:style-name="P83"><text:s text:c="17"/><text:span text:style-name="T51">{</text:span></text:p>
      <text:p text:style-name="P83"><text:s text:c="19"/><text:span text:style-name="T51">if ($3)</text:span></text:p>
      <text:p text:style-name="P83"><text:s text:c="21"/><text:span text:style-name="T51">$$ = $1 / $3;</text:span></text:p>
      <text:p text:style-name="P83"><text:s text:c="19"/><text:span text:style-name="T51">else</text:span></text:p>
      <text:p text:style-name="P83"><text:s text:c="21"/><text:span text:style-name="T51">{</text:span></text:p>
      <text:p text:style-name="P83"><text:s text:c="23"/><text:span text:style-name="T51">$$ = 1;</text:span></text:p>
      <text:p text:style-name="P83"><text:s text:c="23"/><text:span text:style-name="T51">fprintf (stderr, "%d.%d-%d.%d: division by zero",</text:span></text:p>
      <text:p text:style-name="P83"><text:s text:c="32"/><text:span text:style-name="T51">@3.first_line, @3.first_column,</text:span></text:p>
      <text:p text:style-name="P83"><text:s text:c="32"/><text:span text:style-name="T51">@3.last_line, @3.last_column);</text:span></text:p>
      <text:p text:style-name="P83"><text:s text:c="21"/><text:span text:style-name="T51">}</text:span></text:p>
      <text:p text:style-name="P83"><text:s text:c="17"/><text:span text:style-name="T51">}</text:span></text:p>
      <text:p text:style-name="P83"><text:s text:c="13"/><text:span text:style-name="T51">| '-' exp %prec NEG <text:s text:c="4"/>{ $$ = -$2; }</text:span></text:p>
      <text:p text:style-name="P83"><text:s text:c="13"/><text:span text:style-name="T51">| exp '^' exp <text:s text:c="10"/>{ $$ = pow ($1, $3); }</text:span></text:p>
      <text:p text:style-name="P90"><text:s text:c="13"/><text:span text:style-name="T51">| '(' exp ')' <text:s text:c="10"/>{ $$ = $2; }</text:span></text:p>
      <text:p text:style-name="P99"><text:line-break/><text:span text:style-name="T123"> Il codice mostra come raggiungere le locazioni all'interno di azioni semantiche, attraverso l0uso delle pseudovariabili </text:span><text:span text:style-name="T78">@n</text:span><text:span text:style-name="T123"> per le componenti della regola, e della pseudo variabile </text:span><text:span text:style-name="T78">@$</text:span><text:span text:style-name="T123"> per i raggruppamenti.</text:span></text:p>
      <text:p text:style-name="P100">Non è necessario assegnare un valore a <text:span text:style-name="T78">@$</text:span>: il parser lo fa automaticamente in output. Di default, prima di eseguire il codice C per ogni azione, per una regola di n componenti, <text:span text:style-name="T78">@$</text:span> viene settata per variare dall'inizio di <text:span text:style-name="T78">@1 </text:span>alla fine di <text:span text:style-name="T78">@n</text:span>. questo comportamento può essere ridefinito (si veda la sezione 3.6.3 [Default Action for Location]), e per regole fortemente specifiche, <text:span text:style-name="T78">@$</text:span> può essere calcolata manualmente.</text:p>
      <text:p text:style-name="P115"/>
      <text:p text:style-name="P107"><text:tab/>2.4.3 L'analizzatore lessicale per <text:span text:style-name="T35">ltcalc</text:span></text:p>
      <text:p text:style-name="P111">Fino ad ora, ci siamo basati sul comportamento di default di Bison per abilitare il tracking della locazione. Lo step successivo consiste nel riscrivere l'analizzatore lessicale e renderlo capace di alimentare il parser con le locazioni dei token, così come esso gia fa con i valori semantici.</text:p>
      <text:p text:style-name="P111">A questo scopo, dobbiamo prendere in considerazione ogni singolo carattere del testo di input, per evitare che la locazione sia grossolana o err<text:span text:style-name="T168">a</text:span>ta:</text:p>
      <text:p text:style-name="P27"><text:span text:style-name="T42"><text:s text:c="9"/></text:span><text:span text:style-name="T60">int</text:span></text:p>
      <text:p text:style-name="P83"><text:s text:c="5"/><text:span text:style-name="T51">yylex (void)</text:span></text:p>
      <text:p text:style-name="P83"><text:s text:c="5"/><text:span text:style-name="T51">{</text:span></text:p>
      <text:p text:style-name="P83"><text:s text:c="7"/><text:span text:style-name="T51">int c;</text:span></text:p>
      <text:p text:style-name="P89"/>
      <text:p text:style-name="P83"><text:s text:c="7"/><text:span text:style-name="T51">/* Skip white space. <text:s/>*/</text:span></text:p>
      <text:p text:style-name="P83"><text:s text:c="7"/><text:span text:style-name="T51">while ((c = getchar ()) == ' ' || c == '\t')</text:span></text:p>
      <text:p text:style-name="P83"><text:s text:c="9"/><text:span text:style-name="T51">++yylloc.last_column;</text:span></text:p>
      <text:p text:style-name="P89"/>
      <text:p text:style-name="P83"><text:s text:c="7"/><text:span text:style-name="T51">/* Step. <text:s/>*/</text:span></text:p>
      <text:p text:style-name="P83"><text:s text:c="7"/><text:span text:style-name="T51">yylloc.first_line = yylloc.last_line;</text:span></text:p>
      <text:p text:style-name="P83"><text:s text:c="7"/><text:span text:style-name="T51">yylloc.first_column = yylloc.last_column;</text:span></text:p>
      <text:p text:style-name="P89"/>
      <text:p text:style-name="P83"><text:s text:c="7"/><text:span text:style-name="T51">/* Process numbers. <text:s/>*/</text:span></text:p>
      <text:p text:style-name="P83"><text:s text:c="7"/><text:span text:style-name="T51">if (isdigit (c))</text:span></text:p>
      <text:p text:style-name="P83"><text:s text:c="9"/><text:span text:style-name="T51">{</text:span></text:p>
      <text:p text:style-name="P83"><text:s text:c="11"/><text:span text:style-name="T51">yylval = c - '0';</text:span></text:p>
      <text:p text:style-name="P83"><text:s text:c="11"/><text:span text:style-name="T51">++yylloc.last_column;</text:span></text:p>
      <text:p text:style-name="P83"><text:s text:c="11"/><text:span text:style-name="T51">while (isdigit (c = getchar ()))</text:span></text:p>
      <text:p text:style-name="P83"><text:s text:c="13"/><text:span text:style-name="T51">{</text:span></text:p>
      <text:p text:style-name="P83"><text:s text:c="15"/><text:span text:style-name="T51">++yylloc.last_column;</text:span></text:p>
      <text:p text:style-name="P83"><text:s text:c="15"/><text:span text:style-name="T51">yylval = yylval * 10 + c - '0';</text:span></text:p>
      <text:p text:style-name="P83"><text:s text:c="13"/><text:span text:style-name="T51">}</text:span></text:p>
      <text:p text:style-name="P83"><text:s text:c="11"/><text:span text:style-name="T51">ungetc (c, stdin);</text:span></text:p>
      <text:p text:style-name="P83"><text:s text:c="11"/><text:span text:style-name="T51">return NUM;</text:span></text:p>
      <text:p text:style-name="P83"><text:s text:c="9"/><text:span text:style-name="T51">}</text:span></text:p>
      <text:p text:style-name="P89"/>
      <text:p text:style-name="P83"><text:s text:c="7"/><text:span text:style-name="T51">/* Return end-of-input. <text:s/>*/</text:span></text:p>
      <text:p text:style-name="P83"><text:s text:c="7"/><text:span text:style-name="T51">if (c == EOF)</text:span></text:p>
      <text:p text:style-name="P83"><text:s text:c="9"/><text:span text:style-name="T51">return 0;</text:span></text:p>
      <text:p text:style-name="P89"/>
      <text:p text:style-name="P83"><text:s text:c="7"/><text:span text:style-name="T51">/* Return a single char, and update location. <text:s/>*/</text:span></text:p>
      <text:p text:style-name="P83"><text:s text:c="7"/><text:span text:style-name="T51">if (c == '\n')</text:span></text:p>
      <text:p text:style-name="P83"><text:s text:c="9"/><text:span text:style-name="T51">{</text:span></text:p>
      <text:p text:style-name="P83"><text:s text:c="11"/><text:span text:style-name="T51">++yylloc.last_line;</text:span></text:p>
      <text:p text:style-name="P83"><text:s text:c="11"/><text:span text:style-name="T51">yylloc.last_column = 0;</text:span></text:p>
      <text:p text:style-name="P83"><text:s text:c="9"/><text:span text:style-name="T51">}</text:span></text:p>
      <text:p text:style-name="P83"><text:s text:c="7"/><text:span text:style-name="T51">else</text:span></text:p>
      <text:p text:style-name="P83"><text:s text:c="9"/><text:span text:style-name="T51">++yylloc.last_column;</text:span></text:p>
      <text:p text:style-name="P83"><text:s text:c="7"/><text:span text:style-name="T51">return c;</text:span></text:p>
      <text:p text:style-name="P90"><text:s text:c="5"/><text:span text:style-name="T51">}</text:span></text:p>
      <text:p text:style-name="P100">Di base, l'analizzatore lessica realizza gli stessi processi di prima, esso scarta gli spazi ed i caratteri di tabulazione, e legge i numeri o i token a singolo carattere. In aggiunta esso aggiorna <text:span text:style-name="T78">yylloc</text:span>, cioè la variabile globale (di tipo <text:span text:style-name="T78">YYLTYPE</text:span>) che contiene la locazione dei token.</text:p>
      <text:p text:style-name="P100"/>
      <text:p text:style-name="P100"/>
      <text:p text:style-name="P100"><text:soft-page-break/>Adesso, ogni volta che questa funzione restituisce un token, il parser conosce il suo numer<text:span text:style-name="T168">o</text:span>, come pure il valore semantico, e la sua locazione nel testo. L'ultima modifica necessaria consiste nell'inizializzazione di <text:span text:style-name="T78">yylloc</text:span>, per esempio nella funzione di controllo:</text:p>
      <text:p text:style-name="P60"><text:s text:c="4"/>int</text:p>
      <text:p text:style-name="P83"><text:s text:c="5"/><text:span text:style-name="T51">main (void)</text:span></text:p>
      <text:p text:style-name="P83"><text:s text:c="5"/><text:span text:style-name="T51">{</text:span></text:p>
      <text:p text:style-name="P83"><text:s text:c="7"/><text:span text:style-name="T51">yylloc.first_line = yylloc.last_line = 1;</text:span></text:p>
      <text:p text:style-name="P83"><text:s text:c="7"/><text:span text:style-name="T51">yylloc.first_column = yylloc.last_column = 0;</text:span></text:p>
      <text:p text:style-name="P83"><text:s text:c="7"/><text:span text:style-name="T51">return yyparse ();</text:span></text:p>
      <text:p text:style-name="P90"><text:s text:c="5"/><text:span text:style-name="T51">}</text:span></text:p>
      <text:p text:style-name="P100"><text:span text:style-name="T124">ricordiamo che il calcolo della locazione non è un problema inerente la sintassi. Ogni carattere deve essere associato ad un aggiornamento della locazione, sia che esso sia in un input valido, sia che sia in commenti, sia che sia in stringhe literal e così via.</text:span></text:p>
      <text:p text:style-name="P107"><text:tab/>2.5 La calcolatrice multifunzione<text:span text:style-name="T35"> mfcalc</text:span></text:p>
      <text:p text:style-name="P100">Dopo aver discusso le basi di Bison, è il momento di interessarsi di problemi più avanzati. La calcolatrice fin qui vista è in grado di eseguire solo le cinque funzioni fondamentali <text:span text:style-name="T78">+ - * / e ^.</text:span> Sarebbe utile avere una calcolatrice che fornisca anche altre funzioni matematiche, come quelle sinusoidali.</text:p>
      <text:p text:style-name="P100"><text:span text:style-name="T35">È abbastanza agevole aggiungere altri operatori alla calcolatrice con notazione infissa fino a quando essi sono dei singoli caratteri literal. L'analizzatore lessicale </text:span><text:span text:style-name="T78">yylex</text:span><text:span text:style-name="T35">, infatti restituisce tutti i caratteri non numerici come dei token, così è sufficiente l'aggiunta di regole grammaticali </text:span><text:span text:style-name="T44">per oggiungere nuovi operatori. Noi però vogliamo qualcosa di più flessibile, ovvero delle funzioni built-in la cui sintassi abbia la forma:</text:span></text:p>
      <text:p text:style-name="P100"><text:span text:style-name="T44"><text:tab/></text:span><text:span text:style-name="T78">function_name (argument) </text:span></text:p>
      <text:p text:style-name="P54">Al contempo, aggiungeremo la memoria alla calcolatrice, attraverso la possibilità di creare variabili con un nome, di memorizzare in esse dei valori e di utilizzarle in seguito. <text:span text:style-name="T168">V</text:span>ediamo una semplice sessione di utilizzo dalla calcolatrice multifunzione così creata.</text:p>
      <text:p text:style-name="P61"><text:s text:c="4"/>$ mfcalc</text:p>
      <text:p text:style-name="P83"><text:s text:c="5"/><text:span text:style-name="T51">pi = 3.141592653589</text:span></text:p>
      <text:p text:style-name="P83"><text:s text:c="5"/><text:span text:style-name="T51">3.1415926536</text:span></text:p>
      <text:p text:style-name="P83"><text:s text:c="5"/><text:span text:style-name="T51">sin(pi)</text:span></text:p>
      <text:p text:style-name="P83"><text:s text:c="5"/><text:span text:style-name="T51">0.0000000000</text:span></text:p>
      <text:p text:style-name="P83"><text:s text:c="5"/><text:span text:style-name="T51">alpha = beta1 = 2.3</text:span></text:p>
      <text:p text:style-name="P83"><text:s text:c="5"/><text:span text:style-name="T51">2.3000000000</text:span></text:p>
      <text:p text:style-name="P83"><text:s text:c="5"/><text:span text:style-name="T51">alpha</text:span></text:p>
      <text:p text:style-name="P83"><text:s text:c="5"/><text:span text:style-name="T51">2.3000000000</text:span></text:p>
      <text:p text:style-name="P83"><text:s text:c="5"/><text:span text:style-name="T51">ln(alpha)</text:span></text:p>
      <text:p text:style-name="P83"><text:s text:c="5"/><text:span text:style-name="T51">0.8329091229</text:span></text:p>
      <text:p text:style-name="P83"><text:s text:c="5"/><text:span text:style-name="T51">exp(ln(beta1))</text:span></text:p>
      <text:p text:style-name="P83"><text:s text:c="5"/><text:span text:style-name="T51">2.3000000000</text:span></text:p>
      <text:p text:style-name="P90"><text:s text:c="5"/><text:span text:style-name="T51">$</text:span></text:p>
      <text:p text:style-name="P100"><text:span text:style-name="T44">Si osservi come siano consentite assegnazioni multiple e chiamate annidate.</text:span></text:p>
      <text:p text:style-name="P115"><text:span text:style-name="T44"/></text:p>
      <text:p text:style-name="P107"><text:tab/>2.5.1 Dichiarazioni per <text:span text:style-name="T35">mfcalc</text:span></text:p>
      <text:p text:style-name="P93">Ecco le dichiarazioni C e Bison per la calcolatrice multifunzione:</text:p>
      <text:p text:style-name="P143"><text:s text:c="4"/>%{</text:p>
      <text:p text:style-name="P83"><text:s text:c="7"/><text:span text:style-name="T51">#include &lt;math.h&gt; <text:s/>/* For math functions, cos(), sin(), etc. <text:s/>*/</text:span></text:p>
      <text:p text:style-name="P83"><text:s text:c="7"/><text:span text:style-name="T51">#include "calc.h" <text:s/>/* Contains definition of `symrec'. <text:s/>*/</text:span></text:p>
      <text:p text:style-name="P83"><text:s text:c="7"/><text:span text:style-name="T51">int yylex (void);</text:span></text:p>
      <text:p text:style-name="P83"><text:s text:c="7"/><text:span text:style-name="T51">void yyerror (char const *);</text:span></text:p>
      <text:p text:style-name="P83"><text:s text:c="5"/><text:span text:style-name="T51">%}</text:span></text:p>
      <text:p text:style-name="P83"><text:s text:c="5"/><text:span text:style-name="T51">%union {</text:span></text:p>
      <text:p text:style-name="P83"><text:s text:c="7"/><text:span text:style-name="T51">double <text:s text:c="3"/>val; <text:s text:c="2"/>/* For returning numbers. <text:s/>*/</text:span></text:p>
      <text:p text:style-name="P83"><text:s text:c="7"/><text:span text:style-name="T51">symrec <text:s/>*tptr; <text:s text:c="2"/>/* For returning symbol-table pointers. <text:s/>*/</text:span></text:p>
      <text:p text:style-name="P83"><text:s text:c="5"/><text:span text:style-name="T51">}</text:span></text:p>
      <text:p text:style-name="P83"><text:s text:c="5"/><text:span text:style-name="T51">%token &lt;val&gt; <text:s/>NUM <text:s text:c="7"/>/* Simple double precision number. <text:s/>*/</text:span></text:p>
      <text:p text:style-name="P83"><text:s text:c="5"/><text:span text:style-name="T51">%token &lt;tptr&gt; VAR FNCT <text:s text:c="2"/>/* Variable and Function. <text:s/>*/</text:span></text:p>
      <text:p text:style-name="P83"><text:s text:c="5"/><text:span text:style-name="T51">%type <text:s/>&lt;val&gt; <text:s/>exp</text:span></text:p>
      <text:p text:style-name="P89"/>
      <text:p text:style-name="P83"><text:s text:c="5"/><text:span text:style-name="T51">%right '='</text:span></text:p>
      <text:p text:style-name="P83"><text:s text:c="5"/><text:span text:style-name="T51">%left '-' '+'</text:span></text:p>
      <text:p text:style-name="P83"><text:s text:c="5"/><text:span text:style-name="T51">%left '*' '/'</text:span></text:p>
      <text:p text:style-name="P83"><text:s text:c="5"/><text:span text:style-name="T51">%left NEG <text:s text:c="4"/>/* negation--unary minus */</text:span></text:p>
      <text:p text:style-name="P83"><text:s text:c="5"/><text:span text:style-name="T51">%right '^' <text:s text:c="3"/>/* exponentiation */</text:span></text:p>
      <text:p text:style-name="P90"><text:s text:c="5"/><text:span text:style-name="T51">%% /* The grammar follows. <text:s/>*/</text:span></text:p>
      <text:p text:style-name="P55"><text:span text:style-name="T126">La summenzionata grammatica introduce solo due nuove funzion</text:span><text:span text:style-name="T127">alità del linguaggio Bison. Queste funzioni consentono ai valori semantici di avere diversi data type (si veda la sezione 3.5.2[More Then One Value Type]).</text:span></text:p>
      <text:p text:style-name="P100">La dichiarazione <text:span text:style-name="T78">%union</text:span> specifica l'intera lista di possibili tipi; essa viene utilizzata al posto della definizione di <text:span text:style-name="T78">YYSTYPE</text:span>. I tipi disponibili sono ora double e float (per <text:span text:style-name="T78">exp e NUM</text:span>) e puntatori ad entries nella Symbol table. Si veda la sezione 3.7.4 [The collection of Value Types].</text:p>
      <text:p text:style-name="P100">Dato che ora i valori possono avere vari tipi, si rende necessario associare un tipo ad ogni simbolo grammaticale di cui si utilizzi il valore semantico. Questi simboli sono <text:span text:style-name="T78">NUM, VAR, FNCT, ed exp</text:span>. Le loro dichiarazioni vengono arricchite con informazioni circa i loro data type (poste tra parentesi angolari).</text:p>
      <text:p text:style-name="P101">Il costrutto <text:span text:style-name="T78">'%type'</text:span> di Bison viene utilizzato per dichiarare simboli non terminal<text:span text:style-name="T169">i</text:span>, proprio come <text:span text:style-name="T78">'%token' </text:span>viene utilizzato per dichiarare il tipo dei token. In precedenza non abbiamo mai utilizzato<text:span text:style-name="T78"> '%type'</text:span> poiché di norma i simboli non terminali sono dichiarati in modo implicito attraverso le regole che li definiscono. Ma <text:span text:style-name="T78">'exp'</text:span> deve essere <text:span text:style-name="T169">d</text:span>ichiarata in modo esplicito, così che si possa specificare il suo value type. Si veda la sezione 3.7.5 [Nonterminal Symbols].</text:p>
      <text:p text:style-name="P107"><text:tab/>2.5.2 Regole grammaticali per <text:span text:style-name="T35">mfcalc</text:span></text:p>
      <text:p text:style-name="P94"><text:span text:style-name="T45"/></text:p>
      <text:p text:style-name="P100"><text:span text:style-name="T128">Seguono le regole grammaticali per il calcolatore multifunzione. La maggior parte è stata copiata tal quale da </text:span><text:span text:style-name="T78">calc;</text:span><text:span text:style-name="T128"> tre regole, quelle che menzionano </text:span><text:span text:style-name="T78">VAR e FNCT </text:span><text:span text:style-name="T128">sono nuove. </text:span></text:p>
      <text:p text:style-name="P153"><text:span text:style-name="T128"><text:s text:c="5"/>input: <text:s text:c="2"/>/* empty */</text:span></text:p>
      <text:p text:style-name="P83"><text:s text:c="13"/><text:span text:style-name="T51">| input line</text:span></text:p>
      <text:p text:style-name="P83"><text:s text:c="5"/><text:span text:style-name="T51">;</text:span></text:p>
      <text:p text:style-name="P89"/>
      <text:p text:style-name="P83"><text:s text:c="5"/><text:span text:style-name="T51">line:</text:span></text:p>
      <text:p text:style-name="P83"><text:s text:c="15"/><text:span text:style-name="T51">'\n'</text:span></text:p>
      <text:p text:style-name="P83"><text:s text:c="13"/><text:span text:style-name="T51">| exp '\n' <text:s text:c="2"/>{ printf ("\t%.10g\n", $1); }</text:span></text:p>
      <text:p text:style-name="P83"><text:s text:c="13"/><text:span text:style-name="T51">| error '\n' { yyerrok; <text:s text:c="17"/>}</text:span></text:p>
      <text:p text:style-name="P83"><text:s text:c="5"/><text:span text:style-name="T51">;</text:span></text:p>
      <text:p text:style-name="P89"><text:soft-page-break/></text:p>
      <text:p text:style-name="P83"><text:s text:c="5"/><text:span text:style-name="T51">exp: <text:s text:c="5"/>NUM <text:s text:c="15"/>{ $$ = $1; <text:s text:c="24"/>}</text:span></text:p>
      <text:p text:style-name="P83"><text:s text:c="13"/><text:span text:style-name="T51">| VAR <text:s text:c="15"/>{ $$ = $1-&gt;value.var; <text:s text:c="13"/>}</text:span></text:p>
      <text:p text:style-name="P83"><text:s text:c="13"/><text:span text:style-name="T51">| VAR '=' exp <text:s text:c="7"/>{ $$ = $3; $1-&gt;value.var = $3; <text:s text:c="4"/>}</text:span></text:p>
      <text:p text:style-name="P83"><text:s text:c="13"/><text:span text:style-name="T51">| FNCT '(' exp ')' <text:s text:c="2"/>{ $$ = (*($1-&gt;value.fnctptr))($3); }</text:span></text:p>
      <text:p text:style-name="P83"><text:s text:c="13"/><text:span text:style-name="T51">| exp '+' exp <text:s text:c="7"/>{ $$ = $1 + $3; <text:s text:c="19"/>}</text:span></text:p>
      <text:p text:style-name="P83"><text:s text:c="13"/><text:span text:style-name="T51">| exp '-' exp <text:s text:c="7"/>{ $$ = $1 - $3; <text:s text:c="19"/>}</text:span></text:p>
      <text:p text:style-name="P83"><text:s text:c="13"/><text:span text:style-name="T51">| exp '*' exp <text:s text:c="7"/>{ $$ = $1 * $3; <text:s text:c="19"/>}</text:span></text:p>
      <text:p text:style-name="P83"><text:s text:c="13"/><text:span text:style-name="T51">| exp '/' exp <text:s text:c="7"/>{ $$ = $1 / $3; <text:s text:c="19"/>}</text:span></text:p>
      <text:p text:style-name="P83"><text:s text:c="13"/><text:span text:style-name="T51">| '-' exp <text:s/>%prec NEG { $$ = -$2; <text:s text:c="23"/>}</text:span></text:p>
      <text:p text:style-name="P83"><text:s text:c="13"/><text:span text:style-name="T51">| exp '^' exp <text:s text:c="7"/>{ $$ = pow ($1, $3); <text:s text:c="14"/>}</text:span></text:p>
      <text:p text:style-name="P83"><text:s text:c="13"/><text:span text:style-name="T51">| '(' exp ')' <text:s text:c="7"/>{ $$ = $2; <text:s text:c="24"/>}</text:span></text:p>
      <text:p text:style-name="P83"><text:s text:c="5"/><text:span text:style-name="T51">;</text:span></text:p>
      <text:p text:style-name="P83"><text:s text:c="5"/><text:span text:style-name="T51">/* End of grammar. <text:s/>*/</text:span></text:p>
      <text:p text:style-name="P151"><text:span text:style-name="T56"><text:s text:c="5"/></text:span><text:span text:style-name="T57">%%</text:span></text:p>
      <text:p text:style-name="P107"><text:tab/>2.5.3 la symbol table per <text:span text:style-name="T35">mfcalc</text:span></text:p>
      <text:p text:style-name="P96"><text:span text:style-name="T46">Il calcolatore multifunzione richiede che una symbol table tenga traccia dei nomi e del significato delle variabili. Questo non influisce sulle regole grammaticali (ad eccezione delle azioni) e neanche </text:span><text:span text:style-name="T50">sul</text:span><text:span text:style-name="T46">le dichiarazioni di Bison, ma richiede alcune funzioni C addizionali di supporto.</text:span></text:p>
      <text:p text:style-name="P100"><text:span text:style-name="T46">La symbol table nel nostro caso consiste in una linked list di record. La sua definizione, che è conservata nell'header </text:span><text:span text:style-name="T78">'calc.h'</text:span><text:span text:style-name="T46">, è la seguente. Essa fornisce il meccanismo </text:span><text:span text:style-name="T47">per coll</text:span><text:span text:style-name="T50">oc</text:span><text:span text:style-name="T47">are nella symbol table sia le funzioni che le variabili.</text:span></text:p>
      <text:p text:style-name="P95"><text:span text:style-name="T46"/></text:p>
      <text:p text:style-name="P144"><text:span text:style-name="T108"><text:s text:c="5"/>/* Function type. <text:s/>*/</text:span></text:p>
      <text:p text:style-name="P83"><text:s text:c="5"/><text:span text:style-name="T51">typedef double (*func_t) (double);</text:span></text:p>
      <text:p text:style-name="P89"/>
      <text:p text:style-name="P83"><text:s text:c="5"/><text:span text:style-name="T51">/* Data type for links in the chain of symbols. <text:s/>*/</text:span></text:p>
      <text:p text:style-name="P83"><text:s text:c="5"/><text:span text:style-name="T51">struct symrec</text:span></text:p>
      <text:p text:style-name="P83"><text:s text:c="5"/><text:span text:style-name="T51">{</text:span></text:p>
      <text:p text:style-name="P83"><text:s text:c="7"/><text:span text:style-name="T51">char *name; <text:s/>/* name of symbol */</text:span></text:p>
      <text:p text:style-name="P83"><text:s text:c="7"/><text:span text:style-name="T51">int type; <text:s text:c="3"/>/* type of symbol: either VAR or FNCT */</text:span></text:p>
      <text:p text:style-name="P83"><text:s text:c="7"/><text:span text:style-name="T51">union</text:span></text:p>
      <text:p text:style-name="P83"><text:s text:c="7"/><text:span text:style-name="T51">{</text:span></text:p>
      <text:p text:style-name="P83"><text:s text:c="9"/><text:span text:style-name="T51">double var; <text:s text:c="5"/>/* value of a VAR */</text:span></text:p>
      <text:p text:style-name="P83"><text:s text:c="9"/><text:span text:style-name="T51">func_t fnctptr; <text:s/>/* value of a FNCT */</text:span></text:p>
      <text:p text:style-name="P83"><text:s text:c="7"/><text:span text:style-name="T51">} value;</text:span></text:p>
      <text:p text:style-name="P83"><text:s text:c="7"/><text:span text:style-name="T51">struct symrec *next; <text:s/>/* link field */</text:span></text:p>
      <text:p text:style-name="P83"><text:s text:c="5"/><text:span text:style-name="T51">};</text:span></text:p>
      <text:p text:style-name="P89"/>
      <text:p text:style-name="P83"><text:s text:c="5"/><text:span text:style-name="T51">typedef struct symrec symrec;</text:span></text:p>
      <text:p text:style-name="P89"/>
      <text:p text:style-name="P83"><text:s text:c="5"/><text:span text:style-name="T51">/* The symbol table: a chain of `struct symrec'. <text:s/>*/</text:span></text:p>
      <text:p text:style-name="P83"><text:s text:c="5"/><text:span text:style-name="T51">extern symrec *sym_table;</text:span></text:p>
      <text:p text:style-name="P89"/>
      <text:p text:style-name="P83"><text:s text:c="5"/><text:span text:style-name="T51">symrec *putsym (char const *, int);</text:span></text:p>
      <text:p text:style-name="P90"><text:s text:c="5"/><text:span text:style-name="T51">symrec *getsym (char const *);</text:span></text:p>
      <text:p text:style-name="P152"><text:span text:style-name="T51"/></text:p>
      <text:p text:style-name="P100"><text:span text:style-name="T15">La nuova versione del main include una chiamata ad </text:span><text:span text:style-name="T78">init_table</text:span><text:span text:style-name="T15">, una funzione che inizializza la symbol table. Ecco di seguito il main e questa funzione:</text:span></text:p>
      <text:p text:style-name="P147"><text:span text:style-name="T46"><text:s text:c="5"/></text:span><text:span text:style-name="T53">#include &lt;stdio.h&gt;</text:span></text:p>
      <text:p text:style-name="P89"/>
      <text:p text:style-name="P83"><text:s text:c="5"/><text:span text:style-name="T51">/* Called by yyparse on error. <text:s/>*/</text:span></text:p>
      <text:p text:style-name="P83"><text:s text:c="5"/><text:span text:style-name="T51">void</text:span></text:p>
      <text:p text:style-name="P83"><text:s text:c="5"/><text:span text:style-name="T51">yyerror (char const *s)</text:span></text:p>
      <text:p text:style-name="P83"><text:s text:c="5"/><text:span text:style-name="T51">{</text:span></text:p>
      <text:p text:style-name="P83"><text:s text:c="7"/><text:span text:style-name="T51">printf ("%s\n", s);</text:span></text:p>
      <text:p text:style-name="P83"><text:s text:c="5"/><text:span text:style-name="T51">}</text:span></text:p>
      <text:p text:style-name="P89"/>
      <text:p text:style-name="P83"><text:s text:c="5"/><text:span text:style-name="T51">struct init</text:span></text:p>
      <text:p text:style-name="P83"><text:s text:c="5"/><text:span text:style-name="T51">{</text:span></text:p>
      <text:p text:style-name="P83"><text:s text:c="7"/><text:span text:style-name="T51">char const *fname;</text:span></text:p>
      <text:p text:style-name="P83"><text:s text:c="7"/><text:span text:style-name="T51">double (*fnct) (double);</text:span></text:p>
      <text:p text:style-name="P83"><text:s text:c="5"/><text:span text:style-name="T51">};</text:span></text:p>
      <text:p text:style-name="P89"/>
      <text:p text:style-name="P83"><text:s text:c="5"/><text:span text:style-name="T51">struct init const arith_fncts[] =</text:span></text:p>
      <text:p text:style-name="P83"><text:s text:c="5"/><text:span text:style-name="T51">{</text:span></text:p>
      <text:p text:style-name="P83"><text:s text:c="7"/><text:span text:style-name="T51">"sin", <text:s/>sin,</text:span></text:p>
      <text:p text:style-name="P83"><text:s text:c="7"/><text:span text:style-name="T51">"cos", <text:s/>cos,</text:span></text:p>
      <text:p text:style-name="P83"><text:s text:c="7"/><text:span text:style-name="T51">"atan", atan,</text:span></text:p>
      <text:p text:style-name="P83"><text:s text:c="7"/><text:span text:style-name="T51">"ln", <text:s text:c="2"/>log,</text:span></text:p>
      <text:p text:style-name="P83"><text:s text:c="7"/><text:span text:style-name="T51">"exp", <text:s/>exp,</text:span></text:p>
      <text:p text:style-name="P83"><text:s text:c="7"/><text:span text:style-name="T51">"sqrt", sqrt,</text:span></text:p>
      <text:p text:style-name="P83"><text:s text:c="7"/><text:span text:style-name="T51">0, 0</text:span></text:p>
      <text:p text:style-name="P83"><text:s text:c="5"/><text:span text:style-name="T51">};</text:span></text:p>
      <text:p text:style-name="P89"/>
      <text:p text:style-name="P83"><text:s text:c="5"/><text:span text:style-name="T51">/* The symbol table: a chain of `struct symrec'. <text:s/>*/</text:span></text:p>
      <text:p text:style-name="P83"><text:s text:c="5"/><text:span text:style-name="T51">symrec *sym_table;</text:span></text:p>
      <text:p text:style-name="P89"/>
      <text:p text:style-name="P83"><text:s text:c="5"/><text:span text:style-name="T51">/* Put arithmetic functions in table. <text:s/>*/</text:span></text:p>
      <text:p text:style-name="P83"><text:s text:c="5"/><text:span text:style-name="T51">void</text:span></text:p>
      <text:p text:style-name="P83"><text:s text:c="5"/><text:span text:style-name="T51">init_table (void)</text:span></text:p>
      <text:p text:style-name="P83"><text:s text:c="5"/><text:span text:style-name="T51">{</text:span></text:p>
      <text:p text:style-name="P83"><text:s text:c="7"/><text:span text:style-name="T51">int i;</text:span></text:p>
      <text:p text:style-name="P83"><text:s text:c="7"/><text:span text:style-name="T51">symrec *ptr;</text:span></text:p>
      <text:p text:style-name="P83"><text:s text:c="7"/><text:span text:style-name="T51">for (i = 0; arith_fncts[i].fname != 0; i++)</text:span></text:p>
      <text:p text:style-name="P83"><text:s text:c="9"/><text:span text:style-name="T51">{</text:span></text:p>
      <text:p text:style-name="P83"><text:s text:c="11"/><text:span text:style-name="T51">ptr = putsym (arith_fncts[i].fname, FNCT);</text:span></text:p>
      <text:p text:style-name="P83"><text:s text:c="11"/><text:span text:style-name="T51">ptr-&gt;value.fnctptr = arith_fncts[i].fnct;</text:span></text:p>
      <text:p text:style-name="P83"><text:s text:c="9"/><text:span text:style-name="T51">}</text:span></text:p>
      <text:p text:style-name="P83"><text:s text:c="5"/><text:span text:style-name="T51">}</text:span></text:p>
      <text:p text:style-name="P89"/>
      <text:p text:style-name="P83"><text:s text:c="5"/><text:span text:style-name="T51">int</text:span></text:p>
      <text:p text:style-name="P83"><text:s text:c="5"/><text:span text:style-name="T51">main (void)</text:span></text:p>
      <text:p text:style-name="P83"><text:s text:c="5"/><text:span text:style-name="T51">{</text:span></text:p>
      <text:p text:style-name="P83"><text:s text:c="7"/><text:span text:style-name="T51">init_table ();</text:span></text:p>
      <text:p text:style-name="P83"><text:s text:c="7"/><text:span text:style-name="T51">return yyparse ();</text:span></text:p>
      <text:p text:style-name="P90"><text:s text:c="5"/><text:span text:style-name="T51">}</text:span></text:p>
      <text:p text:style-name="P112">Andando ad editare la lista di inizializzazione, ed aggiungendo i necessari file di include, è possibile aggiungere funzioni addizionali al calcolatore.</text:p>
      <text:p text:style-name="P100">Due importanti funzioni consentono il look-up e l'installazione dei simboli nella symbol table. Alla <text:s/>funzione '<text:span text:style-name="T78">putsym'</text:span> viene passato il nome ed il tipo (<text:span text:style-name="T78">'VAR' o 'FCNT</text:span>') dell'oggetto che deve essere <text:soft-page-break/>installato. L'oggetto viene linkato all'inizio (front) della lista, e viene restituito un puntatore all'oggetto. Alla funzione <text:span text:style-name="T78">'getsym'</text:span> viene passato il nome del simbolo a cui accedere. Se esso viene individuato, viene restituito un puntatore al simbolo, altrimenti viene restituito '<text:span text:style-name="T78">zero</text:span>'.</text:p>
      <text:p text:style-name="P89"><text:s/><text:span text:style-name="T56"><text:s/></text:span><text:span text:style-name="T57"><text:s text:c="3"/>symrec *</text:span></text:p>
      <text:p text:style-name="P83"><text:s text:c="5"/><text:span text:style-name="T51">putsym (char const *sym_name, int sym_type)</text:span></text:p>
      <text:p text:style-name="P83"><text:s text:c="5"/><text:span text:style-name="T51">{</text:span></text:p>
      <text:p text:style-name="P83"><text:s text:c="7"/><text:span text:style-name="T51">symrec *ptr;</text:span></text:p>
      <text:p text:style-name="P83"><text:s text:c="7"/><text:span text:style-name="T51">ptr = (symrec *) malloc (sizeof (symrec));</text:span></text:p>
      <text:p text:style-name="P83"><text:s text:c="7"/><text:span text:style-name="T51">ptr-&gt;name = (char *) malloc (strlen (sym_name) + 1);</text:span></text:p>
      <text:p text:style-name="P83"><text:s text:c="7"/><text:span text:style-name="T51">strcpy (ptr-&gt;name,sym_name);</text:span></text:p>
      <text:p text:style-name="P83"><text:s text:c="7"/><text:span text:style-name="T51">ptr-&gt;type = sym_type;</text:span></text:p>
      <text:p text:style-name="P83"><text:s text:c="7"/><text:span text:style-name="T51">ptr-&gt;value.var = 0; /* Set value to 0 even if fctn. <text:s/>*/</text:span></text:p>
      <text:p text:style-name="P83"><text:s text:c="7"/><text:span text:style-name="T51">ptr-&gt;next = (struct symrec *)sym_table;</text:span></text:p>
      <text:p text:style-name="P83"><text:s text:c="7"/><text:span text:style-name="T51">sym_table = ptr;</text:span></text:p>
      <text:p text:style-name="P83"><text:s text:c="7"/><text:span text:style-name="T51">return ptr;</text:span></text:p>
      <text:p text:style-name="P83"><text:s text:c="5"/><text:span text:style-name="T51">}</text:span></text:p>
      <text:p text:style-name="P89"/>
      <text:p text:style-name="P83"><text:s text:c="5"/><text:span text:style-name="T51">symrec *</text:span></text:p>
      <text:p text:style-name="P83"><text:s text:c="5"/><text:span text:style-name="T51">getsym (char const *sym_name)</text:span></text:p>
      <text:p text:style-name="P83"><text:s text:c="5"/><text:span text:style-name="T51">{</text:span></text:p>
      <text:p text:style-name="P83"><text:s text:c="7"/><text:span text:style-name="T51">symrec *ptr;</text:span></text:p>
      <text:p text:style-name="P83"><text:s text:c="7"/><text:span text:style-name="T51">for (ptr = sym_table; ptr != (symrec *) 0;</text:span></text:p>
      <text:p text:style-name="P83"><text:s text:c="12"/><text:span text:style-name="T51">ptr = (symrec *)ptr-&gt;next)</text:span></text:p>
      <text:p text:style-name="P83"><text:s text:c="9"/><text:span text:style-name="T51">if (strcmp (ptr-&gt;name,sym_name) == 0)</text:span></text:p>
      <text:p text:style-name="P83"><text:s text:c="11"/><text:span text:style-name="T51">return ptr;</text:span></text:p>
      <text:p text:style-name="P83"><text:s text:c="7"/><text:span text:style-name="T51">return 0;</text:span></text:p>
      <text:p text:style-name="P90"><text:s text:c="5"/><text:span text:style-name="T51">}</text:span></text:p>
      <text:p text:style-name="P112"/>
      <text:p text:style-name="P100"><text:span text:style-name="T133">La funzione </text:span><text:span text:style-name="T78">yylex</text:span><text:span text:style-name="T133"> deve ora riconoscere le variabili, i valori numerici e gli operatori aritmetici a </text:span><text:span text:style-name="T169">s</text:span><text:span text:style-name="T133">ingolo carattere. Le stringhe di caratteri alfanumerici con un a lettera maiuscola </text:span><text:span text:style-name="T169">(</text:span><text:span text:style-name="T170">è l'unica traduzione che ho trovato per leading character</text:span><text:span text:style-name="T169">)</text:span><text:span text:style-name="T133"> vengono riconosciute o come una variabile o come una funzione in base alle informazioni restituite dalla symbol table.</text:span></text:p>
      <text:p text:style-name="P100"><text:span text:style-name="T133">La stringa viene passata a '</text:span><text:span text:style-name="T78">getsym'</text:span><text:span text:style-name="T133"> affinchè vada a guardare nella symbol table. Se il nome appare nella symbol table, viene restituito un puntatore alla sua locazione e nel contempo viene restituito il suo tipo (</text:span><text:span text:style-name="T78">'VAR' o 'FCNT</text:span><text:span text:style-name="T133">') a </text:span><text:span text:style-name="T78">'yyparse</text:span><text:span text:style-name="T133">'. Se non è ancora stata inserita nella symbol table, allora la stringa viene inserita con il tipo </text:span><text:span text:style-name="T78">'VAR' </text:span><text:span text:style-name="T133">utilizzando la funzione </text:span><text:span text:style-name="T78">'putsym'.</text:span><text:span text:style-name="T133"> A questo punto viene restituito, a </text:span><text:span text:style-name="T78">'yyparse',</text:span><text:span text:style-name="T133"> un puntatore alla posizione, ed il tipo (che sarà necessariamente '</text:span><text:span text:style-name="T78">VAR'</text:span><text:span text:style-name="T133">).</text:span></text:p>
      <text:p text:style-name="P112"/>
      <text:p text:style-name="P154"><text:s text:c="5"/>#include &lt;ctype.h&gt;</text:p>
      <text:p text:style-name="P89"/>
      <text:p text:style-name="P83"><text:s text:c="5"/><text:span text:style-name="T51">int</text:span></text:p>
      <text:p text:style-name="P83"><text:s text:c="5"/><text:span text:style-name="T51">yylex (void)</text:span></text:p>
      <text:p text:style-name="P83"><text:s text:c="5"/><text:span text:style-name="T51">{</text:span></text:p>
      <text:p text:style-name="P83"><text:s text:c="7"/><text:span text:style-name="T51">int c;</text:span></text:p>
      <text:p text:style-name="P89"/>
      <text:p text:style-name="P83"><text:s text:c="7"/><text:span text:style-name="T51">/* Ignore white space, get first nonwhite character. <text:s/>*/</text:span></text:p>
      <text:p text:style-name="P83"><text:s text:c="7"/><text:span text:style-name="T51">while ((c = getchar ()) == ' ' || c == '\t');</text:span></text:p>
      <text:p text:style-name="P89"/>
      <text:p text:style-name="P83"><text:s text:c="7"/><text:span text:style-name="T51">if (c == EOF)</text:span></text:p>
      <text:p text:style-name="P83"><text:s text:c="9"/><text:span text:style-name="T51">return 0;</text:span></text:p>
      <text:p text:style-name="P89"/>
      <text:p text:style-name="P83"><text:s text:c="7"/><text:span text:style-name="T51">/* Char starts a number =&gt; parse the number. <text:s text:c="8"/>*/</text:span></text:p>
      <text:p text:style-name="P83"><text:s text:c="7"/><text:span text:style-name="T51">if (c == '.' || isdigit (c))</text:span></text:p>
      <text:p text:style-name="P83"><text:s text:c="9"/><text:span text:style-name="T51">{</text:span></text:p>
      <text:p text:style-name="P83"><text:soft-page-break/><text:s text:c="11"/><text:span text:style-name="T51">ungetc (c, stdin);</text:span></text:p>
      <text:p text:style-name="P83"><text:s text:c="11"/><text:span text:style-name="T51">scanf ("%lf", &amp;yylval.val);</text:span></text:p>
      <text:p text:style-name="P83"><text:s text:c="11"/><text:span text:style-name="T51">return NUM;</text:span></text:p>
      <text:p text:style-name="P83"><text:s text:c="9"/><text:span text:style-name="T51">}</text:span></text:p>
      <text:p text:style-name="P89"/>
      <text:p text:style-name="P83"><text:s text:c="7"/><text:span text:style-name="T51">/* Char starts an identifier =&gt; read the name. <text:s text:c="6"/>*/</text:span></text:p>
      <text:p text:style-name="P83"><text:s text:c="7"/><text:span text:style-name="T51">if (isalpha (c))</text:span></text:p>
      <text:p text:style-name="P83"><text:s text:c="9"/><text:span text:style-name="T51">{</text:span></text:p>
      <text:p text:style-name="P83"><text:s text:c="11"/><text:span text:style-name="T51">symrec *s;</text:span></text:p>
      <text:p text:style-name="P83"><text:s text:c="11"/><text:span text:style-name="T51">static char *symbuf = 0;</text:span></text:p>
      <text:p text:style-name="P83"><text:s text:c="11"/><text:span text:style-name="T51">static int length = 0;</text:span></text:p>
      <text:p text:style-name="P83"><text:s text:c="11"/><text:span text:style-name="T51">int i;</text:span></text:p>
      <text:p text:style-name="P89"/>
      <text:p text:style-name="P83"><text:s text:c="11"/><text:span text:style-name="T51">/* Initially make the buffer long enough</text:span></text:p>
      <text:p text:style-name="P83"><text:s text:c="14"/><text:span text:style-name="T51">for a 40-character symbol name. <text:s/>*/</text:span></text:p>
      <text:p text:style-name="P83"><text:s text:c="11"/><text:span text:style-name="T51">if (length == 0)</text:span></text:p>
      <text:p text:style-name="P83"><text:s text:c="13"/><text:span text:style-name="T51">length = 40, symbuf = (char *)malloc (length + 1);</text:span></text:p>
      <text:p text:style-name="P89"/>
      <text:p text:style-name="P83"><text:s text:c="11"/><text:span text:style-name="T51">i = 0;</text:span></text:p>
      <text:p text:style-name="P83"><text:s text:c="11"/><text:span text:style-name="T51">do</text:span></text:p>
      <text:p text:style-name="P83"><text:s text:c="13"/><text:span text:style-name="T51">{</text:span></text:p>
      <text:p text:style-name="P83"><text:s text:c="15"/><text:span text:style-name="T51">/* If buffer is full, make it bigger. <text:s text:c="7"/>*/</text:span></text:p>
      <text:p text:style-name="P83"><text:s text:c="15"/><text:span text:style-name="T51">if (i == length)</text:span></text:p>
      <text:p text:style-name="P83"><text:s text:c="17"/><text:span text:style-name="T51">{</text:span></text:p>
      <text:p text:style-name="P83"><text:s text:c="19"/><text:span text:style-name="T51">length *= 2;</text:span></text:p>
      <text:p text:style-name="P83"><text:s text:c="19"/><text:span text:style-name="T51">symbuf = (char *) realloc (symbuf, length + 1);</text:span></text:p>
      <text:p text:style-name="P83"><text:s text:c="17"/><text:span text:style-name="T51">}</text:span></text:p>
      <text:p text:style-name="P83"><text:s text:c="15"/><text:span text:style-name="T51">/* Add this character to the buffer. <text:s text:c="8"/>*/</text:span></text:p>
      <text:p text:style-name="P83"><text:s text:c="15"/><text:span text:style-name="T51">symbuf[i++] = c;</text:span></text:p>
      <text:p text:style-name="P83"><text:s text:c="15"/><text:span text:style-name="T51">/* Get another character. <text:s text:c="19"/>*/</text:span></text:p>
      <text:p text:style-name="P83"><text:s text:c="15"/><text:span text:style-name="T51">c = getchar ();</text:span></text:p>
      <text:p text:style-name="P83"><text:s text:c="13"/><text:span text:style-name="T51">}</text:span></text:p>
      <text:p text:style-name="P83"><text:s text:c="11"/><text:span text:style-name="T51">while (isalnum (c));</text:span></text:p>
      <text:p text:style-name="P89"/>
      <text:p text:style-name="P83"><text:s text:c="11"/><text:span text:style-name="T51">ungetc (c, stdin);</text:span></text:p>
      <text:p text:style-name="P83"><text:s text:c="11"/><text:span text:style-name="T51">symbuf[i] = '\0';</text:span></text:p>
      <text:p text:style-name="P89"/>
      <text:p text:style-name="P83"><text:s text:c="11"/><text:span text:style-name="T51">s = getsym (symbuf);</text:span></text:p>
      <text:p text:style-name="P83"><text:s text:c="11"/><text:span text:style-name="T51">if (s == 0)</text:span></text:p>
      <text:p text:style-name="P83"><text:s text:c="13"/><text:span text:style-name="T51">s = putsym (symbuf, VAR);</text:span></text:p>
      <text:p text:style-name="P83"><text:s text:c="11"/><text:span text:style-name="T51">yylval.tptr = s;</text:span></text:p>
      <text:p text:style-name="P83"><text:s text:c="11"/><text:span text:style-name="T51">return s-&gt;type;</text:span></text:p>
      <text:p text:style-name="P83"><text:s text:c="9"/><text:span text:style-name="T51">}</text:span></text:p>
      <text:p text:style-name="P89"/>
      <text:p text:style-name="P83"><text:s text:c="7"/><text:span text:style-name="T51">/* Any other character is a token by itself. <text:s text:c="7"/>*/</text:span></text:p>
      <text:p text:style-name="P83"><text:s text:c="7"/><text:span text:style-name="T51">return c;</text:span></text:p>
      <text:p text:style-name="P90"><text:s text:c="5"/><text:span text:style-name="T51">}</text:span></text:p>
      <text:p text:style-name="P100"><text:span text:style-name="T134">Questo programma risulta essere potente e flessibile. È possibile aggiungere nuove funzioni in modo relativamente semplice, ed è altrettanto semplice modificare il codice in modo da installare variabili predefinite come ad esempio</text:span><text:span text:style-name="T78"> 'pi'</text:span><text:span text:style-name="T134"> (</text:span><text:span text:style-name="T171">pigreco ignoranti ! :-)</text:span><text:span text:style-name="T134">).</text:span></text:p>
      <text:p text:style-name="P113"><text:span text:style-name="T1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Purisa" svg:font-family="Purisa" style:font-pitch="variable"/>
    <style:font-face style:name="URW Chancery L" svg:font-family="'URW Chancery L'"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true"/>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to </meta:initial-creator>
    <meta:creation-date>2012-02-27T18:42:34</meta:creation-date>
    <dc:date>2012-03-12T17:58:54</dc:date>
    <dc:creator>vito </dc:creator>
    <meta:editing-duration>PT74H55M11S</meta:editing-duration>
    <meta:editing-cycles>42</meta:editing-cycles>
    <meta:generator>OpenOffice.org/3.2$Unix OpenOffice.org_project/320m19$Build-9505</meta:generator>
    <meta:document-statistic meta:table-count="0" meta:image-count="0" meta:object-count="0" meta:page-count="29" meta:paragraph-count="744" meta:word-count="11203" meta:character-count="72438"/>
  </office:meta>
</office:document-meta>
</file>